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934cm"/>
    </style:style>
    <style:style style:name="co2" style:family="table-column">
      <style:table-column-properties fo:break-before="auto" style:column-width="5.808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856cm"/>
    </style:style>
    <style:style style:name="co11" style:family="table-column">
      <style:table-column-properties fo:break-before="auto" style:column-width="8.5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ce3" style:family="table-cell" style:parent-style-name="Default">
      <style:table-cell-properties fo:border-bottom="none" fo:background-color="#c0c0c0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#c0c0c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c0c0c0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7" style:family="table-cell" style:parent-style-name="Default">
      <style:table-cell-properties fo:background-color="#c0c0c0"/>
    </style:style>
    <style:style style:name="ce8" style:family="table-cell" style:parent-style-name="Default">
      <style:table-cell-properties fo:border-bottom="0.06pt solid #000000" fo:background-color="#c0c0c0" fo:border-left="none" fo:border-right="none" fo:border-top="none"/>
    </style:style>
    <style:style style:name="ce9" style:family="table-cell" style:parent-style-name="Default">
      <style:table-cell-properties fo:border-bottom="none" fo:background-color="#c0c0c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ackground-color="#c0c0c0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ackground-color="#c0c0c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9" table:number-columns-repeated="13" table:default-cell-style-name="Default"/>
        <table:table-row table:style-name="ro1">
          <table:table-cell table:number-columns-repeated="2"/>
          <table:table-cell office:value-type="string">
            <text:p>nbredgefacts</text:p>
          </table:table-cell>
          <table:table-cell office:value-type="string">
            <text:p>nbredgepred</text:p>
          </table:table-cell>
          <table:table-cell office:value-type="string">
            <text:p>defjoin</text:p>
          </table:table-cell>
          <table:table-cell office:value-type="string">
            <text:p>normalization</text:p>
          </table:table-cell>
          <table:table-cell office:value-type="string">
            <text:p>heuristic</text:p>
          </table:table-cell>
          <table:table-cell office:value-type="string">
            <text:p>dw</text:p>
          </table:table-cell>
          <table:table-cell office:value-type="string">
            <text:p>jumpy</text:p>
          </table:table-cell>
          <table:table-cell office:value-type="string">
            <text:p>frumpy</text:p>
          </table:table-cell>
          <table:table-cell office:value-type="string">
            <text:p>crafty</text:p>
          </table:table-cell>
          <table:table-cell office:value-type="string">
            <text:p>none</text:p>
          </table:table-cell>
          <table:table-cell office:value-type="string">
            <text:p>nopre</text:p>
          </table:table-cell>
          <table:table-cell table:style-name="ce3" office:value-type="string">
            <text:p>avg</text:p>
          </table:table-cell>
          <table:table-cell table:style-name="ce6" office:value-type="string">
            <text:p>stddev</text:p>
          </table:table-cell>
          <table:table-cell table:style-name="ce6" office:value-type="string">
            <text:p>jumpy</text:p>
          </table:table-cell>
          <table:table-cell table:style-name="ce6" office:value-type="string">
            <text:p>frumpy</text:p>
          </table:table-cell>
          <table:table-cell table:style-name="ce6" office:value-type="string">
            <text:p>crafty</text:p>
          </table:table-cell>
          <table:table-cell table:style-name="ce6" office:value-type="string">
            <text:p>none</text:p>
          </table:table-cell>
          <table:table-cell table:style-name="ce9" office:value-type="string">
            <text:p>nopre</text:p>
          </table:table-cell>
          <table:table-cell office:value-type="string">
            <text:p>jumpy</text:p>
          </table:table-cell>
          <table:table-cell office:value-type="string">
            <text:p>frumpy</text:p>
          </table:table-cell>
          <table:table-cell office:value-type="string">
            <text:p>crafty</text:p>
          </table:table-cell>
          <table:table-cell office:value-type="string">
            <text:p>nopre</text:p>
          </table:table-cell>
          <table:table-cell/>
          <table:table-cell office:value-type="string">
            <text:p>STDDEV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0_10.lp</text:p>
          </table:table-cell>
          <table:table-cell office:value-type="string">
            <text:p>571.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table:number-columns-repeated="3" office:value-type="float" office:value="0.3">
            <text:p>0.3</text:p>
          </table:table-cell>
          <table:table-cell table:number-columns-repeated="2" office:value-type="float" office:value="0.31">
            <text:p>0.31</text:p>
          </table:table-cell>
          <table:table-cell table:style-name="ce4" table:formula="of:=AVERAGE([.I2:.M2])" office:value-type="float" office:value="0.304">
            <text:p>0.304</text:p>
          </table:table-cell>
          <table:table-cell table:style-name="ce7" table:formula="of:=STDEV([.I2];[.J2];[.K2];[.L2];[.M2])" office:value-type="float" office:value="0.00547722557505164">
            <text:p>0.0054772256</text:p>
          </table:table-cell>
          <table:table-cell table:style-name="ce7" table:formula="of:=([.I2]-[.$N2])/[.$O2]" office:value-type="float" office:value="-0.730296743340225">
            <text:p>-0.7302967433</text:p>
          </table:table-cell>
          <table:table-cell table:style-name="ce7" table:formula="of:=([.J2]-[.$N2])/[.$O2]" office:value-type="float" office:value="-0.730296743340225">
            <text:p>-0.7302967433</text:p>
          </table:table-cell>
          <table:table-cell table:style-name="ce7" table:formula="of:=([.K2]-[.$N2])/[.$O2]" office:value-type="float" office:value="-0.730296743340225">
            <text:p>-0.7302967433</text:p>
          </table:table-cell>
          <table:table-cell table:style-name="ce7" table:formula="of:=([.L2]-[.$N2])/[.$O2]" office:value-type="float" office:value="1.09544511501033">
            <text:p>1.095445115</text:p>
          </table:table-cell>
          <table:table-cell table:style-name="ce10" table:formula="of:=([.M2]-[.$N2])/[.$O2]" office:value-type="float" office:value="1.09544511501033">
            <text:p>1.095445115</text:p>
          </table:table-cell>
          <table:table-cell table:formula="of:=[.I2]/[.$L2]" office:value-type="float" office:value="0.967741935483871">
            <text:p>0.9677419355</text:p>
          </table:table-cell>
          <table:table-cell table:formula="of:=[.J2]/[.$L2]" office:value-type="float" office:value="0.967741935483871">
            <text:p>0.9677419355</text:p>
          </table:table-cell>
          <table:table-cell table:formula="of:=[.K2]/[.$L2]" office:value-type="float" office:value="0.967741935483871">
            <text:p>0.9677419355</text:p>
          </table:table-cell>
          <table:table-cell table:formula="of:=[.M2]/[.$L2]" office:value-type="float" office:value="1">
            <text:p>1</text:p>
          </table:table-cell>
          <table:table-cell table:formula="of:=MIN([.U2:.X2])" office:value-type="float" office:value="0.967741935483871">
            <text:p>0.9677419355</text:p>
          </table:table-cell>
          <table:table-cell table:formula="of:=STDEV([.U2];[.V2];[.W2];[.X2])" office:value-type="float" office:value="0.0161290322580644">
            <text:p>0.0161290323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0_10.lp</text:p>
          </table:table-cell>
          <table:table-cell office:value-type="string">
            <text:p>571.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table:number-columns-repeated="4" office:value-type="float" office:value="0.41">
            <text:p>0.41</text:p>
          </table:table-cell>
          <table:table-cell office:value-type="float" office:value="0.43">
            <text:p>0.43</text:p>
          </table:table-cell>
          <table:table-cell table:style-name="ce4" table:formula="of:=AVERAGE([.I3:.M3])" office:value-type="float" office:value="0.414">
            <text:p>0.414</text:p>
          </table:table-cell>
          <table:table-cell table:style-name="ce7" table:formula="of:=STDEV([.I3];[.J3];[.K3];[.L3];[.M3])" office:value-type="float" office:value="0.00894427190999914">
            <text:p>0.0089442719</text:p>
          </table:table-cell>
          <table:table-cell table:style-name="ce7" table:formula="of:=([.I3]-[.$N3])/[.$O3]" office:value-type="float" office:value="-0.447213595499953">
            <text:p>-0.4472135955</text:p>
          </table:table-cell>
          <table:table-cell table:style-name="ce7" table:formula="of:=([.J3]-[.$N3])/[.$O3]" office:value-type="float" office:value="-0.447213595499953">
            <text:p>-0.4472135955</text:p>
          </table:table-cell>
          <table:table-cell table:style-name="ce7" table:formula="of:=([.K3]-[.$N3])/[.$O3]" office:value-type="float" office:value="-0.447213595499953">
            <text:p>-0.4472135955</text:p>
          </table:table-cell>
          <table:table-cell table:style-name="ce7" table:formula="of:=([.L3]-[.$N3])/[.$O3]" office:value-type="float" office:value="-0.447213595499953">
            <text:p>-0.4472135955</text:p>
          </table:table-cell>
          <table:table-cell table:style-name="ce10" table:formula="of:=([.M3]-[.$N3])/[.$O3]" office:value-type="float" office:value="1.78885438199984">
            <text:p>1.788854382</text:p>
          </table:table-cell>
          <table:table-cell table:formula="of:=[.I3]/[.$L3]" office:value-type="float" office:value="1">
            <text:p>1</text:p>
          </table:table-cell>
          <table:table-cell table:formula="of:=[.J3]/[.$L3]" office:value-type="float" office:value="1">
            <text:p>1</text:p>
          </table:table-cell>
          <table:table-cell table:formula="of:=[.K3]/[.$L3]" office:value-type="float" office:value="1">
            <text:p>1</text:p>
          </table:table-cell>
          <table:table-cell table:formula="of:=[.M3]/[.$L3]" office:value-type="float" office:value="1.04878048780488">
            <text:p>1.0487804878</text:p>
          </table:table-cell>
          <table:table-cell table:formula="of:=MIN([.U3:.X3])" office:value-type="float" office:value="1">
            <text:p>1</text:p>
          </table:table-cell>
          <table:table-cell table:formula="of:=STDEV([.U3];[.V3];[.W3];[.X3])" office:value-type="float" office:value="0.0243902439024389">
            <text:p>0.0243902439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0_10.lp</text:p>
          </table:table-cell>
          <table:table-cell office:value-type="string">
            <text:p>571.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office:value-type="float" office:value="0.28">
            <text:p>0.28</text:p>
          </table:table-cell>
          <table:table-cell office:value-type="float" office:value="0.29">
            <text:p>0.29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0.29">
            <text:p>0.29</text:p>
          </table:table-cell>
          <table:table-cell table:style-name="ce4" table:formula="of:=AVERAGE([.I4:.M4])" office:value-type="float" office:value="0.284">
            <text:p>0.284</text:p>
          </table:table-cell>
          <table:table-cell table:style-name="ce7" table:formula="of:=STDEV([.I4];[.J4];[.K4];[.L4];[.M4])" office:value-type="float" office:value="0.00894427190999914">
            <text:p>0.0089442719</text:p>
          </table:table-cell>
          <table:table-cell table:style-name="ce7" table:formula="of:=([.I4]-[.$N4])/[.$O4]" office:value-type="float" office:value="-0.447213595499959">
            <text:p>-0.4472135955</text:p>
          </table:table-cell>
          <table:table-cell table:style-name="ce7" table:formula="of:=([.J4]-[.$N4])/[.$O4]" office:value-type="float" office:value="0.670820393249933">
            <text:p>0.6708203932</text:p>
          </table:table-cell>
          <table:table-cell table:style-name="ce7" table:formula="of:=([.K4]-[.$N4])/[.$O4]" office:value-type="float" office:value="-1.56524758424986">
            <text:p>-1.5652475842</text:p>
          </table:table-cell>
          <table:table-cell table:style-name="ce7" table:formula="of:=([.L4]-[.$N4])/[.$O4]" office:value-type="float" office:value="0.670820393249933">
            <text:p>0.6708203932</text:p>
          </table:table-cell>
          <table:table-cell table:style-name="ce10" table:formula="of:=([.M4]-[.$N4])/[.$O4]" office:value-type="float" office:value="0.670820393249933">
            <text:p>0.6708203932</text:p>
          </table:table-cell>
          <table:table-cell table:formula="of:=[.I4]/[.$L4]" office:value-type="float" office:value="0.965517241379311">
            <text:p>0.9655172414</text:p>
          </table:table-cell>
          <table:table-cell table:formula="of:=[.J4]/[.$L4]" office:value-type="float" office:value="1">
            <text:p>1</text:p>
          </table:table-cell>
          <table:table-cell table:formula="of:=[.K4]/[.$L4]" office:value-type="float" office:value="0.931034482758621">
            <text:p>0.9310344828</text:p>
          </table:table-cell>
          <table:table-cell table:formula="of:=[.M4]/[.$L4]" office:value-type="float" office:value="1">
            <text:p>1</text:p>
          </table:table-cell>
          <table:table-cell table:formula="of:=MIN([.U4:.X4])" office:value-type="float" office:value="0.931034482758621">
            <text:p>0.9310344828</text:p>
          </table:table-cell>
          <table:table-cell table:formula="of:=STDEV([.U4];[.V4];[.W4];[.X4])" office:value-type="float" office:value="0.0330147278536668">
            <text:p>0.0330147279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10_20.lp</text:p>
          </table:table-cell>
          <table:table-cell office:value-type="float" office:value="2137">
            <text:p>2137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20">
            <text:p>20</text:p>
          </table:table-cell>
          <table:table-cell table:style-name="ce2" office:value-type="float" office:value="7.85">
            <text:p>7.85</text:p>
          </table:table-cell>
          <table:table-cell office:value-type="float" office:value="17.15">
            <text:p>17.15</text:p>
          </table:table-cell>
          <table:table-cell table:style-name="ce2" office:value-type="float" office:value="8.04">
            <text:p>8.04</text:p>
          </table:table-cell>
          <table:table-cell table:style-name="ce2" office:value-type="float" office:value="10.99">
            <text:p>10.99</text:p>
          </table:table-cell>
          <table:table-cell office:value-type="float" office:value="15.98">
            <text:p>15.98</text:p>
          </table:table-cell>
          <table:table-cell table:style-name="ce4" table:formula="of:=AVERAGE([.I5:.M5])" office:value-type="float" office:value="12.002">
            <text:p>12.002</text:p>
          </table:table-cell>
          <table:table-cell table:style-name="ce7" table:formula="of:=STDEV([.I5];[.J5];[.K5];[.L5];[.M5])" office:value-type="float" office:value="4.36712376742405">
            <text:p>4.3671237674</text:p>
          </table:table-cell>
          <table:table-cell table:style-name="ce7" table:formula="of:=([.I5]-[.$N5])/[.$O5]" office:value-type="float" office:value="-0.950740171591029">
            <text:p>-0.9507401716</text:p>
          </table:table-cell>
          <table:table-cell table:style-name="ce7" table:formula="of:=([.J5]-[.$N5])/[.$O5]" office:value-type="float" office:value="1.17880790061431">
            <text:p>1.1788079006</text:p>
          </table:table-cell>
          <table:table-cell table:style-name="ce7" table:formula="of:=([.K5]-[.$N5])/[.$O5]" office:value-type="float" office:value="-0.90723327549221">
            <text:p>-0.9072332755</text:p>
          </table:table-cell>
          <table:table-cell table:style-name="ce7" table:formula="of:=([.L5]-[.$N5])/[.$O5]" office:value-type="float" office:value="-0.231731467642129">
            <text:p>-0.2317314676</text:p>
          </table:table-cell>
          <table:table-cell table:style-name="ce10" table:formula="of:=([.M5]-[.$N5])/[.$O5]" office:value-type="float" office:value="0.910897014111058">
            <text:p>0.9108970141</text:p>
          </table:table-cell>
          <table:table-cell table:formula="of:=[.I5]/[.$L5]" office:value-type="float" office:value="0.714285714285714">
            <text:p>0.7142857143</text:p>
          </table:table-cell>
          <table:table-cell table:formula="of:=[.J5]/[.$L5]" office:value-type="float" office:value="1.56050955414013">
            <text:p>1.5605095541</text:p>
          </table:table-cell>
          <table:table-cell table:formula="of:=[.K5]/[.$L5]" office:value-type="float" office:value="0.731574158325751">
            <text:p>0.7315741583</text:p>
          </table:table-cell>
          <table:table-cell table:formula="of:=[.M5]/[.$L5]" office:value-type="float" office:value="1.4540491355778">
            <text:p>1.4540491356</text:p>
          </table:table-cell>
          <table:table-cell table:formula="of:=MIN([.U5:.X5])" office:value-type="float" office:value="0.714285714285714">
            <text:p>0.7142857143</text:p>
          </table:table-cell>
          <table:table-cell table:formula="of:=STDEV([.U5];[.V5];[.W5];[.X5])" office:value-type="float" office:value="0.454979981320313">
            <text:p>0.4549799813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10_20.lp</text:p>
          </table:table-cell>
          <table:table-cell office:value-type="float" office:value="2137">
            <text:p>2137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20">
            <text:p>20</text:p>
          </table:table-cell>
          <table:table-cell office:value-type="float" office:value="409.02">
            <text:p>409.02</text:p>
          </table:table-cell>
          <table:table-cell office:value-type="float" office:value="391.27">
            <text:p>391.27</text:p>
          </table:table-cell>
          <table:table-cell office:value-type="float" office:value="409.28">
            <text:p>409.28</text:p>
          </table:table-cell>
          <table:table-cell office:value-type="float" office:value="369.62">
            <text:p>369.62</text:p>
          </table:table-cell>
          <table:table-cell office:value-type="float" office:value="468.77">
            <text:p>468.77</text:p>
          </table:table-cell>
          <table:table-cell table:style-name="ce4" table:formula="of:=AVERAGE([.I6:.M6])" office:value-type="float" office:value="409.592">
            <text:p>409.592</text:p>
          </table:table-cell>
          <table:table-cell table:style-name="ce7" table:formula="of:=STDEV([.I6];[.J6];[.K6];[.L6];[.M6])" office:value-type="float" office:value="36.8643346610243">
            <text:p>36.864334661</text:p>
          </table:table-cell>
          <table:table-cell table:style-name="ce7" table:formula="of:=([.I6]-[.$N6])/[.$O6]" office:value-type="float" office:value="-0.0155163521940561">
            <text:p>-0.0155163522</text:p>
          </table:table-cell>
          <table:table-cell table:style-name="ce7" table:formula="of:=([.J6]-[.$N6])/[.$O6]" office:value-type="float" office:value="-0.497011547027088">
            <text:p>-0.497011547</text:p>
          </table:table-cell>
          <table:table-cell table:style-name="ce7" table:formula="of:=([.K6]-[.$N6])/[.$O6]" office:value-type="float" office:value="-0.00846346483312178">
            <text:p>-0.0084634648</text:p>
          </table:table-cell>
          <table:table-cell table:style-name="ce7" table:formula="of:=([.L6]-[.$N6])/[.$O6]" office:value-type="float" office:value="-1.08430005227414">
            <text:p>-1.0843000523</text:p>
          </table:table-cell>
          <table:table-cell table:style-name="ce10" table:formula="of:=([.M6]-[.$N6])/[.$O6]" office:value-type="float" office:value="1.6052914163284">
            <text:p>1.6052914163</text:p>
          </table:table-cell>
          <table:table-cell table:formula="of:=[.I6]/[.$L6]" office:value-type="float" office:value="1.10659596342189">
            <text:p>1.1065959634</text:p>
          </table:table-cell>
          <table:table-cell table:formula="of:=[.J6]/[.$L6]" office:value-type="float" office:value="1.05857367025594">
            <text:p>1.0585736703</text:p>
          </table:table-cell>
          <table:table-cell table:formula="of:=[.K6]/[.$L6]" office:value-type="float" office:value="1.10729938856123">
            <text:p>1.1072993886</text:p>
          </table:table-cell>
          <table:table-cell table:formula="of:=[.M6]/[.$L6]" office:value-type="float" office:value="1.26824847140306">
            <text:p>1.2682484714</text:p>
          </table:table-cell>
          <table:table-cell table:formula="of:=MIN([.U6:.X6])" office:value-type="float" office:value="1.05857367025594">
            <text:p>1.0585736703</text:p>
          </table:table-cell>
          <table:table-cell table:formula="of:=STDEV([.U6];[.V6];[.W6];[.X6])" office:value-type="float" office:value="0.0915971678567477">
            <text:p>0.0915971679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50_5.lp</text:p>
          </table:table-cell>
          <table:table-cell office:value-type="string">
            <text:p>163.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200000000004">
            <text:p>0.02</text:p>
          </table:table-cell>
          <table:table-cell office:value-type="float" office:value="0.0299999999988">
            <text:p>0.03</text:p>
          </table:table-cell>
          <table:table-cell table:number-columns-repeated="2" office:value-type="float" office:value="0.0300000000007">
            <text:p>0.03</text:p>
          </table:table-cell>
          <table:table-cell office:value-type="float" office:value="0.0299999999988">
            <text:p>0.03</text:p>
          </table:table-cell>
          <table:table-cell table:style-name="ce4" table:formula="of:=AVERAGE([.I7:.M7])" office:value-type="float" office:value="0.02799999999988">
            <text:p>0.028</text:p>
          </table:table-cell>
          <table:table-cell table:style-name="ce7" table:formula="of:=STDEV([.I7];[.J7];[.K7];[.L7];[.M7])" office:value-type="float" office:value="0.00447213595470889">
            <text:p>0.004472136</text:p>
          </table:table-cell>
          <table:table-cell table:style-name="ce7" table:formula="of:=([.I7]-[.$N7])/[.$O7]" office:value-type="float" office:value="-1.78885438199983">
            <text:p>-1.788854382</text:p>
          </table:table-cell>
          <table:table-cell table:style-name="ce7" table:formula="of:=([.J7]-[.$N7])/[.$O7]" office:value-type="float" office:value="0.447213595287532">
            <text:p>0.4472135953</text:p>
          </table:table-cell>
          <table:table-cell table:style-name="ce7" table:formula="of:=([.K7]-[.$N7])/[.$O7]" office:value-type="float" office:value="0.447213595712385">
            <text:p>0.4472135957</text:p>
          </table:table-cell>
          <table:table-cell table:style-name="ce7" table:formula="of:=([.L7]-[.$N7])/[.$O7]" office:value-type="float" office:value="0.447213595712385">
            <text:p>0.4472135957</text:p>
          </table:table-cell>
          <table:table-cell table:style-name="ce10" table:formula="of:=([.M7]-[.$N7])/[.$O7]" office:value-type="float" office:value="0.447213595287532">
            <text:p>0.4472135953</text:p>
          </table:table-cell>
          <table:table-cell table:formula="of:=[.I7]/[.$L7]" office:value-type="float" office:value="0.666666666664444">
            <text:p>0.6666666667</text:p>
          </table:table-cell>
          <table:table-cell table:formula="of:=[.J7]/[.$L7]" office:value-type="float" office:value="0.999999999936667">
            <text:p>0.9999999999</text:p>
          </table:table-cell>
          <table:table-cell table:formula="of:=[.K7]/[.$L7]" office:value-type="float" office:value="1">
            <text:p>1</text:p>
          </table:table-cell>
          <table:table-cell table:formula="of:=[.M7]/[.$L7]" office:value-type="float" office:value="0.999999999936667">
            <text:p>0.9999999999</text:p>
          </table:table-cell>
          <table:table-cell table:formula="of:=MIN([.U7:.X7])" office:value-type="float" office:value="0.666666666664444">
            <text:p>0.6666666667</text:p>
          </table:table-cell>
          <table:table-cell table:formula="of:=STDEV([.U7];[.V7];[.W7];[.X7])" office:value-type="float" office:value="0.166666666646667">
            <text:p>0.1666666666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50_5.lp</text:p>
          </table:table-cell>
          <table:table-cell office:value-type="string">
            <text:p>163.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200000000004">
            <text:p>0.02</text:p>
          </table:table-cell>
          <table:table-cell office:value-type="float" office:value="0.0400000000009">
            <text:p>0.04</text:p>
          </table:table-cell>
          <table:table-cell office:value-type="float" office:value="0.0299999999988">
            <text:p>0.03</text:p>
          </table:table-cell>
          <table:table-cell office:value-type="float" office:value="0.0200000000004">
            <text:p>0.02</text:p>
          </table:table-cell>
          <table:table-cell office:value-type="float" office:value="0.0300000000007">
            <text:p>0.03</text:p>
          </table:table-cell>
          <table:table-cell table:style-name="ce4" table:formula="of:=AVERAGE([.I8:.M8])" office:value-type="float" office:value="0.02800000000024">
            <text:p>0.028</text:p>
          </table:table-cell>
          <table:table-cell table:style-name="ce7" table:formula="of:=STDEV([.I8];[.J8];[.K8];[.L8];[.M8])" office:value-type="float" office:value="0.00836660026544235">
            <text:p>0.0083666003</text:p>
          </table:table-cell>
          <table:table-cell table:style-name="ce7" table:formula="of:=([.I8]-[.$N8])/[.$O8]" office:value-type="float" office:value="-0.95618288743678">
            <text:p>-0.9561828874</text:p>
          </table:table-cell>
          <table:table-cell table:style-name="ce7" table:formula="of:=([.J8]-[.$N8])/[.$O8]" office:value-type="float" office:value="1.43427433126274">
            <text:p>1.4342743313</text:p>
          </table:table-cell>
          <table:table-cell table:style-name="ce7" table:formula="of:=([.K8]-[.$N8])/[.$O8]" office:value-type="float" office:value="0.239045721691863">
            <text:p>0.2390457217</text:p>
          </table:table-cell>
          <table:table-cell table:style-name="ce7" table:formula="of:=([.L8]-[.$N8])/[.$O8]" office:value-type="float" office:value="-0.95618288743678">
            <text:p>-0.9561828874</text:p>
          </table:table-cell>
          <table:table-cell table:style-name="ce10" table:formula="of:=([.M8]-[.$N8])/[.$O8]" office:value-type="float" office:value="0.239045721918957">
            <text:p>0.2390457219</text:p>
          </table:table-cell>
          <table:table-cell table:formula="of:=[.I8]/[.$L8]" office:value-type="float" office:value="1">
            <text:p>1</text:p>
          </table:table-cell>
          <table:table-cell table:formula="of:=[.J8]/[.$L8]" office:value-type="float" office:value="2.000000000005">
            <text:p>2</text:p>
          </table:table-cell>
          <table:table-cell table:formula="of:=[.K8]/[.$L8]" office:value-type="float" office:value="1.49999999991">
            <text:p>1.4999999999</text:p>
          </table:table-cell>
          <table:table-cell table:formula="of:=[.M8]/[.$L8]" office:value-type="float" office:value="1.500000000005">
            <text:p>1.5</text:p>
          </table:table-cell>
          <table:table-cell table:formula="of:=MIN([.U8:.X8])" office:value-type="float" office:value="1">
            <text:p>1</text:p>
          </table:table-cell>
          <table:table-cell table:formula="of:=STDEV([.U8];[.V8];[.W8];[.X8])" office:value-type="float" office:value="0.408248290465904">
            <text:p>0.408248290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50_5.lp</text:p>
          </table:table-cell>
          <table:table-cell office:value-type="string">
            <text:p>163.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299999999988">
            <text:p>0.03</text:p>
          </table:table-cell>
          <table:table-cell office:value-type="float" office:value="0.0200000000004">
            <text:p>0.02</text:p>
          </table:table-cell>
          <table:table-cell office:value-type="float" office:value="0.0300000000007">
            <text:p>0.03</text:p>
          </table:table-cell>
          <table:table-cell office:value-type="float" office:value="0.0299999999988">
            <text:p>0.03</text:p>
          </table:table-cell>
          <table:table-cell office:value-type="float" office:value="0.0300000000007">
            <text:p>0.03</text:p>
          </table:table-cell>
          <table:table-cell table:style-name="ce4" table:formula="of:=AVERAGE([.I9:.M9])" office:value-type="float" office:value="0.02799999999988">
            <text:p>0.028</text:p>
          </table:table-cell>
          <table:table-cell table:style-name="ce7" table:formula="of:=STDEV([.I9];[.J9];[.K9];[.L9];[.M9])" office:value-type="float" office:value="0.00447213595470889">
            <text:p>0.004472136</text:p>
          </table:table-cell>
          <table:table-cell table:style-name="ce7" table:formula="of:=([.I9]-[.$N9])/[.$O9]" office:value-type="float" office:value="0.447213595287532">
            <text:p>0.4472135953</text:p>
          </table:table-cell>
          <table:table-cell table:style-name="ce7" table:formula="of:=([.J9]-[.$N9])/[.$O9]" office:value-type="float" office:value="-1.78885438199983">
            <text:p>-1.788854382</text:p>
          </table:table-cell>
          <table:table-cell table:style-name="ce7" table:formula="of:=([.K9]-[.$N9])/[.$O9]" office:value-type="float" office:value="0.447213595712385">
            <text:p>0.4472135957</text:p>
          </table:table-cell>
          <table:table-cell table:style-name="ce7" table:formula="of:=([.L9]-[.$N9])/[.$O9]" office:value-type="float" office:value="0.447213595287532">
            <text:p>0.4472135953</text:p>
          </table:table-cell>
          <table:table-cell table:style-name="ce10" table:formula="of:=([.M9]-[.$N9])/[.$O9]" office:value-type="float" office:value="0.447213595712385">
            <text:p>0.4472135957</text:p>
          </table:table-cell>
          <table:table-cell table:formula="of:=[.I9]/[.$L9]" office:value-type="float" office:value="1">
            <text:p>1</text:p>
          </table:table-cell>
          <table:table-cell table:formula="of:=[.J9]/[.$L9]" office:value-type="float" office:value="0.666666666706667">
            <text:p>0.6666666667</text:p>
          </table:table-cell>
          <table:table-cell table:formula="of:=[.K9]/[.$L9]" office:value-type="float" office:value="1.00000000006333">
            <text:p>1.0000000001</text:p>
          </table:table-cell>
          <table:table-cell table:formula="of:=[.M9]/[.$L9]" office:value-type="float" office:value="1.00000000006333">
            <text:p>1.0000000001</text:p>
          </table:table-cell>
          <table:table-cell table:formula="of:=MIN([.U9:.X9])" office:value-type="float" office:value="0.666666666706667">
            <text:p>0.6666666667</text:p>
          </table:table-cell>
          <table:table-cell table:formula="of:=STDEV([.U9];[.V9];[.W9];[.X9])" office:value-type="float" office:value="0.166666666667778">
            <text:p>0.1666666667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50_5.lp</text:p>
          </table:table-cell>
          <table:table-cell office:value-type="string">
            <text:p>163.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table:style-name="ce2" office:value-type="float" office:value="4.08">
            <text:p>4.08</text:p>
          </table:table-cell>
          <table:table-cell table:style-name="ce2" office:value-type="float" office:value="4.11">
            <text:p>4.11</text:p>
          </table:table-cell>
          <table:table-cell table:style-name="ce2" office:value-type="float" office:value="4.1">
            <text:p>4.1</text:p>
          </table:table-cell>
          <table:table-cell table:style-name="ce2" office:value-type="float" office:value="6.81">
            <text:p>6.81</text:p>
          </table:table-cell>
          <table:table-cell table:style-name="ce4" table:formula="of:=AVERAGE([.I10:.M10])" office:value-type="float" office:value="4.636">
            <text:p>4.636</text:p>
          </table:table-cell>
          <table:table-cell table:style-name="ce7" table:formula="of:=STDEV([.I10];[.J10];[.K10];[.L10];[.M10])" office:value-type="float" office:value="1.21537237092177">
            <text:p>1.2153723709</text:p>
          </table:table-cell>
          <table:table-cell table:style-name="ce7" table:formula="of:=([.I10]-[.$N10])/[.$O10]" office:value-type="float" office:value="-0.457472963268299">
            <text:p>-0.4574729633</text:p>
          </table:table-cell>
          <table:table-cell table:style-name="ce7" table:formula="of:=([.J10]-[.$N10])/[.$O10]" office:value-type="float" office:value="-0.457472963268299">
            <text:p>-0.4574729633</text:p>
          </table:table-cell>
          <table:table-cell table:style-name="ce7" table:formula="of:=([.K10]-[.$N10])/[.$O10]" office:value-type="float" office:value="-0.432789170286197">
            <text:p>-0.4327891703</text:p>
          </table:table-cell>
          <table:table-cell table:style-name="ce7" table:formula="of:=([.L10]-[.$N10])/[.$O10]" office:value-type="float" office:value="-0.441017101280231">
            <text:p>-0.4410171013</text:p>
          </table:table-cell>
          <table:table-cell table:style-name="ce10" table:formula="of:=([.M10]-[.$N10])/[.$O10]" office:value-type="float" office:value="1.78875219810303">
            <text:p>1.7887521981</text:p>
          </table:table-cell>
          <table:table-cell table:formula="of:=[.I10]/[.$L10]" office:value-type="float" office:value="0.995121951219512">
            <text:p>0.9951219512</text:p>
          </table:table-cell>
          <table:table-cell table:formula="of:=[.J10]/[.$L10]" office:value-type="float" office:value="0.995121951219512">
            <text:p>0.9951219512</text:p>
          </table:table-cell>
          <table:table-cell table:formula="of:=[.K10]/[.$L10]" office:value-type="float" office:value="1.00243902439024">
            <text:p>1.0024390244</text:p>
          </table:table-cell>
          <table:table-cell table:formula="of:=[.M10]/[.$L10]" office:value-type="float" office:value="1.6609756097561">
            <text:p>1.6609756098</text:p>
          </table:table-cell>
          <table:table-cell table:formula="of:=MIN([.U10:.X10])" office:value-type="float" office:value="0.995121951219512">
            <text:p>0.9951219512</text:p>
          </table:table-cell>
          <table:table-cell table:formula="of:=STDEV([.U10];[.V10];[.W10];[.X10])" office:value-type="float" office:value="0.331725250591259">
            <text:p>0.3317252506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50_5.lp</text:p>
          </table:table-cell>
          <table:table-cell office:value-type="string">
            <text:p>163.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style-name="ce2" office:value-type="float" office:value="1.63">
            <text:p>1.63</text:p>
          </table:table-cell>
          <table:table-cell table:style-name="ce2" office:value-type="float" office:value="1.61">
            <text:p>1.61</text:p>
          </table:table-cell>
          <table:table-cell table:style-name="ce2" office:value-type="float" office:value="1.68">
            <text:p>1.68</text:p>
          </table:table-cell>
          <table:table-cell table:style-name="ce2" office:value-type="float" office:value="1.72">
            <text:p>1.72</text:p>
          </table:table-cell>
          <table:table-cell table:style-name="ce2" office:value-type="float" office:value="2.31">
            <text:p>2.31</text:p>
          </table:table-cell>
          <table:table-cell table:style-name="ce4" table:formula="of:=AVERAGE([.I11:.M11])" office:value-type="float" office:value="1.79">
            <text:p>1.79</text:p>
          </table:table-cell>
          <table:table-cell table:style-name="ce7" table:formula="of:=STDEV([.I11];[.J11];[.K11];[.L11];[.M11])" office:value-type="float" office:value="0.293853705098302">
            <text:p>0.2938537051</text:p>
          </table:table-cell>
          <table:table-cell table:style-name="ce7" table:formula="of:=([.I11]-[.$N11])/[.$O11]" office:value-type="float" office:value="-0.544488625544046">
            <text:p>-0.5444886255</text:p>
          </table:table-cell>
          <table:table-cell table:style-name="ce7" table:formula="of:=([.J11]-[.$N11])/[.$O11]" office:value-type="float" office:value="-0.612549703737051">
            <text:p>-0.6125497037</text:p>
          </table:table-cell>
          <table:table-cell table:style-name="ce7" table:formula="of:=([.K11]-[.$N11])/[.$O11]" office:value-type="float" office:value="-0.37433593006153">
            <text:p>-0.3743359301</text:p>
          </table:table-cell>
          <table:table-cell table:style-name="ce7" table:formula="of:=([.L11]-[.$N11])/[.$O11]" office:value-type="float" office:value="-0.238213773675519">
            <text:p>-0.2382137737</text:p>
          </table:table-cell>
          <table:table-cell table:style-name="ce10" table:formula="of:=([.M11]-[.$N11])/[.$O11]" office:value-type="float" office:value="1.76958803301815">
            <text:p>1.769588033</text:p>
          </table:table-cell>
          <table:table-cell table:formula="of:=[.I11]/[.$L11]" office:value-type="float" office:value="0.947674418604651">
            <text:p>0.9476744186</text:p>
          </table:table-cell>
          <table:table-cell table:formula="of:=[.J11]/[.$L11]" office:value-type="float" office:value="0.936046511627907">
            <text:p>0.9360465116</text:p>
          </table:table-cell>
          <table:table-cell table:formula="of:=[.K11]/[.$L11]" office:value-type="float" office:value="0.976744186046512">
            <text:p>0.976744186</text:p>
          </table:table-cell>
          <table:table-cell table:formula="of:=[.M11]/[.$L11]" office:value-type="float" office:value="1.34302325581395">
            <text:p>1.3430232558</text:p>
          </table:table-cell>
          <table:table-cell table:formula="of:=MIN([.U11:.X11])" office:value-type="float" office:value="0.936046511627907">
            <text:p>0.9360465116</text:p>
          </table:table-cell>
          <table:table-cell table:formula="of:=STDEV([.U11];[.V11];[.W11];[.X11])" office:value-type="float" office:value="0.195518049176112">
            <text:p>0.1955180492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50_15.lp</text:p>
          </table:table-cell>
          <table:table-cell office:value-type="float" office:value="1315">
            <text:p>1315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5">
            <text:p>15</text:p>
          </table:table-cell>
          <table:table-cell office:value-type="float" office:value="104.59">
            <text:p>104.59</text:p>
          </table:table-cell>
          <table:table-cell office:value-type="float" office:value="586.67">
            <text:p>586.67</text:p>
          </table:table-cell>
          <table:table-cell office:value-type="float" office:value="104.69">
            <text:p>104.69</text:p>
          </table:table-cell>
          <table:table-cell office:value-type="float" office:value="172.24">
            <text:p>172.24</text:p>
          </table:table-cell>
          <table:table-cell office:value-type="float" office:value="128.62">
            <text:p>128.62</text:p>
          </table:table-cell>
          <table:table-cell table:style-name="ce4" table:formula="of:=AVERAGE([.I12:.M12])" office:value-type="float" office:value="219.362">
            <text:p>219.362</text:p>
          </table:table-cell>
          <table:table-cell table:style-name="ce7" table:formula="of:=STDEV([.I12];[.J12];[.K12];[.L12];[.M12])" office:value-type="float" office:value="207.178690916803">
            <text:p>207.1786909168</text:p>
          </table:table-cell>
          <table:table-cell table:style-name="ce7" table:formula="of:=([.I12]-[.$N12])/[.$O12]" office:value-type="float" office:value="-0.553975891497883">
            <text:p>-0.5539758915</text:p>
          </table:table-cell>
          <table:table-cell table:style-name="ce7" table:formula="of:=([.J12]-[.$N12])/[.$O12]" office:value-type="float" office:value="1.77290433863925">
            <text:p>1.7729043386</text:p>
          </table:table-cell>
          <table:table-cell table:style-name="ce7" table:formula="of:=([.K12]-[.$N12])/[.$O12]" office:value-type="float" office:value="-0.553493216375468">
            <text:p>-0.5534932164</text:p>
          </table:table-cell>
          <table:table-cell table:style-name="ce7" table:formula="of:=([.L12]-[.$N12])/[.$O12]" office:value-type="float" office:value="-0.227446171184289">
            <text:p>-0.2274461712</text:p>
          </table:table-cell>
          <table:table-cell table:style-name="ce10" table:formula="of:=([.M12]-[.$N12])/[.$O12]" office:value-type="float" office:value="-0.437989059581613">
            <text:p>-0.4379890596</text:p>
          </table:table-cell>
          <table:table-cell table:formula="of:=[.I12]/[.$L12]" office:value-type="float" office:value="0.6072340919647">
            <text:p>0.607234092</text:p>
          </table:table-cell>
          <table:table-cell table:formula="of:=[.J12]/[.$L12]" office:value-type="float" office:value="3.40611936832327">
            <text:p>3.4061193683</text:p>
          </table:table-cell>
          <table:table-cell table:formula="of:=[.K12]/[.$L12]" office:value-type="float" office:value="0.607814677194612">
            <text:p>0.6078146772</text:p>
          </table:table-cell>
          <table:table-cell table:formula="of:=[.M12]/[.$L12]" office:value-type="float" office:value="0.746748722712494">
            <text:p>0.7467487227</text:p>
          </table:table-cell>
          <table:table-cell table:formula="of:=MIN([.U12:.X12])" office:value-type="float" office:value="0.6072340919647">
            <text:p>0.607234092</text:p>
          </table:table-cell>
          <table:table-cell table:formula="of:=STDEV([.U12];[.V12];[.W12];[.X12])" office:value-type="float" office:value="1.37765765896387">
            <text:p>1.377657659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50_15.lp</text:p>
          </table:table-cell>
          <table:table-cell office:value-type="float" office:value="1315">
            <text:p>1315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5">
            <text:p>15</text:p>
          </table:table-cell>
          <table:table-cell office:value-type="float" office:value="35.59">
            <text:p>35.59</text:p>
          </table:table-cell>
          <table:table-cell office:value-type="float" office:value="62.87">
            <text:p>62.87</text:p>
          </table:table-cell>
          <table:table-cell office:value-type="float" office:value="36.55">
            <text:p>36.55</text:p>
          </table:table-cell>
          <table:table-cell office:value-type="float" office:value="58.5">
            <text:p>58.5</text:p>
          </table:table-cell>
          <table:table-cell office:value-type="float" office:value="260.51">
            <text:p>260.51</text:p>
          </table:table-cell>
          <table:table-cell table:style-name="ce4" table:formula="of:=AVERAGE([.I13:.M13])" office:value-type="float" office:value="90.804">
            <text:p>90.804</text:p>
          </table:table-cell>
          <table:table-cell table:style-name="ce7" table:formula="of:=STDEV([.I13];[.J13];[.K13];[.L13];[.M13])" office:value-type="float" office:value="95.6766239998047">
            <text:p>95.6766239998</text:p>
          </table:table-cell>
          <table:table-cell table:style-name="ce7" table:formula="of:=([.I13]-[.$N13])/[.$O13]" office:value-type="float" office:value="-0.577089760191713">
            <text:p>-0.5770897602</text:p>
          </table:table-cell>
          <table:table-cell table:style-name="ce7" table:formula="of:=([.J13]-[.$N13])/[.$O13]" office:value-type="float" office:value="-0.291962642829632">
            <text:p>-0.2919626428</text:p>
          </table:table-cell>
          <table:table-cell table:style-name="ce7" table:formula="of:=([.K13]-[.$N13])/[.$O13]" office:value-type="float" office:value="-0.567055961340262">
            <text:p>-0.5670559613</text:p>
          </table:table-cell>
          <table:table-cell table:style-name="ce7" table:formula="of:=([.L13]-[.$N13])/[.$O13]" office:value-type="float" office:value="-0.337637331351344">
            <text:p>-0.3376373314</text:p>
          </table:table-cell>
          <table:table-cell table:style-name="ce10" table:formula="of:=([.M13]-[.$N13])/[.$O13]" office:value-type="float" office:value="1.77374569571295">
            <text:p>1.7737456957</text:p>
          </table:table-cell>
          <table:table-cell table:formula="of:=[.I13]/[.$L13]" office:value-type="float" office:value="0.608376068376068">
            <text:p>0.6083760684</text:p>
          </table:table-cell>
          <table:table-cell table:formula="of:=[.J13]/[.$L13]" office:value-type="float" office:value="1.07470085470085">
            <text:p>1.0747008547</text:p>
          </table:table-cell>
          <table:table-cell table:formula="of:=[.K13]/[.$L13]" office:value-type="float" office:value="0.624786324786325">
            <text:p>0.6247863248</text:p>
          </table:table-cell>
          <table:table-cell table:formula="of:=[.M13]/[.$L13]" office:value-type="float" office:value="4.45316239316239">
            <text:p>4.4531623932</text:p>
          </table:table-cell>
          <table:table-cell table:formula="of:=MIN([.U13:.X13])" office:value-type="float" office:value="0.608376068376068">
            <text:p>0.6083760684</text:p>
          </table:table-cell>
          <table:table-cell table:formula="of:=STDEV([.U13];[.V13];[.W13];[.X13])" office:value-type="float" office:value="1.85456640840312">
            <text:p>1.8545664084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_5.lp</text:p>
          </table:table-cell>
          <table:table-cell office:value-type="string">
            <text:p>26.0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0400000000009">
            <text:p>0.04</text:p>
          </table:table-cell>
          <table:table-cell table:number-columns-repeated="2" office:value-type="float" office:value="0.0299999999988">
            <text:p>0.03</text:p>
          </table:table-cell>
          <table:table-cell office:value-type="float" office:value="0.0400000000009">
            <text:p>0.04</text:p>
          </table:table-cell>
          <table:table-cell table:style-name="ce4" table:formula="of:=AVERAGE([.I14:.M14])" office:value-type="float" office:value="0.03600000000006">
            <text:p>0.036</text:p>
          </table:table-cell>
          <table:table-cell table:style-name="ce7" table:formula="of:=STDEV([.I14];[.J14];[.K14];[.L14];[.M14])" office:value-type="float" office:value="0.00547722557620188">
            <text:p>0.0054772256</text:p>
          </table:table-cell>
          <table:table-cell table:style-name="ce7" table:formula="of:=([.I14]-[.$N14])/[.$O14]" office:value-type="float" office:value="0.730296743340222">
            <text:p>0.7302967433</text:p>
          </table:table-cell>
          <table:table-cell table:style-name="ce7" table:formula="of:=([.J14]-[.$N14])/[.$O14]" office:value-type="float" office:value="0.730296743340222">
            <text:p>0.7302967433</text:p>
          </table:table-cell>
          <table:table-cell table:style-name="ce7" table:formula="of:=([.K14]-[.$N14])/[.$O14]" office:value-type="float" office:value="-1.09544511501033">
            <text:p>-1.095445115</text:p>
          </table:table-cell>
          <table:table-cell table:style-name="ce7" table:formula="of:=([.L14]-[.$N14])/[.$O14]" office:value-type="float" office:value="-1.09544511501033">
            <text:p>-1.095445115</text:p>
          </table:table-cell>
          <table:table-cell table:style-name="ce10" table:formula="of:=([.M14]-[.$N14])/[.$O14]" office:value-type="float" office:value="0.730296743340222">
            <text:p>0.7302967433</text:p>
          </table:table-cell>
          <table:table-cell table:formula="of:=[.I14]/[.$L14]" office:value-type="float" office:value="1.33333333341667">
            <text:p>1.3333333334</text:p>
          </table:table-cell>
          <table:table-cell table:formula="of:=[.J14]/[.$L14]" office:value-type="float" office:value="1.33333333341667">
            <text:p>1.3333333334</text:p>
          </table:table-cell>
          <table:table-cell table:formula="of:=[.K14]/[.$L14]" office:value-type="float" office:value="1">
            <text:p>1</text:p>
          </table:table-cell>
          <table:table-cell table:formula="of:=[.M14]/[.$L14]" office:value-type="float" office:value="1.33333333341667">
            <text:p>1.3333333334</text:p>
          </table:table-cell>
          <table:table-cell table:formula="of:=MIN([.U14:.X14])" office:value-type="float" office:value="1">
            <text:p>1</text:p>
          </table:table-cell>
          <table:table-cell table:formula="of:=STDEV([.U14];[.V14];[.W14];[.X14])" office:value-type="float" office:value="0.166666666708333">
            <text:p>0.1666666667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_5.lp</text:p>
          </table:table-cell>
          <table:table-cell office:value-type="string">
            <text:p>26.0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110000000001">
            <text:p>0.11</text:p>
          </table:table-cell>
          <table:table-cell office:value-type="float" office:value="0.0999999999985">
            <text:p>0.1</text:p>
          </table:table-cell>
          <table:table-cell table:number-columns-repeated="2" office:value-type="float" office:value="0.110000000001">
            <text:p>0.11</text:p>
          </table:table-cell>
          <table:table-cell table:style-name="ce4" table:formula="of:=AVERAGE([.I15:.M15])" office:value-type="float" office:value="0.1080000000005">
            <text:p>0.108</text:p>
          </table:table-cell>
          <table:table-cell table:style-name="ce7" table:formula="of:=STDEV([.I15];[.J15];[.K15];[.L15];[.M15])" office:value-type="float" office:value="0.00447213595611761">
            <text:p>0.004472136</text:p>
          </table:table-cell>
          <table:table-cell table:style-name="ce7" table:formula="of:=([.I15]-[.$N15])/[.$O15]" office:value-type="float" office:value="0.447213595499959">
            <text:p>0.4472135955</text:p>
          </table:table-cell>
          <table:table-cell table:style-name="ce7" table:formula="of:=([.J15]-[.$N15])/[.$O15]" office:value-type="float" office:value="0.447213595499959">
            <text:p>0.4472135955</text:p>
          </table:table-cell>
          <table:table-cell table:style-name="ce7" table:formula="of:=([.K15]-[.$N15])/[.$O15]" office:value-type="float" office:value="-1.78885438199983">
            <text:p>-1.788854382</text:p>
          </table:table-cell>
          <table:table-cell table:style-name="ce7" table:formula="of:=([.L15]-[.$N15])/[.$O15]" office:value-type="float" office:value="0.447213595499959">
            <text:p>0.4472135955</text:p>
          </table:table-cell>
          <table:table-cell table:style-name="ce10" table:formula="of:=([.M15]-[.$N15])/[.$O15]" office:value-type="float" office:value="0.447213595499959">
            <text:p>0.4472135955</text:p>
          </table:table-cell>
          <table:table-cell table:formula="of:=[.I15]/[.$L15]" office:value-type="float" office:value="1">
            <text:p>1</text:p>
          </table:table-cell>
          <table:table-cell table:formula="of:=[.J15]/[.$L15]" office:value-type="float" office:value="1">
            <text:p>1</text:p>
          </table:table-cell>
          <table:table-cell table:formula="of:=[.K15]/[.$L15]" office:value-type="float" office:value="0.909090909069008">
            <text:p>0.9090909091</text:p>
          </table:table-cell>
          <table:table-cell table:formula="of:=[.M15]/[.$L15]" office:value-type="float" office:value="1">
            <text:p>1</text:p>
          </table:table-cell>
          <table:table-cell table:formula="of:=MIN([.U15:.X15])" office:value-type="float" office:value="0.909090909069008">
            <text:p>0.9090909091</text:p>
          </table:table-cell>
          <table:table-cell table:formula="of:=STDEV([.U15];[.V15];[.W15];[.X15])" office:value-type="float" office:value="0.0454545454654958">
            <text:p>0.045454545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_5.lp</text:p>
          </table:table-cell>
          <table:table-cell office:value-type="string">
            <text:p>26.0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0400000000009">
            <text:p>0.04</text:p>
          </table:table-cell>
          <table:table-cell table:number-columns-repeated="2" office:value-type="float" office:value="0.0299999999988">
            <text:p>0.03</text:p>
          </table:table-cell>
          <table:table-cell office:value-type="float" office:value="0.0400000000009">
            <text:p>0.04</text:p>
          </table:table-cell>
          <table:table-cell table:style-name="ce4" table:formula="of:=AVERAGE([.I16:.M16])" office:value-type="float" office:value="0.03600000000006">
            <text:p>0.036</text:p>
          </table:table-cell>
          <table:table-cell table:style-name="ce7" table:formula="of:=STDEV([.I16];[.J16];[.K16];[.L16];[.M16])" office:value-type="float" office:value="0.00547722557620188">
            <text:p>0.0054772256</text:p>
          </table:table-cell>
          <table:table-cell table:style-name="ce7" table:formula="of:=([.I16]-[.$N16])/[.$O16]" office:value-type="float" office:value="0.730296743340222">
            <text:p>0.7302967433</text:p>
          </table:table-cell>
          <table:table-cell table:style-name="ce7" table:formula="of:=([.J16]-[.$N16])/[.$O16]" office:value-type="float" office:value="0.730296743340222">
            <text:p>0.7302967433</text:p>
          </table:table-cell>
          <table:table-cell table:style-name="ce7" table:formula="of:=([.K16]-[.$N16])/[.$O16]" office:value-type="float" office:value="-1.09544511501033">
            <text:p>-1.095445115</text:p>
          </table:table-cell>
          <table:table-cell table:style-name="ce7" table:formula="of:=([.L16]-[.$N16])/[.$O16]" office:value-type="float" office:value="-1.09544511501033">
            <text:p>-1.095445115</text:p>
          </table:table-cell>
          <table:table-cell table:style-name="ce10" table:formula="of:=([.M16]-[.$N16])/[.$O16]" office:value-type="float" office:value="0.730296743340222">
            <text:p>0.7302967433</text:p>
          </table:table-cell>
          <table:table-cell table:formula="of:=[.I16]/[.$L16]" office:value-type="float" office:value="1.33333333341667">
            <text:p>1.3333333334</text:p>
          </table:table-cell>
          <table:table-cell table:formula="of:=[.J16]/[.$L16]" office:value-type="float" office:value="1.33333333341667">
            <text:p>1.3333333334</text:p>
          </table:table-cell>
          <table:table-cell table:formula="of:=[.K16]/[.$L16]" office:value-type="float" office:value="1">
            <text:p>1</text:p>
          </table:table-cell>
          <table:table-cell table:formula="of:=[.M16]/[.$L16]" office:value-type="float" office:value="1.33333333341667">
            <text:p>1.3333333334</text:p>
          </table:table-cell>
          <table:table-cell table:formula="of:=MIN([.U16:.X16])" office:value-type="float" office:value="1">
            <text:p>1</text:p>
          </table:table-cell>
          <table:table-cell table:formula="of:=STDEV([.U16];[.V16];[.W16];[.X16])" office:value-type="float" office:value="0.166666666708333">
            <text:p>0.1666666667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_5.lp</text:p>
          </table:table-cell>
          <table:table-cell office:value-type="string">
            <text:p>26.0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239999999998">
            <text:p>0.24</text:p>
          </table:table-cell>
          <table:table-cell office:value-type="float" office:value="0.260000000002">
            <text:p>0.26</text:p>
          </table:table-cell>
          <table:table-cell office:value-type="float" office:value="0.299999999999">
            <text:p>0.3</text:p>
          </table:table-cell>
          <table:table-cell table:style-name="ce4" table:formula="of:=AVERAGE([.I17:.M17])" office:value-type="float" office:value="0.2599999999998">
            <text:p>0.26</text:p>
          </table:table-cell>
          <table:table-cell table:style-name="ce7" table:formula="of:=STDEV([.I17];[.J17];[.K17];[.L17];[.M17])" office:value-type="float" office:value="0.0234520787991172">
            <text:p>0.0234520788</text:p>
          </table:table-cell>
          <table:table-cell table:style-name="ce7" table:formula="of:=([.I17]-[.$N17])/[.$O17]" office:value-type="float" office:value="-0.426401432702693">
            <text:p>-0.4264014327</text:p>
          </table:table-cell>
          <table:table-cell table:style-name="ce7" table:formula="of:=([.J17]-[.$N17])/[.$O17]" office:value-type="float" office:value="-0.426401432702693">
            <text:p>-0.4264014327</text:p>
          </table:table-cell>
          <table:table-cell table:style-name="ce7" table:formula="of:=([.K17]-[.$N17])/[.$O17]" office:value-type="float" office:value="-0.852802865499194">
            <text:p>-0.8528028655</text:p>
          </table:table-cell>
          <table:table-cell table:style-name="ce7" table:formula="of:=([.L17]-[.$N17])/[.$O17]" office:value-type="float" office:value="0.0000000000938090803993047">
            <text:p>9.38090803993047E-011</text:p>
          </table:table-cell>
          <table:table-cell table:style-name="ce10" table:formula="of:=([.M17]-[.$N17])/[.$O17]" office:value-type="float" office:value="1.70560573081077">
            <text:p>1.7056057308</text:p>
          </table:table-cell>
          <table:table-cell table:formula="of:=[.I17]/[.$L17]" office:value-type="float" office:value="0.961538461531065">
            <text:p>0.9615384615</text:p>
          </table:table-cell>
          <table:table-cell table:formula="of:=[.J17]/[.$L17]" office:value-type="float" office:value="0.961538461531065">
            <text:p>0.9615384615</text:p>
          </table:table-cell>
          <table:table-cell table:formula="of:=[.K17]/[.$L17]" office:value-type="float" office:value="0.92307692306213">
            <text:p>0.9230769231</text:p>
          </table:table-cell>
          <table:table-cell table:formula="of:=[.M17]/[.$L17]" office:value-type="float" office:value="1.15384615383343">
            <text:p>1.1538461538</text:p>
          </table:table-cell>
          <table:table-cell table:formula="of:=MIN([.U17:.X17])" office:value-type="float" office:value="0.92307692306213">
            <text:p>0.9230769231</text:p>
          </table:table-cell>
          <table:table-cell table:formula="of:=STDEV([.U17];[.V17];[.W17];[.X17])" office:value-type="float" office:value="0.104154338520173">
            <text:p>0.104154338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_5.lp</text:p>
          </table:table-cell>
          <table:table-cell office:value-type="string">
            <text:p>26.0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0299999999988">
            <text:p>0.03</text:p>
          </table:table-cell>
          <table:table-cell office:value-type="float" office:value="0.0300000000025">
            <text:p>0.03</text:p>
          </table:table-cell>
          <table:table-cell office:value-type="float" office:value="0.0400000000009">
            <text:p>0.04</text:p>
          </table:table-cell>
          <table:table-cell office:value-type="float" office:value="0.0299999999988">
            <text:p>0.03</text:p>
          </table:table-cell>
          <table:table-cell office:value-type="float" office:value="0.0400000000009">
            <text:p>0.04</text:p>
          </table:table-cell>
          <table:table-cell table:style-name="ce4" table:formula="of:=AVERAGE([.I18:.M18])" office:value-type="float" office:value="0.03400000000038">
            <text:p>0.034</text:p>
          </table:table-cell>
          <table:table-cell table:style-name="ce7" table:formula="of:=STDEV([.I18];[.J18];[.K18];[.L18];[.M18])" office:value-type="float" office:value="0.00547722557552636">
            <text:p>0.0054772256</text:p>
          </table:table-cell>
          <table:table-cell table:style-name="ce7" table:formula="of:=([.I18]-[.$N18])/[.$O18]" office:value-type="float" office:value="-0.730296743565397">
            <text:p>-0.7302967436</text:p>
          </table:table-cell>
          <table:table-cell table:style-name="ce7" table:formula="of:=([.J18]-[.$N18])/[.$O18]" office:value-type="float" office:value="-0.730296742889872">
            <text:p>-0.7302967429</text:p>
          </table:table-cell>
          <table:table-cell table:style-name="ce7" table:formula="of:=([.K18]-[.$N18])/[.$O18]" office:value-type="float" office:value="1.09544511501033">
            <text:p>1.095445115</text:p>
          </table:table-cell>
          <table:table-cell table:style-name="ce7" table:formula="of:=([.L18]-[.$N18])/[.$O18]" office:value-type="float" office:value="-0.730296743565397">
            <text:p>-0.7302967436</text:p>
          </table:table-cell>
          <table:table-cell table:style-name="ce10" table:formula="of:=([.M18]-[.$N18])/[.$O18]" office:value-type="float" office:value="1.09544511501033">
            <text:p>1.095445115</text:p>
          </table:table-cell>
          <table:table-cell table:formula="of:=[.I18]/[.$L18]" office:value-type="float" office:value="1">
            <text:p>1</text:p>
          </table:table-cell>
          <table:table-cell table:formula="of:=[.J18]/[.$L18]" office:value-type="float" office:value="1.00000000012333">
            <text:p>1.0000000001</text:p>
          </table:table-cell>
          <table:table-cell table:formula="of:=[.K18]/[.$L18]" office:value-type="float" office:value="1.33333333341667">
            <text:p>1.3333333334</text:p>
          </table:table-cell>
          <table:table-cell table:formula="of:=[.M18]/[.$L18]" office:value-type="float" office:value="1.33333333341667">
            <text:p>1.3333333334</text:p>
          </table:table-cell>
          <table:table-cell table:formula="of:=MIN([.U18:.X18])" office:value-type="float" office:value="1">
            <text:p>1</text:p>
          </table:table-cell>
          <table:table-cell table:formula="of:=STDEV([.U18];[.V18];[.W18];[.X18])" office:value-type="float" office:value="0.192450089742385">
            <text:p>0.1924500897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0_15.lp</text:p>
          </table:table-cell>
          <table:table-cell office:value-type="string">
            <text:p>761.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5">
            <text:p>15</text:p>
          </table:table-cell>
          <table:table-cell office:value-type="float" office:value="330.86">
            <text:p>330.86</text:p>
          </table:table-cell>
          <table:table-cell office:value-type="float" office:value="570.24">
            <text:p>570.24</text:p>
          </table:table-cell>
          <table:table-cell office:value-type="float" office:value="281.54">
            <text:p>281.54</text:p>
          </table:table-cell>
          <table:table-cell office:value-type="float" office:value="186.56">
            <text:p>186.56</text:p>
          </table:table-cell>
          <table:table-cell office:value-type="float" office:value="297.51">
            <text:p>297.51</text:p>
          </table:table-cell>
          <table:table-cell table:style-name="ce4" table:formula="of:=AVERAGE([.I19:.M19])" office:value-type="float" office:value="333.342">
            <text:p>333.342</text:p>
          </table:table-cell>
          <table:table-cell table:style-name="ce7" table:formula="of:=STDEV([.I19];[.J19];[.K19];[.L19];[.M19])" office:value-type="float" office:value="142.862834285198">
            <text:p>142.8628342852</text:p>
          </table:table-cell>
          <table:table-cell table:style-name="ce7" table:formula="of:=([.I19]-[.$N19])/[.$O19]" office:value-type="float" office:value="-0.0173733078474779">
            <text:p>-0.0173733078</text:p>
          </table:table-cell>
          <table:table-cell table:style-name="ce7" table:formula="of:=([.J19]-[.$N19])/[.$O19]" office:value-type="float" office:value="1.65821993652372">
            <text:p>1.6582199365</text:p>
          </table:table-cell>
          <table:table-cell table:style-name="ce7" table:formula="of:=([.K19]-[.$N19])/[.$O19]" office:value-type="float" office:value="-0.362599554035077">
            <text:p>-0.362599554</text:p>
          </table:table-cell>
          <table:table-cell table:style-name="ce7" table:formula="of:=([.L19]-[.$N19])/[.$O19]" office:value-type="float" office:value="-1.02743306707032">
            <text:p>-1.0274330671</text:p>
          </table:table-cell>
          <table:table-cell table:style-name="ce10" table:formula="of:=([.M19]-[.$N19])/[.$O19]" office:value-type="float" office:value="-0.250814007570844">
            <text:p>-0.2508140076</text:p>
          </table:table-cell>
          <table:table-cell table:formula="of:=[.I19]/[.$L19]" office:value-type="float" office:value="1.77347770154374">
            <text:p>1.7734777015</text:p>
          </table:table-cell>
          <table:table-cell table:formula="of:=[.J19]/[.$L19]" office:value-type="float" office:value="3.05660377358491">
            <text:p>3.0566037736</text:p>
          </table:table-cell>
          <table:table-cell table:formula="of:=[.K19]/[.$L19]" office:value-type="float" office:value="1.50911234991424">
            <text:p>1.5091123499</text:p>
          </table:table-cell>
          <table:table-cell table:formula="of:=[.M19]/[.$L19]" office:value-type="float" office:value="1.59471483704974">
            <text:p>1.594714837</text:p>
          </table:table-cell>
          <table:table-cell table:formula="of:=MIN([.U19:.X19])" office:value-type="float" office:value="1.50911234991424">
            <text:p>1.5091123499</text:p>
          </table:table-cell>
          <table:table-cell table:formula="of:=STDEV([.U19];[.V19];[.W19];[.X19])" office:value-type="float" office:value="0.723845890165743">
            <text:p>0.7238458902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0_15.lp</text:p>
          </table:table-cell>
          <table:table-cell office:value-type="string">
            <text:p>761.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5">
            <text:p>15</text:p>
          </table:table-cell>
          <table:table-cell table:style-name="ce2" office:value-type="float" office:value="10.07">
            <text:p>10.07</text:p>
          </table:table-cell>
          <table:table-cell table:style-name="ce2" office:value-type="float" office:value="10.23">
            <text:p>10.23</text:p>
          </table:table-cell>
          <table:table-cell table:style-name="ce2" office:value-type="float" office:value="10.06">
            <text:p>10.06</text:p>
          </table:table-cell>
          <table:table-cell table:style-name="ce2" office:value-type="float" office:value="9.96">
            <text:p>9.96</text:p>
          </table:table-cell>
          <table:table-cell table:style-name="ce2" office:value-type="float" office:value="16.6">
            <text:p>16.6</text:p>
          </table:table-cell>
          <table:table-cell table:style-name="ce4" table:formula="of:=AVERAGE([.I20:.M20])" office:value-type="float" office:value="11.384">
            <text:p>11.384</text:p>
          </table:table-cell>
          <table:table-cell table:style-name="ce7" table:formula="of:=STDEV([.I20];[.J20];[.K20];[.L20];[.M20])" office:value-type="float" office:value="2.91743551771072">
            <text:p>2.9174355177</text:p>
          </table:table-cell>
          <table:table-cell table:style-name="ce7" table:formula="of:=([.I20]-[.$N20])/[.$O20]" office:value-type="float" office:value="-0.450395558710097">
            <text:p>-0.4503955587</text:p>
          </table:table-cell>
          <table:table-cell table:style-name="ce7" table:formula="of:=([.J20]-[.$N20])/[.$O20]" office:value-type="float" office:value="-0.395552872718">
            <text:p>-0.3955528727</text:p>
          </table:table-cell>
          <table:table-cell table:style-name="ce7" table:formula="of:=([.K20]-[.$N20])/[.$O20]" office:value-type="float" office:value="-0.453823226584603">
            <text:p>-0.4538232266</text:p>
          </table:table-cell>
          <table:table-cell table:style-name="ce7" table:formula="of:=([.L20]-[.$N20])/[.$O20]" office:value-type="float" office:value="-0.488099905329664">
            <text:p>-0.4880999053</text:p>
          </table:table-cell>
          <table:table-cell table:style-name="ce10" table:formula="of:=([.M20]-[.$N20])/[.$O20]" office:value-type="float" office:value="1.78787156334236">
            <text:p>1.7878715633</text:p>
          </table:table-cell>
          <table:table-cell table:formula="of:=[.I20]/[.$L20]" office:value-type="float" office:value="1.01104417670683">
            <text:p>1.0110441767</text:p>
          </table:table-cell>
          <table:table-cell table:formula="of:=[.J20]/[.$L20]" office:value-type="float" office:value="1.02710843373494">
            <text:p>1.0271084337</text:p>
          </table:table-cell>
          <table:table-cell table:formula="of:=[.K20]/[.$L20]" office:value-type="float" office:value="1.01004016064257">
            <text:p>1.0100401606</text:p>
          </table:table-cell>
          <table:table-cell table:formula="of:=[.M20]/[.$L20]" office:value-type="float" office:value="1.66666666666667">
            <text:p>1.6666666667</text:p>
          </table:table-cell>
          <table:table-cell table:formula="of:=MIN([.U20:.X20])" office:value-type="float" office:value="1.01004016064257">
            <text:p>1.0100401606</text:p>
          </table:table-cell>
          <table:table-cell table:formula="of:=STDEV([.U20];[.V20];[.W20];[.X20])" office:value-type="float" office:value="0.325395188631427">
            <text:p>0.3253951886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0_10.lp</text:p>
          </table:table-cell>
          <table:table-cell office:value-type="string">
            <text:p>132.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table:style-name="ce2" office:value-type="float" office:value="2.34">
            <text:p>2.34</text:p>
          </table:table-cell>
          <table:table-cell office:value-type="float" office:value="2.53000000001">
            <text:p>2.53</text:p>
          </table:table-cell>
          <table:table-cell table:style-name="ce2" office:value-type="float" office:value="2.3">
            <text:p>2.3</text:p>
          </table:table-cell>
          <table:table-cell table:style-name="ce2" office:value-type="float" office:value="2.16">
            <text:p>2.16</text:p>
          </table:table-cell>
          <table:table-cell table:style-name="ce2" office:value-type="float" office:value="2.63">
            <text:p>2.63</text:p>
          </table:table-cell>
          <table:table-cell table:style-name="ce4" table:formula="of:=AVERAGE([.I21:.M21])" office:value-type="float" office:value="2.392000000002">
            <text:p>2.392</text:p>
          </table:table-cell>
          <table:table-cell table:style-name="ce7" table:formula="of:=STDEV([.I21];[.J21];[.K21];[.L21];[.M21])" office:value-type="float" office:value="0.187536663084022">
            <text:p>0.1875366631</text:p>
          </table:table-cell>
          <table:table-cell table:style-name="ce7" table:formula="of:=([.I21]-[.$N21])/[.$O21]" office:value-type="float" office:value="-0.277279115170681">
            <text:p>-0.2772791152</text:p>
          </table:table-cell>
          <table:table-cell table:style-name="ce7" table:formula="of:=([.J21]-[.$N21])/[.$O21]" office:value-type="float" office:value="0.735856113351937">
            <text:p>0.7358561134</text:p>
          </table:table-cell>
          <table:table-cell table:style-name="ce7" table:formula="of:=([.K21]-[.$N21])/[.$O21]" office:value-type="float" office:value="-0.490570742216849">
            <text:p>-0.4905707422</text:p>
          </table:table-cell>
          <table:table-cell table:style-name="ce7" table:formula="of:=([.L21]-[.$N21])/[.$O21]" office:value-type="float" office:value="-1.23709143687843">
            <text:p>-1.2370914369</text:p>
          </table:table-cell>
          <table:table-cell table:style-name="ce10" table:formula="of:=([.M21]-[.$N21])/[.$O21]" office:value-type="float" office:value="1.26908518091403">
            <text:p>1.2690851809</text:p>
          </table:table-cell>
          <table:table-cell table:formula="of:=[.I21]/[.$L21]" office:value-type="float" office:value="1.08333333333333">
            <text:p>1.0833333333</text:p>
          </table:table-cell>
          <table:table-cell table:formula="of:=[.J21]/[.$L21]" office:value-type="float" office:value="1.17129629630093">
            <text:p>1.1712962963</text:p>
          </table:table-cell>
          <table:table-cell table:formula="of:=[.K21]/[.$L21]" office:value-type="float" office:value="1.06481481481481">
            <text:p>1.0648148148</text:p>
          </table:table-cell>
          <table:table-cell table:formula="of:=[.M21]/[.$L21]" office:value-type="float" office:value="1.21759259259259">
            <text:p>1.2175925926</text:p>
          </table:table-cell>
          <table:table-cell table:formula="of:=MIN([.U21:.X21])" office:value-type="float" office:value="1.06481481481481">
            <text:p>1.0648148148</text:p>
          </table:table-cell>
          <table:table-cell table:formula="of:=STDEV([.U21];[.V21];[.W21];[.X21])" office:value-type="float" office:value="0.0724158531282588">
            <text:p>0.0724158531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0_10.lp</text:p>
          </table:table-cell>
          <table:table-cell office:value-type="string">
            <text:p>132.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table:style-name="ce2" office:value-type="float" office:value="2.09">
            <text:p>2.09</text:p>
          </table:table-cell>
          <table:table-cell table:style-name="ce2" office:value-type="float" office:value="2.33">
            <text:p>2.33</text:p>
          </table:table-cell>
          <table:table-cell table:style-name="ce2" office:value-type="float" office:value="2.08">
            <text:p>2.08</text:p>
          </table:table-cell>
          <table:table-cell table:style-name="ce2" office:value-type="float" office:value="2.13">
            <text:p>2.13</text:p>
          </table:table-cell>
          <table:table-cell table:style-name="ce2" office:value-type="float" office:value="2.61">
            <text:p>2.61</text:p>
          </table:table-cell>
          <table:table-cell table:style-name="ce4" table:formula="of:=AVERAGE([.I22:.M22])" office:value-type="float" office:value="2.248">
            <text:p>2.248</text:p>
          </table:table-cell>
          <table:table-cell table:style-name="ce7" table:formula="of:=STDEV([.I22];[.J22];[.K22];[.L22];[.M22])" office:value-type="float" office:value="0.226318359838525">
            <text:p>0.2263183598</text:p>
          </table:table-cell>
          <table:table-cell table:style-name="ce7" table:formula="of:=([.I22]-[.$N22])/[.$O22]" office:value-type="float" office:value="-0.698131605905642">
            <text:p>-0.6981316059</text:p>
          </table:table-cell>
          <table:table-cell table:style-name="ce7" table:formula="of:=([.J22]-[.$N22])/[.$O22]" office:value-type="float" office:value="0.362321466356091">
            <text:p>0.3623214664</text:p>
          </table:table-cell>
          <table:table-cell table:style-name="ce7" table:formula="of:=([.K22]-[.$N22])/[.$O22]" office:value-type="float" office:value="-0.742317150583214">
            <text:p>-0.7423171506</text:p>
          </table:table-cell>
          <table:table-cell table:style-name="ce7" table:formula="of:=([.L22]-[.$N22])/[.$O22]" office:value-type="float" office:value="-0.521389427195353">
            <text:p>-0.5213894272</text:p>
          </table:table-cell>
          <table:table-cell table:style-name="ce10" table:formula="of:=([.M22]-[.$N22])/[.$O22]" office:value-type="float" office:value="1.59951671732811">
            <text:p>1.5995167173</text:p>
          </table:table-cell>
          <table:table-cell table:formula="of:=[.I22]/[.$L22]" office:value-type="float" office:value="0.981220657276995">
            <text:p>0.9812206573</text:p>
          </table:table-cell>
          <table:table-cell table:formula="of:=[.J22]/[.$L22]" office:value-type="float" office:value="1.09389671361502">
            <text:p>1.0938967136</text:p>
          </table:table-cell>
          <table:table-cell table:formula="of:=[.K22]/[.$L22]" office:value-type="float" office:value="0.976525821596244">
            <text:p>0.9765258216</text:p>
          </table:table-cell>
          <table:table-cell table:formula="of:=[.M22]/[.$L22]" office:value-type="float" office:value="1.22535211267606">
            <text:p>1.2253521127</text:p>
          </table:table-cell>
          <table:table-cell table:formula="of:=MIN([.U22:.X22])" office:value-type="float" office:value="0.976525821596244">
            <text:p>0.9765258216</text:p>
          </table:table-cell>
          <table:table-cell table:formula="of:=STDEV([.U22];[.V22];[.W22];[.X22])" office:value-type="float" office:value="0.117363067031803">
            <text:p>0.117363067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0_10.lp</text:p>
          </table:table-cell>
          <table:table-cell office:value-type="string">
            <text:p>132.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office:value-type="float" office:value="364.68">
            <text:p>364.68</text:p>
          </table:table-cell>
          <table:table-cell office:value-type="float" office:value="422.44">
            <text:p>422.44</text:p>
          </table:table-cell>
          <table:table-cell office:value-type="float" office:value="350.15">
            <text:p>350.15</text:p>
          </table:table-cell>
          <table:table-cell office:value-type="float" office:value="327.98">
            <text:p>327.98</text:p>
          </table:table-cell>
          <table:table-cell office:value-type="float" office:value="589.2">
            <text:p>589.2</text:p>
          </table:table-cell>
          <table:table-cell table:style-name="ce4" table:formula="of:=AVERAGE([.I23:.M23])" office:value-type="float" office:value="410.89">
            <text:p>410.89</text:p>
          </table:table-cell>
          <table:table-cell table:style-name="ce7" table:formula="of:=STDEV([.I23];[.J23];[.K23];[.L23];[.M23])" office:value-type="float" office:value="105.625089822447">
            <text:p>105.6250898224</text:p>
          </table:table-cell>
          <table:table-cell table:style-name="ce7" table:formula="of:=([.I23]-[.$N23])/[.$O23]" office:value-type="float" office:value="-0.43749075222258">
            <text:p>-0.4374907522</text:p>
          </table:table-cell>
          <table:table-cell table:style-name="ce7" table:formula="of:=([.J23]-[.$N23])/[.$O23]" office:value-type="float" office:value="0.10934901943672">
            <text:p>0.1093490194</text:p>
          </table:table-cell>
          <table:table-cell table:style-name="ce7" table:formula="of:=([.K23]-[.$N23])/[.$O23]" office:value-type="float" office:value="-0.575052765418731">
            <text:p>-0.5750527654</text:p>
          </table:table-cell>
          <table:table-cell table:style-name="ce7" table:formula="of:=([.L23]-[.$N23])/[.$O23]" office:value-type="float" office:value="-0.78494607805181">
            <text:p>-0.7849460781</text:p>
          </table:table-cell>
          <table:table-cell table:style-name="ce10" table:formula="of:=([.M23]-[.$N23])/[.$O23]" office:value-type="float" office:value="1.6881405762564">
            <text:p>1.6881405763</text:p>
          </table:table-cell>
          <table:table-cell table:formula="of:=[.I23]/[.$L23]" office:value-type="float" office:value="1.11189706689432">
            <text:p>1.1118970669</text:p>
          </table:table-cell>
          <table:table-cell table:formula="of:=[.J23]/[.$L23]" office:value-type="float" office:value="1.28800536618086">
            <text:p>1.2880053662</text:p>
          </table:table-cell>
          <table:table-cell table:formula="of:=[.K23]/[.$L23]" office:value-type="float" office:value="1.06759558509665">
            <text:p>1.0675955851</text:p>
          </table:table-cell>
          <table:table-cell table:formula="of:=[.M23]/[.$L23]" office:value-type="float" office:value="1.79645100310995">
            <text:p>1.7964510031</text:p>
          </table:table-cell>
          <table:table-cell table:formula="of:=MIN([.U23:.X23])" office:value-type="float" office:value="1.06759558509665">
            <text:p>1.0675955851</text:p>
          </table:table-cell>
          <table:table-cell table:formula="of:=STDEV([.U23];[.V23];[.W23];[.X23])" office:value-type="float" office:value="0.33415546576812">
            <text:p>0.3341554658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_10.lp</text:p>
          </table:table-cell>
          <table:table-cell office:value-type="string">
            <text:p>66.0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office:value-type="float" office:value="0.159999999996">
            <text:p>0.16</text:p>
          </table:table-cell>
          <table:table-cell office:value-type="float" office:value="0.150000000001">
            <text:p>0.15</text:p>
          </table:table-cell>
          <table:table-cell office:value-type="float" office:value="0.160000000003">
            <text:p>0.16</text:p>
          </table:table-cell>
          <table:table-cell office:value-type="float" office:value="0.159999999996">
            <text:p>0.16</text:p>
          </table:table-cell>
          <table:table-cell office:value-type="float" office:value="0.160000000003">
            <text:p>0.16</text:p>
          </table:table-cell>
          <table:table-cell table:style-name="ce4" table:formula="of:=AVERAGE([.I24:.M24])" office:value-type="float" office:value="0.1579999999998">
            <text:p>0.158</text:p>
          </table:table-cell>
          <table:table-cell table:style-name="ce7" table:formula="of:=STDEV([.I24];[.J24];[.K24];[.L24];[.M24])" office:value-type="float" office:value="0.00447213595432876">
            <text:p>0.004472136</text:p>
          </table:table-cell>
          <table:table-cell table:style-name="ce7" table:formula="of:=([.I24]-[.$N24])/[.$O24]" office:value-type="float" office:value="0.447213594717337">
            <text:p>0.4472135947</text:p>
          </table:table-cell>
          <table:table-cell table:style-name="ce7" table:formula="of:=([.J24]-[.$N24])/[.$O24]" office:value-type="float" office:value="-1.78885438199983">
            <text:p>-1.788854382</text:p>
          </table:table-cell>
          <table:table-cell table:style-name="ce7" table:formula="of:=([.K24]-[.$N24])/[.$O24]" office:value-type="float" office:value="0.447213596282581">
            <text:p>0.4472135963</text:p>
          </table:table-cell>
          <table:table-cell table:style-name="ce7" table:formula="of:=([.L24]-[.$N24])/[.$O24]" office:value-type="float" office:value="0.447213594717337">
            <text:p>0.4472135947</text:p>
          </table:table-cell>
          <table:table-cell table:style-name="ce10" table:formula="of:=([.M24]-[.$N24])/[.$O24]" office:value-type="float" office:value="0.447213596282581">
            <text:p>0.4472135963</text:p>
          </table:table-cell>
          <table:table-cell table:formula="of:=[.I24]/[.$L24]" office:value-type="float" office:value="1">
            <text:p>1</text:p>
          </table:table-cell>
          <table:table-cell table:formula="of:=[.J24]/[.$L24]" office:value-type="float" office:value="0.937500000029687">
            <text:p>0.9375</text:p>
          </table:table-cell>
          <table:table-cell table:formula="of:=[.K24]/[.$L24]" office:value-type="float" office:value="1.00000000004375">
            <text:p>1</text:p>
          </table:table-cell>
          <table:table-cell table:formula="of:=[.M24]/[.$L24]" office:value-type="float" office:value="1.00000000004375">
            <text:p>1</text:p>
          </table:table-cell>
          <table:table-cell table:formula="of:=MIN([.U24:.X24])" office:value-type="float" office:value="0.937500000029687">
            <text:p>0.9375</text:p>
          </table:table-cell>
          <table:table-cell table:formula="of:=STDEV([.U24];[.V24];[.W24];[.X24])" office:value-type="float" office:value="0.0312499999997396">
            <text:p>0.0312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_10.lp</text:p>
          </table:table-cell>
          <table:table-cell office:value-type="string">
            <text:p>66.0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table:style-name="ce2" office:value-type="float" office:value="1.59">
            <text:p>1.59</text:p>
          </table:table-cell>
          <table:table-cell table:style-name="ce2" office:value-type="float" office:value="1.63">
            <text:p>1.63</text:p>
          </table:table-cell>
          <table:table-cell table:style-name="ce2" office:value-type="float" office:value="1.61">
            <text:p>1.61</text:p>
          </table:table-cell>
          <table:table-cell office:value-type="float" office:value="1.60999999999">
            <text:p>1.61</text:p>
          </table:table-cell>
          <table:table-cell office:value-type="float" office:value="1.64000000001">
            <text:p>1.64</text:p>
          </table:table-cell>
          <table:table-cell table:style-name="ce4" table:formula="of:=AVERAGE([.I25:.M25])" office:value-type="float" office:value="1.616">
            <text:p>1.616</text:p>
          </table:table-cell>
          <table:table-cell table:style-name="ce7" table:formula="of:=STDEV([.I25];[.J25];[.K25];[.L25];[.M25])" office:value-type="float" office:value="0.0194935886934654">
            <text:p>0.0194935887</text:p>
          </table:table-cell>
          <table:table-cell table:style-name="ce7" table:formula="of:=([.I25]-[.$N25])/[.$O25]" office:value-type="float" office:value="-1.33377185744746">
            <text:p>-1.3337718574</text:p>
          </table:table-cell>
          <table:table-cell table:style-name="ce7" table:formula="of:=([.J25]-[.$N25])/[.$O25]" office:value-type="float" office:value="0.718184846317847">
            <text:p>0.7181848463</text:p>
          </table:table-cell>
          <table:table-cell table:style-name="ce7" table:formula="of:=([.K25]-[.$N25])/[.$O25]" office:value-type="float" office:value="-0.307793505564808">
            <text:p>-0.3077935056</text:p>
          </table:table-cell>
          <table:table-cell table:style-name="ce7" table:formula="of:=([.L25]-[.$N25])/[.$O25]" office:value-type="float" office:value="-0.307793506077797">
            <text:p>-0.3077935061</text:p>
          </table:table-cell>
          <table:table-cell table:style-name="ce10" table:formula="of:=([.M25]-[.$N25])/[.$O25]" office:value-type="float" office:value="1.23117402277217">
            <text:p>1.2311740228</text:p>
          </table:table-cell>
          <table:table-cell table:formula="of:=[.I25]/[.$L25]" office:value-type="float" office:value="0.987577639757687">
            <text:p>0.9875776398</text:p>
          </table:table-cell>
          <table:table-cell table:formula="of:=[.J25]/[.$L25]" office:value-type="float" office:value="1.01242236025474">
            <text:p>1.0124223603</text:p>
          </table:table-cell>
          <table:table-cell table:formula="of:=[.K25]/[.$L25]" office:value-type="float" office:value="1.00000000000621">
            <text:p>1</text:p>
          </table:table-cell>
          <table:table-cell table:formula="of:=[.M25]/[.$L25]" office:value-type="float" office:value="1.01863354038521">
            <text:p>1.0186335404</text:p>
          </table:table-cell>
          <table:table-cell table:formula="of:=MIN([.U25:.X25])" office:value-type="float" office:value="0.987577639757687">
            <text:p>0.9875776398</text:p>
          </table:table-cell>
          <table:table-cell table:formula="of:=STDEV([.U25];[.V25];[.W25];[.X25])" office:value-type="float" office:value="0.0137723961674557">
            <text:p>0.0137723962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_10.lp</text:p>
          </table:table-cell>
          <table:table-cell office:value-type="string">
            <text:p>66.0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office:value-type="float" office:value="0.129999999997">
            <text:p>0.13</text:p>
          </table:table-cell>
          <table:table-cell office:value-type="float" office:value="0.159999999996">
            <text:p>0.16</text:p>
          </table:table-cell>
          <table:table-cell office:value-type="float" office:value="0.130000000005">
            <text:p>0.13</text:p>
          </table:table-cell>
          <table:table-cell office:value-type="float" office:value="0.150000000001">
            <text:p>0.15</text:p>
          </table:table-cell>
          <table:table-cell office:value-type="float" office:value="0.149999999994">
            <text:p>0.15</text:p>
          </table:table-cell>
          <table:table-cell table:style-name="ce4" table:formula="of:=AVERAGE([.I26:.M26])" office:value-type="float" office:value="0.1439999999986">
            <text:p>0.144</text:p>
          </table:table-cell>
          <table:table-cell table:style-name="ce7" table:formula="of:=STDEV([.I26];[.J26];[.K26];[.L26];[.M26])" office:value-type="float" office:value="0.0134164078627254">
            <text:p>0.0134164079</text:p>
          </table:table-cell>
          <table:table-cell table:style-name="ce7" table:formula="of:=([.I26]-[.$N26])/[.$O26]" office:value-type="float" office:value="-1.04349838979597">
            <text:p>-1.0434983898</text:p>
          </table:table-cell>
          <table:table-cell table:style-name="ce7" table:formula="of:=([.J26]-[.$N26])/[.$O26]" office:value-type="float" office:value="1.19256958800817">
            <text:p>1.192569588</text:p>
          </table:table-cell>
          <table:table-cell table:style-name="ce7" table:formula="of:=([.K26]-[.$N26])/[.$O26]" office:value-type="float" office:value="-1.04349838919969">
            <text:p>-1.0434983892</text:p>
          </table:table-cell>
          <table:table-cell table:style-name="ce7" table:formula="of:=([.L26]-[.$N26])/[.$O26]" office:value-type="float" office:value="0.447213595754623">
            <text:p>0.4472135958</text:p>
          </table:table-cell>
          <table:table-cell table:style-name="ce10" table:formula="of:=([.M26]-[.$N26])/[.$O26]" office:value-type="float" office:value="0.447213595232873">
            <text:p>0.4472135952</text:p>
          </table:table-cell>
          <table:table-cell table:formula="of:=[.I26]/[.$L26]" office:value-type="float" office:value="0.866666666640889">
            <text:p>0.8666666666</text:p>
          </table:table-cell>
          <table:table-cell table:formula="of:=[.J26]/[.$L26]" office:value-type="float" office:value="1.06666666663289">
            <text:p>1.0666666666</text:p>
          </table:table-cell>
          <table:table-cell table:formula="of:=[.K26]/[.$L26]" office:value-type="float" office:value="0.866666666694222">
            <text:p>0.8666666667</text:p>
          </table:table-cell>
          <table:table-cell table:formula="of:=[.M26]/[.$L26]" office:value-type="float" office:value="0.999999999953333">
            <text:p>1</text:p>
          </table:table-cell>
          <table:table-cell table:formula="of:=MIN([.U26:.X26])" office:value-type="float" office:value="0.866666666640889">
            <text:p>0.8666666666</text:p>
          </table:table-cell>
          <table:table-cell table:formula="of:=STDEV([.U26];[.V26];[.W26];[.X26])" office:value-type="float" office:value="0.0999999999785927">
            <text:p>0.1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_10.lp</text:p>
          </table:table-cell>
          <table:table-cell office:value-type="string">
            <text:p>66.0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office:value-type="float" office:value="4.78000000001">
            <text:p>4.78</text:p>
          </table:table-cell>
          <table:table-cell table:style-name="ce2" office:value-type="float" office:value="4.7">
            <text:p>4.7</text:p>
          </table:table-cell>
          <table:table-cell table:style-name="ce2" office:value-type="float" office:value="4.85">
            <text:p>4.85</text:p>
          </table:table-cell>
          <table:table-cell table:style-name="ce2" office:value-type="float" office:value="4.81">
            <text:p>4.81</text:p>
          </table:table-cell>
          <table:table-cell table:style-name="ce2" office:value-type="float" office:value="4.75">
            <text:p>4.75</text:p>
          </table:table-cell>
          <table:table-cell table:style-name="ce4" table:formula="of:=AVERAGE([.I27:.M27])" office:value-type="float" office:value="4.778000000002">
            <text:p>4.778</text:p>
          </table:table-cell>
          <table:table-cell table:style-name="ce7" table:formula="of:=STDEV([.I27];[.J27];[.K27];[.L27];[.M27])" office:value-type="float" office:value="0.0571839138220705">
            <text:p>0.0571839138</text:p>
          </table:table-cell>
          <table:table-cell table:style-name="ce7" table:formula="of:=([.I27]-[.$N27])/[.$O27]" office:value-type="float" office:value="0.0349748709789881">
            <text:p>0.034974871</text:p>
          </table:table-cell>
          <table:table-cell table:style-name="ce7" table:formula="of:=([.J27]-[.$N27])/[.$O27]" office:value-type="float" office:value="-1.36401996275909">
            <text:p>-1.3640199628</text:p>
          </table:table-cell>
          <table:table-cell table:style-name="ce7" table:formula="of:=([.K27]-[.$N27])/[.$O27]" office:value-type="float" office:value="1.2590953501719">
            <text:p>1.2590953502</text:p>
          </table:table-cell>
          <table:table-cell table:style-name="ce7" table:formula="of:=([.L27]-[.$N27])/[.$O27]" office:value-type="float" office:value="0.559597933390319">
            <text:p>0.5595979334</text:p>
          </table:table-cell>
          <table:table-cell table:style-name="ce10" table:formula="of:=([.M27]-[.$N27])/[.$O27]" office:value-type="float" office:value="-0.489648191782091">
            <text:p>-0.4896481918</text:p>
          </table:table-cell>
          <table:table-cell table:formula="of:=[.I27]/[.$L27]" office:value-type="float" office:value="0.993762993765073">
            <text:p>0.9937629938</text:p>
          </table:table-cell>
          <table:table-cell table:formula="of:=[.J27]/[.$L27]" office:value-type="float" office:value="0.977130977130977">
            <text:p>0.9771309771</text:p>
          </table:table-cell>
          <table:table-cell table:formula="of:=[.K27]/[.$L27]" office:value-type="float" office:value="1.00831600831601">
            <text:p>1.0083160083</text:p>
          </table:table-cell>
          <table:table-cell table:formula="of:=[.M27]/[.$L27]" office:value-type="float" office:value="0.987525987525987">
            <text:p>0.9875259875</text:p>
          </table:table-cell>
          <table:table-cell table:formula="of:=MIN([.U27:.X27])" office:value-type="float" office:value="0.977130977130977">
            <text:p>0.9771309771</text:p>
          </table:table-cell>
          <table:table-cell table:formula="of:=STDEV([.U27];[.V27];[.W27];[.X27])" office:value-type="float" office:value="0.0130387302303438">
            <text:p>0.0130387302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_10.lp</text:p>
          </table:table-cell>
          <table:table-cell office:value-type="string">
            <text:p>66.0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office:value-type="float" office:value="0.260000000002">
            <text:p>0.26</text:p>
          </table:table-cell>
          <table:table-cell office:value-type="float" office:value="0.239999999998">
            <text:p>0.24</text:p>
          </table:table-cell>
          <table:table-cell office:value-type="float" office:value="0.240000000005">
            <text:p>0.24</text:p>
          </table:table-cell>
          <table:table-cell office:value-type="float" office:value="0.25">
            <text:p>0.25</text:p>
          </table:table-cell>
          <table:table-cell office:value-type="float" office:value="0.259999999995">
            <text:p>0.26</text:p>
          </table:table-cell>
          <table:table-cell table:style-name="ce4" table:formula="of:=AVERAGE([.I28:.M28])" office:value-type="float" office:value="0.25">
            <text:p>0.25</text:p>
          </table:table-cell>
          <table:table-cell table:style-name="ce7" table:formula="of:=STDEV([.I28];[.J28];[.K28];[.L28];[.M28])" office:value-type="float" office:value="0.00999999999850001">
            <text:p>0.01</text:p>
          </table:table-cell>
          <table:table-cell table:style-name="ce7" table:formula="of:=([.I28]-[.$N28])/[.$O28]" office:value-type="float" office:value="1.00000000035">
            <text:p>1.0000000004</text:p>
          </table:table-cell>
          <table:table-cell table:style-name="ce7" table:formula="of:=([.J28]-[.$N28])/[.$O28]" office:value-type="float" office:value="-1.00000000035">
            <text:p>-1.0000000004</text:p>
          </table:table-cell>
          <table:table-cell table:style-name="ce7" table:formula="of:=([.K28]-[.$N28])/[.$O28]" office:value-type="float" office:value="-0.99999999965">
            <text:p>-0.9999999997</text:p>
          </table:table-cell>
          <table:table-cell table:style-name="ce7" table:formula="of:=([.L28]-[.$N28])/[.$O28]" office:value-type="float" office:value="0">
            <text:p>0</text:p>
          </table:table-cell>
          <table:table-cell table:style-name="ce10" table:formula="of:=([.M28]-[.$N28])/[.$O28]" office:value-type="float" office:value="0.99999999965">
            <text:p>0.9999999997</text:p>
          </table:table-cell>
          <table:table-cell table:formula="of:=[.I28]/[.$L28]" office:value-type="float" office:value="1.040000000008">
            <text:p>1.04</text:p>
          </table:table-cell>
          <table:table-cell table:formula="of:=[.J28]/[.$L28]" office:value-type="float" office:value="0.959999999992">
            <text:p>0.96</text:p>
          </table:table-cell>
          <table:table-cell table:formula="of:=[.K28]/[.$L28]" office:value-type="float" office:value="0.96000000002">
            <text:p>0.96</text:p>
          </table:table-cell>
          <table:table-cell table:formula="of:=[.M28]/[.$L28]" office:value-type="float" office:value="1.03999999998">
            <text:p>1.04</text:p>
          </table:table-cell>
          <table:table-cell table:formula="of:=MIN([.U28:.X28])" office:value-type="float" office:value="0.959999999992">
            <text:p>0.96</text:p>
          </table:table-cell>
          <table:table-cell table:formula="of:=STDEV([.U28];[.V28];[.W28];[.X28])" office:value-type="float" office:value="0.0461880215282419">
            <text:p>0.046188021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00_20.lp</text:p>
          </table:table-cell>
          <table:table-cell office:value-type="float" office:value="2016">
            <text:p>2016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20">
            <text:p>20</text:p>
          </table:table-cell>
          <table:table-cell table:style-name="ce2" office:value-type="float" office:value="3.11">
            <text:p>3.11</text:p>
          </table:table-cell>
          <table:table-cell table:style-name="ce2" office:value-type="float" office:value="3.8">
            <text:p>3.8</text:p>
          </table:table-cell>
          <table:table-cell table:style-name="ce2" office:value-type="float" office:value="3.11">
            <text:p>3.11</text:p>
          </table:table-cell>
          <table:table-cell table:style-name="ce2" office:value-type="float" office:value="3.42">
            <text:p>3.42</text:p>
          </table:table-cell>
          <table:table-cell table:style-name="ce2" office:value-type="float" office:value="3.47">
            <text:p>3.47</text:p>
          </table:table-cell>
          <table:table-cell table:style-name="ce4" table:formula="of:=AVERAGE([.I29:.M29])" office:value-type="float" office:value="3.382">
            <text:p>3.382</text:p>
          </table:table-cell>
          <table:table-cell table:style-name="ce7" table:formula="of:=STDEV([.I29];[.J29];[.K29];[.L29];[.M29])" office:value-type="float" office:value="0.288045135352083">
            <text:p>0.2880451354</text:p>
          </table:table-cell>
          <table:table-cell table:style-name="ce7" table:formula="of:=([.I29]-[.$N29])/[.$O29]" office:value-type="float" office:value="-0.94429645433008">
            <text:p>-0.9442964543</text:p>
          </table:table-cell>
          <table:table-cell table:style-name="ce7" table:formula="of:=([.J29]-[.$N29])/[.$O29]" office:value-type="float" office:value="1.45116146290431">
            <text:p>1.4511614629</text:p>
          </table:table-cell>
          <table:table-cell table:style-name="ce7" table:formula="of:=([.K29]-[.$N29])/[.$O29]" office:value-type="float" office:value="-0.94429645433008">
            <text:p>-0.9442964543</text:p>
          </table:table-cell>
          <table:table-cell table:style-name="ce7" table:formula="of:=([.L29]-[.$N29])/[.$O29]" office:value-type="float" office:value="0.131923769354937">
            <text:p>0.1319237694</text:p>
          </table:table-cell>
          <table:table-cell table:style-name="ce10" table:formula="of:=([.M29]-[.$N29])/[.$O29]" office:value-type="float" office:value="0.305507676400908">
            <text:p>0.3055076764</text:p>
          </table:table-cell>
          <table:table-cell table:formula="of:=[.I29]/[.$L29]" office:value-type="float" office:value="0.909356725146199">
            <text:p>0.9093567251</text:p>
          </table:table-cell>
          <table:table-cell table:formula="of:=[.J29]/[.$L29]" office:value-type="float" office:value="1.11111111111111">
            <text:p>1.1111111111</text:p>
          </table:table-cell>
          <table:table-cell table:formula="of:=[.K29]/[.$L29]" office:value-type="float" office:value="0.909356725146199">
            <text:p>0.9093567251</text:p>
          </table:table-cell>
          <table:table-cell table:formula="of:=[.M29]/[.$L29]" office:value-type="float" office:value="1.01461988304094">
            <text:p>1.014619883</text:p>
          </table:table-cell>
          <table:table-cell table:formula="of:=MIN([.U29:.X29])" office:value-type="float" office:value="0.909356725146199">
            <text:p>0.9093567251</text:p>
          </table:table-cell>
          <table:table-cell table:formula="of:=STDEV([.U29];[.V29];[.W29];[.X29])" office:value-type="float" office:value="0.0969883525767368">
            <text:p>0.0969883526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00_20.lp</text:p>
          </table:table-cell>
          <table:table-cell office:value-type="float" office:value="2016">
            <text:p>2016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20">
            <text:p>20</text:p>
          </table:table-cell>
          <table:table-cell office:value-type="float" office:value="52.38">
            <text:p>52.38</text:p>
          </table:table-cell>
          <table:table-cell office:value-type="float" office:value="49.01">
            <text:p>49.01</text:p>
          </table:table-cell>
          <table:table-cell office:value-type="float" office:value="52.05">
            <text:p>52.05</text:p>
          </table:table-cell>
          <table:table-cell office:value-type="float" office:value="49.41">
            <text:p>49.41</text:p>
          </table:table-cell>
          <table:table-cell office:value-type="float" office:value="55.88">
            <text:p>55.88</text:p>
          </table:table-cell>
          <table:table-cell table:style-name="ce4" table:formula="of:=AVERAGE([.I30:.M30])" office:value-type="float" office:value="51.746">
            <text:p>51.746</text:p>
          </table:table-cell>
          <table:table-cell table:style-name="ce7" table:formula="of:=STDEV([.I30];[.J30];[.K30];[.L30];[.M30])" office:value-type="float" office:value="2.76255859666361">
            <text:p>2.7625585967</text:p>
          </table:table-cell>
          <table:table-cell table:style-name="ce7" table:formula="of:=([.I30]-[.$N30])/[.$O30]" office:value-type="float" office:value="0.229497394468191">
            <text:p>0.2294973945</text:p>
          </table:table-cell>
          <table:table-cell table:style-name="ce7" table:formula="of:=([.J30]-[.$N30])/[.$O30]" office:value-type="float" office:value="-0.990386232279134">
            <text:p>-0.9903862323</text:p>
          </table:table-cell>
          <table:table-cell table:style-name="ce7" table:formula="of:=([.K30]-[.$N30])/[.$O30]" office:value-type="float" office:value="0.11004291469768">
            <text:p>0.1100429147</text:p>
          </table:table-cell>
          <table:table-cell table:style-name="ce7" table:formula="of:=([.L30]-[.$N30])/[.$O30]" office:value-type="float" office:value="-0.845592923466396">
            <text:p>-0.8455929235</text:p>
          </table:table-cell>
          <table:table-cell table:style-name="ce10" table:formula="of:=([.M30]-[.$N30])/[.$O30]" office:value-type="float" office:value="1.49643884657965">
            <text:p>1.4964388466</text:p>
          </table:table-cell>
          <table:table-cell table:formula="of:=[.I30]/[.$L30]" office:value-type="float" office:value="1.06010928961749">
            <text:p>1.0601092896</text:p>
          </table:table-cell>
          <table:table-cell table:formula="of:=[.J30]/[.$L30]" office:value-type="float" office:value="0.99190447277879">
            <text:p>0.9919044728</text:p>
          </table:table-cell>
          <table:table-cell table:formula="of:=[.K30]/[.$L30]" office:value-type="float" office:value="1.05343047965999">
            <text:p>1.0534304797</text:p>
          </table:table-cell>
          <table:table-cell table:formula="of:=[.M30]/[.$L30]" office:value-type="float" office:value="1.13094515280308">
            <text:p>1.1309451528</text:p>
          </table:table-cell>
          <table:table-cell table:formula="of:=MIN([.U30:.X30])" office:value-type="float" office:value="0.99190447277879">
            <text:p>0.9919044728</text:p>
          </table:table-cell>
          <table:table-cell table:formula="of:=STDEV([.U30];[.V30];[.W30];[.X30])" office:value-type="float" office:value="0.0568920819274948">
            <text:p>0.0568920819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6_4.lp</text:p>
          </table:table-cell>
          <table:table-cell office:value-type="string">
            <text:p>42.0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0.0499999999884">
            <text:p>0.05</text:p>
          </table:table-cell>
          <table:table-cell office:value-type="float" office:value="0.0500000000029">
            <text:p>0.05</text:p>
          </table:table-cell>
          <table:table-cell office:value-type="float" office:value="0.0599999999977">
            <text:p>0.06</text:p>
          </table:table-cell>
          <table:table-cell office:value-type="float" office:value="0.0500000000029">
            <text:p>0.05</text:p>
          </table:table-cell>
          <table:table-cell office:value-type="float" office:value="0.0599999999977">
            <text:p>0.06</text:p>
          </table:table-cell>
          <table:table-cell table:style-name="ce4" table:formula="of:=AVERAGE([.I31:.M31])" office:value-type="float" office:value="0.05399999999792">
            <text:p>0.054</text:p>
          </table:table-cell>
          <table:table-cell table:style-name="ce7" table:formula="of:=STDEV([.I31];[.J31];[.K31];[.L31];[.M31])" office:value-type="float" office:value="0.00547722557485083">
            <text:p>0.0054772256</text:p>
          </table:table-cell>
          <table:table-cell table:style-name="ce7" table:formula="of:=([.I31]-[.$N31])/[.$O31]" office:value-type="float" office:value="-0.730296745105105">
            <text:p>-0.7302967451</text:p>
          </table:table-cell>
          <table:table-cell table:style-name="ce7" table:formula="of:=([.J31]-[.$N31])/[.$O31]" office:value-type="float" office:value="-0.73029674245778">
            <text:p>-0.7302967425</text:p>
          </table:table-cell>
          <table:table-cell table:style-name="ce7" table:formula="of:=([.K31]-[.$N31])/[.$O31]" office:value-type="float" office:value="1.09544511501033">
            <text:p>1.095445115</text:p>
          </table:table-cell>
          <table:table-cell table:style-name="ce7" table:formula="of:=([.L31]-[.$N31])/[.$O31]" office:value-type="float" office:value="-0.73029674245778">
            <text:p>-0.7302967425</text:p>
          </table:table-cell>
          <table:table-cell table:style-name="ce10" table:formula="of:=([.M31]-[.$N31])/[.$O31]" office:value-type="float" office:value="1.09544511501033">
            <text:p>1.095445115</text:p>
          </table:table-cell>
          <table:table-cell table:formula="of:=[.I31]/[.$L31]" office:value-type="float" office:value="0.99999999971">
            <text:p>0.9999999997</text:p>
          </table:table-cell>
          <table:table-cell table:formula="of:=[.J31]/[.$L31]" office:value-type="float" office:value="1">
            <text:p>1</text:p>
          </table:table-cell>
          <table:table-cell table:formula="of:=[.K31]/[.$L31]" office:value-type="float" office:value="1.1999999998844">
            <text:p>1.1999999999</text:p>
          </table:table-cell>
          <table:table-cell table:formula="of:=[.M31]/[.$L31]" office:value-type="float" office:value="1.1999999998844">
            <text:p>1.1999999999</text:p>
          </table:table-cell>
          <table:table-cell table:formula="of:=MIN([.U31:.X31])" office:value-type="float" office:value="0.99999999971">
            <text:p>0.9999999997</text:p>
          </table:table-cell>
          <table:table-cell table:formula="of:=STDEV([.U31];[.V31];[.W31];[.X31])" office:value-type="float" office:value="0.115470053854899">
            <text:p>0.1154700539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6_4.lp</text:p>
          </table:table-cell>
          <table:table-cell office:value-type="string">
            <text:p>42.0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2" office:value-type="float" office:value="0.100000000006">
            <text:p>0.1</text:p>
          </table:table-cell>
          <table:table-cell office:value-type="float" office:value="0.0999999999913">
            <text:p>0.1</text:p>
          </table:table-cell>
          <table:table-cell office:value-type="float" office:value="0.100000000006">
            <text:p>0.1</text:p>
          </table:table-cell>
          <table:table-cell office:value-type="float" office:value="0.110000000001">
            <text:p>0.11</text:p>
          </table:table-cell>
          <table:table-cell table:style-name="ce4" table:formula="of:=AVERAGE([.I32:.M32])" office:value-type="float" office:value="0.10200000000206">
            <text:p>0.102</text:p>
          </table:table-cell>
          <table:table-cell table:style-name="ce7" table:formula="of:=STDEV([.I32];[.J32];[.K32];[.L32];[.M32])" office:value-type="float" office:value="0.00447213595440702">
            <text:p>0.004472136</text:p>
          </table:table-cell>
          <table:table-cell table:style-name="ce7" table:formula="of:=([.I32]-[.$N32])/[.$O32]" office:value-type="float" office:value="-0.447213594678204">
            <text:p>-0.4472135947</text:p>
          </table:table-cell>
          <table:table-cell table:style-name="ce7" table:formula="of:=([.J32]-[.$N32])/[.$O32]" office:value-type="float" office:value="-0.447213594678204">
            <text:p>-0.4472135947</text:p>
          </table:table-cell>
          <table:table-cell table:style-name="ce7" table:formula="of:=([.K32]-[.$N32])/[.$O32]" office:value-type="float" office:value="-0.447213597965221">
            <text:p>-0.447213598</text:p>
          </table:table-cell>
          <table:table-cell table:style-name="ce7" table:formula="of:=([.L32]-[.$N32])/[.$O32]" office:value-type="float" office:value="-0.447213594678204">
            <text:p>-0.4472135947</text:p>
          </table:table-cell>
          <table:table-cell table:style-name="ce10" table:formula="of:=([.M32]-[.$N32])/[.$O32]" office:value-type="float" office:value="1.78885438199983">
            <text:p>1.788854382</text:p>
          </table:table-cell>
          <table:table-cell table:formula="of:=[.I32]/[.$L32]" office:value-type="float" office:value="1">
            <text:p>1</text:p>
          </table:table-cell>
          <table:table-cell table:formula="of:=[.J32]/[.$L32]" office:value-type="float" office:value="1">
            <text:p>1</text:p>
          </table:table-cell>
          <table:table-cell table:formula="of:=[.K32]/[.$L32]" office:value-type="float" office:value="0.999999999853">
            <text:p>0.9999999999</text:p>
          </table:table-cell>
          <table:table-cell table:formula="of:=[.M32]/[.$L32]" office:value-type="float" office:value="1.099999999944">
            <text:p>1.0999999999</text:p>
          </table:table-cell>
          <table:table-cell table:formula="of:=MIN([.U32:.X32])" office:value-type="float" office:value="0.999999999853">
            <text:p>0.9999999999</text:p>
          </table:table-cell>
          <table:table-cell table:formula="of:=STDEV([.U32];[.V32];[.W32];[.X32])" office:value-type="float" office:value="0.0499999999965">
            <text:p>0.0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6_4.lp</text:p>
          </table:table-cell>
          <table:table-cell office:value-type="string">
            <text:p>42.0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0.0500000000029">
            <text:p>0.05</text:p>
          </table:table-cell>
          <table:table-cell office:value-type="float" office:value="0.0499999999884">
            <text:p>0.05</text:p>
          </table:table-cell>
          <table:table-cell office:value-type="float" office:value="0.0599999999977">
            <text:p>0.06</text:p>
          </table:table-cell>
          <table:table-cell office:value-type="float" office:value="0.0400000000081">
            <text:p>0.04</text:p>
          </table:table-cell>
          <table:table-cell office:value-type="float" office:value="0.0500000000029">
            <text:p>0.05</text:p>
          </table:table-cell>
          <table:table-cell table:style-name="ce4" table:formula="of:=AVERAGE([.I33:.M33])" office:value-type="float" office:value="0.05">
            <text:p>0.05</text:p>
          </table:table-cell>
          <table:table-cell table:style-name="ce7" table:formula="of:=STDEV([.I33];[.J33];[.K33];[.L33];[.M33])" office:value-type="float" office:value="0.00707106780818852">
            <text:p>0.0070710678</text:p>
          </table:table-cell>
          <table:table-cell table:style-name="ce7" table:formula="of:=([.I33]-[.$N33])/[.$O33]" office:value-type="float" office:value="0.000000000410121888730479">
            <text:p>4.10121888730479E-010</text:p>
          </table:table-cell>
          <table:table-cell table:style-name="ce7" table:formula="of:=([.J33]-[.$N33])/[.$O33]" office:value-type="float" office:value="-0.00000000164048755492192">
            <text:p>-1.64048755492192E-009</text:p>
          </table:table-cell>
          <table:table-cell table:style-name="ce7" table:formula="of:=([.K33]-[.$N33])/[.$O33]" office:value-type="float" office:value="1.41421356278322">
            <text:p>1.4142135628</text:p>
          </table:table-cell>
          <table:table-cell table:style-name="ce7" table:formula="of:=([.L33]-[.$N33])/[.$O33]" office:value-type="float" office:value="-1.41421356196297">
            <text:p>-1.414213562</text:p>
          </table:table-cell>
          <table:table-cell table:style-name="ce10" table:formula="of:=([.M33]-[.$N33])/[.$O33]" office:value-type="float" office:value="0.000000000410121888730479">
            <text:p>4.10121888730479E-010</text:p>
          </table:table-cell>
          <table:table-cell table:formula="of:=[.I33]/[.$L33]" office:value-type="float" office:value="1.24999999981938">
            <text:p>1.2499999998</text:p>
          </table:table-cell>
          <table:table-cell table:formula="of:=[.J33]/[.$L33]" office:value-type="float" office:value="1.24999999945688">
            <text:p>1.2499999995</text:p>
          </table:table-cell>
          <table:table-cell table:formula="of:=[.K33]/[.$L33]" office:value-type="float" office:value="1.49999999963875">
            <text:p>1.4999999996</text:p>
          </table:table-cell>
          <table:table-cell table:formula="of:=[.M33]/[.$L33]" office:value-type="float" office:value="1.24999999981938">
            <text:p>1.2499999998</text:p>
          </table:table-cell>
          <table:table-cell table:formula="of:=MIN([.U33:.X33])" office:value-type="float" office:value="1.24999999945688">
            <text:p>1.2499999995</text:p>
          </table:table-cell>
          <table:table-cell table:formula="of:=STDEV([.U33];[.V33];[.W33];[.X33])" office:value-type="float" office:value="0.124999999970104">
            <text:p>0.12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6_4.lp</text:p>
          </table:table-cell>
          <table:table-cell office:value-type="string">
            <text:p>42.0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2" office:value-type="float" office:value="0.119999999995">
            <text:p>0.12</text:p>
          </table:table-cell>
          <table:table-cell table:number-columns-repeated="2" office:value-type="float" office:value="0.130000000005">
            <text:p>0.13</text:p>
          </table:table-cell>
          <table:table-cell office:value-type="float" office:value="0.119999999995">
            <text:p>0.12</text:p>
          </table:table-cell>
          <table:table-cell table:style-name="ce4" table:formula="of:=AVERAGE([.I34:.M34])" office:value-type="float" office:value="0.123999999999">
            <text:p>0.124</text:p>
          </table:table-cell>
          <table:table-cell table:style-name="ce7" table:formula="of:=STDEV([.I34];[.J34];[.K34];[.L34];[.M34])" office:value-type="float" office:value="0.00547722558052889">
            <text:p>0.0054772256</text:p>
          </table:table-cell>
          <table:table-cell table:style-name="ce7" table:formula="of:=([.I34]-[.$N34])/[.$O34]" office:value-type="float" office:value="-0.73029674334022">
            <text:p>-0.7302967433</text:p>
          </table:table-cell>
          <table:table-cell table:style-name="ce7" table:formula="of:=([.J34]-[.$N34])/[.$O34]" office:value-type="float" office:value="-0.73029674334022">
            <text:p>-0.7302967433</text:p>
          </table:table-cell>
          <table:table-cell table:style-name="ce7" table:formula="of:=([.K34]-[.$N34])/[.$O34]" office:value-type="float" office:value="1.09544511501033">
            <text:p>1.095445115</text:p>
          </table:table-cell>
          <table:table-cell table:style-name="ce7" table:formula="of:=([.L34]-[.$N34])/[.$O34]" office:value-type="float" office:value="1.09544511501033">
            <text:p>1.095445115</text:p>
          </table:table-cell>
          <table:table-cell table:style-name="ce10" table:formula="of:=([.M34]-[.$N34])/[.$O34]" office:value-type="float" office:value="-0.73029674334022">
            <text:p>-0.7302967433</text:p>
          </table:table-cell>
          <table:table-cell table:formula="of:=[.I34]/[.$L34]" office:value-type="float" office:value="0.923076923002959">
            <text:p>0.923076923</text:p>
          </table:table-cell>
          <table:table-cell table:formula="of:=[.J34]/[.$L34]" office:value-type="float" office:value="0.923076923002959">
            <text:p>0.923076923</text:p>
          </table:table-cell>
          <table:table-cell table:formula="of:=[.K34]/[.$L34]" office:value-type="float" office:value="1">
            <text:p>1</text:p>
          </table:table-cell>
          <table:table-cell table:formula="of:=[.M34]/[.$L34]" office:value-type="float" office:value="0.923076923002959">
            <text:p>0.923076923</text:p>
          </table:table-cell>
          <table:table-cell table:formula="of:=MIN([.U34:.X34])" office:value-type="float" office:value="0.923076923002959">
            <text:p>0.923076923</text:p>
          </table:table-cell>
          <table:table-cell table:formula="of:=STDEV([.U34];[.V34];[.W34];[.X34])" office:value-type="float" office:value="0.0384615384985207">
            <text:p>0.038461538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6_4.lp</text:p>
          </table:table-cell>
          <table:table-cell office:value-type="string">
            <text:p>42.0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0.070000000007">
            <text:p>0.07</text:p>
          </table:table-cell>
          <table:table-cell office:value-type="float" office:value="0.0699999999924">
            <text:p>0.07</text:p>
          </table:table-cell>
          <table:table-cell office:value-type="float" office:value="0.070000000007">
            <text:p>0.07</text:p>
          </table:table-cell>
          <table:table-cell office:value-type="float" office:value="0.0599999999977">
            <text:p>0.06</text:p>
          </table:table-cell>
          <table:table-cell office:value-type="float" office:value="0.0800000000017">
            <text:p>0.08</text:p>
          </table:table-cell>
          <table:table-cell table:style-name="ce4" table:formula="of:=AVERAGE([.I35:.M35])" office:value-type="float" office:value="0.07000000000116">
            <text:p>0.07</text:p>
          </table:table-cell>
          <table:table-cell table:style-name="ce7" table:formula="of:=STDEV([.I35];[.J35];[.K35];[.L35];[.M35])" office:value-type="float" office:value="0.00707106781327969">
            <text:p>0.0070710678</text:p>
          </table:table-cell>
          <table:table-cell table:style-name="ce7" table:formula="of:=([.I35]-[.$N35])/[.$O35]" office:value-type="float" office:value="0.000000000825901997567232">
            <text:p>8.25901997567232E-010</text:p>
          </table:table-cell>
          <table:table-cell table:style-name="ce7" table:formula="of:=([.J35]-[.$N35])/[.$O35]" office:value-type="float" office:value="-0.00000000123885005242749">
            <text:p>-1.23885005242749E-009</text:p>
          </table:table-cell>
          <table:table-cell table:style-name="ce7" table:formula="of:=([.K35]-[.$N35])/[.$O35]" office:value-type="float" office:value="0.000000000825901997567232">
            <text:p>8.25901997567232E-010</text:p>
          </table:table-cell>
          <table:table-cell table:style-name="ce7" table:formula="of:=([.L35]-[.$N35])/[.$O35]" office:value-type="float" office:value="-1.41421356257957">
            <text:p>-1.4142135626</text:p>
          </table:table-cell>
          <table:table-cell table:style-name="ce10" table:formula="of:=([.M35]-[.$N35])/[.$O35]" office:value-type="float" office:value="1.41421356216662">
            <text:p>1.4142135622</text:p>
          </table:table-cell>
          <table:table-cell table:formula="of:=[.I35]/[.$L35]" office:value-type="float" office:value="1.16666666682806">
            <text:p>1.1666666668</text:p>
          </table:table-cell>
          <table:table-cell table:formula="of:=[.J35]/[.$L35]" office:value-type="float" office:value="1.16666666658472">
            <text:p>1.1666666666</text:p>
          </table:table-cell>
          <table:table-cell table:formula="of:=[.K35]/[.$L35]" office:value-type="float" office:value="1.16666666682806">
            <text:p>1.1666666668</text:p>
          </table:table-cell>
          <table:table-cell table:formula="of:=[.M35]/[.$L35]" office:value-type="float" office:value="1.33333333341278">
            <text:p>1.3333333334</text:p>
          </table:table-cell>
          <table:table-cell table:formula="of:=MIN([.U35:.X35])" office:value-type="float" office:value="1.16666666658472">
            <text:p>1.1666666666</text:p>
          </table:table-cell>
          <table:table-cell table:formula="of:=STDEV([.U35];[.V35];[.W35];[.X35])" office:value-type="float" office:value="0.0833333333329166">
            <text:p>0.0833333333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0_10.lp</text:p>
          </table:table-cell>
          <table:table-cell office:value-type="string">
            <text:p>636.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office:value-type="float" office:value="0.37000000001">
            <text:p>0.37</text:p>
          </table:table-cell>
          <table:table-cell office:value-type="float" office:value="0.309999999998">
            <text:p>0.31</text:p>
          </table:table-cell>
          <table:table-cell office:value-type="float" office:value="0.319999999992">
            <text:p>0.32</text:p>
          </table:table-cell>
          <table:table-cell office:value-type="float" office:value="0.300000000003">
            <text:p>0.3</text:p>
          </table:table-cell>
          <table:table-cell office:value-type="float" office:value="0.330000000002">
            <text:p>0.33</text:p>
          </table:table-cell>
          <table:table-cell table:style-name="ce4" table:formula="of:=AVERAGE([.I36:.M36])" office:value-type="float" office:value="0.326000000001">
            <text:p>0.326</text:p>
          </table:table-cell>
          <table:table-cell table:style-name="ce7" table:formula="of:=STDEV([.I36];[.J36];[.K36];[.L36];[.M36])" office:value-type="float" office:value="0.0270185121763764">
            <text:p>0.0270185122</text:p>
          </table:table-cell>
          <table:table-cell table:style-name="ce7" table:formula="of:=([.I36]-[.$N36])/[.$O36]" office:value-type="float" office:value="1.62851306251687">
            <text:p>1.6285130625</text:p>
          </table:table-cell>
          <table:table-cell table:style-name="ce7" table:formula="of:=([.J36]-[.$N36])/[.$O36]" office:value-type="float" office:value="-0.592186568177858">
            <text:p>-0.5921865682</text:p>
          </table:table-cell>
          <table:table-cell table:style-name="ce7" table:formula="of:=([.K36]-[.$N36])/[.$O36]" office:value-type="float" office:value="-0.222069963358162">
            <text:p>-0.2220699634</text:p>
          </table:table-cell>
          <table:table-cell table:style-name="ce7" table:formula="of:=([.L36]-[.$N36])/[.$O36]" office:value-type="float" office:value="-0.962303173034564">
            <text:p>-0.962303173</text:p>
          </table:table-cell>
          <table:table-cell table:style-name="ce10" table:formula="of:=([.M36]-[.$N36])/[.$O36]" office:value-type="float" office:value="0.148046642053717">
            <text:p>0.1480466421</text:p>
          </table:table-cell>
          <table:table-cell table:formula="of:=[.I36]/[.$L36]" office:value-type="float" office:value="1.23333333335433">
            <text:p>1.2333333334</text:p>
          </table:table-cell>
          <table:table-cell table:formula="of:=[.J36]/[.$L36]" office:value-type="float" office:value="1.03333333331633">
            <text:p>1.0333333333</text:p>
          </table:table-cell>
          <table:table-cell table:formula="of:=[.K36]/[.$L36]" office:value-type="float" office:value="1.06666666662933">
            <text:p>1.0666666666</text:p>
          </table:table-cell>
          <table:table-cell table:formula="of:=[.M36]/[.$L36]" office:value-type="float" office:value="1.09999999999567">
            <text:p>1.1</text:p>
          </table:table-cell>
          <table:table-cell table:formula="of:=MIN([.U36:.X36])" office:value-type="float" office:value="1.03333333331633">
            <text:p>1.0333333333</text:p>
          </table:table-cell>
          <table:table-cell table:formula="of:=STDEV([.U36];[.V36];[.W36];[.X36])" office:value-type="float" office:value="0.0876651880101007">
            <text:p>0.087665188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0_10.lp</text:p>
          </table:table-cell>
          <table:table-cell office:value-type="string">
            <text:p>636.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office:value-type="float" office:value="0.369999999995">
            <text:p>0.37</text:p>
          </table:table-cell>
          <table:table-cell office:value-type="float" office:value="0.37000000001">
            <text:p>0.37</text:p>
          </table:table-cell>
          <table:table-cell table:number-columns-repeated="2" office:value-type="float" office:value="0.369999999995">
            <text:p>0.37</text:p>
          </table:table-cell>
          <table:table-cell office:value-type="float" office:value="0.37000000001">
            <text:p>0.37</text:p>
          </table:table-cell>
          <table:table-cell table:style-name="ce4" table:formula="of:=AVERAGE([.I37:.M37])" office:value-type="float" office:value="0.370000000001">
            <text:p>0.37</text:p>
          </table:table-cell>
          <table:table-cell table:style-name="ce7" table:formula="of:=STDEV([.I37];[.J37];[.K37];[.L37];[.M37])" office:value-type="float" office:value="0.0000000000082158390424434">
            <text:p>8.2158390424434E-012</text:p>
          </table:table-cell>
          <table:table-cell table:style-name="ce7" table:formula="of:=([.I37]-[.$N37])/[.$O37]" office:value-type="float" office:value="-0.730300797293681">
            <text:p>-0.7303007973</text:p>
          </table:table-cell>
          <table:table-cell table:style-name="ce7" table:formula="of:=([.J37]-[.$N37])/[.$O37]" office:value-type="float" office:value="1.09544106103812">
            <text:p>1.095441061</text:p>
          </table:table-cell>
          <table:table-cell table:style-name="ce7" table:formula="of:=([.K37]-[.$N37])/[.$O37]" office:value-type="float" office:value="-0.730300797293681">
            <text:p>-0.7303007973</text:p>
          </table:table-cell>
          <table:table-cell table:style-name="ce7" table:formula="of:=([.L37]-[.$N37])/[.$O37]" office:value-type="float" office:value="-0.730300797293681">
            <text:p>-0.7303007973</text:p>
          </table:table-cell>
          <table:table-cell table:style-name="ce10" table:formula="of:=([.M37]-[.$N37])/[.$O37]" office:value-type="float" office:value="1.09544106103812">
            <text:p>1.095441061</text:p>
          </table:table-cell>
          <table:table-cell table:formula="of:=[.I37]/[.$L37]" office:value-type="float" office:value="1">
            <text:p>1</text:p>
          </table:table-cell>
          <table:table-cell table:formula="of:=[.J37]/[.$L37]" office:value-type="float" office:value="1.00000000004054">
            <text:p>1</text:p>
          </table:table-cell>
          <table:table-cell table:formula="of:=[.K37]/[.$L37]" office:value-type="float" office:value="1">
            <text:p>1</text:p>
          </table:table-cell>
          <table:table-cell table:formula="of:=[.M37]/[.$L37]" office:value-type="float" office:value="1.00000000004054">
            <text:p>1</text:p>
          </table:table-cell>
          <table:table-cell table:formula="of:=MIN([.U37:.X37])" office:value-type="float" office:value="1">
            <text:p>1</text:p>
          </table:table-cell>
          <table:table-cell table:formula="of:=STDEV([.U37];[.V37];[.W37];[.X37])" office:value-type="float" office:value="0.0000000000234060454236359">
            <text:p>2.34060454236359E-011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0_10.lp</text:p>
          </table:table-cell>
          <table:table-cell office:value-type="string">
            <text:p>636.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table:number-columns-repeated="2" office:value-type="float" office:value="0.309999999998">
            <text:p>0.31</text:p>
          </table:table-cell>
          <table:table-cell office:value-type="float" office:value="0.320000000007">
            <text:p>0.32</text:p>
          </table:table-cell>
          <table:table-cell office:value-type="float" office:value="0.309999999998">
            <text:p>0.31</text:p>
          </table:table-cell>
          <table:table-cell office:value-type="float" office:value="0.330000000002">
            <text:p>0.33</text:p>
          </table:table-cell>
          <table:table-cell table:style-name="ce4" table:formula="of:=AVERAGE([.I38:.M38])" office:value-type="float" office:value="0.3160000000006">
            <text:p>0.316</text:p>
          </table:table-cell>
          <table:table-cell table:style-name="ce7" table:formula="of:=STDEV([.I38];[.J38];[.K38];[.L38];[.M38])" office:value-type="float" office:value="0.00894427191257063">
            <text:p>0.0089442719</text:p>
          </table:table-cell>
          <table:table-cell table:style-name="ce7" table:formula="of:=([.I38]-[.$N38])/[.$O38]" office:value-type="float" office:value="-0.670820393347763">
            <text:p>-0.6708203933</text:p>
          </table:table-cell>
          <table:table-cell table:style-name="ce7" table:formula="of:=([.J38]-[.$N38])/[.$O38]" office:value-type="float" office:value="-0.670820393347763">
            <text:p>-0.6708203933</text:p>
          </table:table-cell>
          <table:table-cell table:style-name="ce7" table:formula="of:=([.K38]-[.$N38])/[.$O38]" office:value-type="float" office:value="0.447213596086932">
            <text:p>0.4472135961</text:p>
          </table:table-cell>
          <table:table-cell table:style-name="ce7" table:formula="of:=([.L38]-[.$N38])/[.$O38]" office:value-type="float" office:value="-0.670820393347763">
            <text:p>-0.6708203933</text:p>
          </table:table-cell>
          <table:table-cell table:style-name="ce10" table:formula="of:=([.M38]-[.$N38])/[.$O38]" office:value-type="float" office:value="1.56524758395637">
            <text:p>1.565247584</text:p>
          </table:table-cell>
          <table:table-cell table:formula="of:=[.I38]/[.$L38]" office:value-type="float" office:value="1">
            <text:p>1</text:p>
          </table:table-cell>
          <table:table-cell table:formula="of:=[.J38]/[.$L38]" office:value-type="float" office:value="1">
            <text:p>1</text:p>
          </table:table-cell>
          <table:table-cell table:formula="of:=[.K38]/[.$L38]" office:value-type="float" office:value="1.03225806454537">
            <text:p>1.0322580645</text:p>
          </table:table-cell>
          <table:table-cell table:formula="of:=[.M38]/[.$L38]" office:value-type="float" office:value="1.06451612904558">
            <text:p>1.064516129</text:p>
          </table:table-cell>
          <table:table-cell table:formula="of:=MIN([.U38:.X38])" office:value-type="float" office:value="1">
            <text:p>1</text:p>
          </table:table-cell>
          <table:table-cell table:formula="of:=STDEV([.U38];[.V38];[.W38];[.X38])" office:value-type="float" office:value="0.0308847454198364">
            <text:p>0.0308847454</text:p>
          </table:table-cell>
        </table:table-row>
        <table:table-row table:style-name="ro1">
          <table:table-cell table:number-columns-repeated="13"/>
          <table:table-cell table:style-name="ce4"/>
          <table:table-cell table:style-name="ce7" office:value-type="string">
            <text:p>AVG</text:p>
          </table:table-cell>
          <table:table-cell table:style-name="ce7" table:formula="of:=AVERAGE([.P2:.P38])" office:value-type="float" office:value="-0.309234833994365">
            <text:p>-0.309234834</text:p>
          </table:table-cell>
          <table:table-cell table:style-name="ce7" table:formula="of:=AVERAGE([.Q2:.Q38])" office:value-type="float" office:value="0.00116875369970896">
            <text:p>0.0011687537</text:p>
          </table:table-cell>
          <table:table-cell table:style-name="ce7" table:formula="of:=AVERAGE([.R2:.R38])" office:value-type="float" office:value="-0.260557440167643">
            <text:p>-0.2605574402</text:p>
          </table:table-cell>
          <table:table-cell table:style-name="ce7" table:formula="of:=AVERAGE([.S2:.S38])" office:value-type="float" office:value="-0.342630735683061">
            <text:p>-0.3426307357</text:p>
          </table:table-cell>
          <table:table-cell table:style-name="ce10" table:formula="of:=AVERAGE([.T2:.T38])" office:value-type="float" office:value="0.911253708312798">
            <text:p>0.9112537083</text:p>
          </table:table-cell>
          <table:table-cell table:number-columns-repeated="4"/>
          <table:table-cell office:value-type="string">
            <text:p>AVG</text:p>
          </table:table-cell>
          <table:table-cell table:formula="of:=AVERAGE([.Z2:.Z38])" office:value-type="float" office:value="0.223207361013268">
            <text:p>0.223207361</text:p>
          </table:table-cell>
        </table:table-row>
        <table:table-row table:style-name="ro1">
          <table:table-cell table:number-columns-repeated="13"/>
          <table:table-cell table:style-name="ce4"/>
          <table:table-cell table:style-name="ce7" office:value-type="string">
            <text:p>STDDEV</text:p>
          </table:table-cell>
          <table:table-cell table:style-name="ce7" table:formula="of:=STDEV([.P2];[.P3];[.P4];[.P5];[.P6];[.P7];[.P8];[.P9];[.P10];[.P11];[.P12];[.P13];[.P14];[.P15];[.P16];[.P17];[.P18];[.P19];[.P20];[.P21];[.P22];[.P23];[.P24];[.P25];[.P26];[.P27];[.P28];[.P29];[.P30];[.P31];[.P32];[.P33];[.P34];[.P35];[.P36];[.P37];[.P38];[.P39])" office:value-type="float" office:value="0.67012302262974">
            <text:p>0.6701230226</text:p>
          </table:table-cell>
          <table:table-cell table:style-name="ce7" table:formula="of:=STDEV([.Q2];[.Q3];[.Q4];[.Q5];[.Q6];[.Q7];[.Q8];[.Q9];[.Q10];[.Q11];[.Q12];[.Q13];[.Q14];[.Q15];[.Q16];[.Q17];[.Q18];[.Q19];[.Q20];[.Q21];[.Q22];[.Q23];[.Q24];[.Q25];[.Q26];[.Q27];[.Q28];[.Q29];[.Q30];[.Q31];[.Q32];[.Q33];[.Q34];[.Q35];[.Q36];[.Q37];[.Q38];[.Q39])" office:value-type="float" office:value="0.930203349765807">
            <text:p>0.9302033498</text:p>
          </table:table-cell>
          <table:table-cell table:style-name="ce7" table:formula="of:=STDEV([.R2];[.R3];[.R4];[.R5];[.R6];[.R7];[.R8];[.R9];[.R10];[.R11];[.R12];[.R13];[.R14];[.R15];[.R16];[.R17];[.R18];[.R19];[.R20];[.R21];[.R22];[.R23];[.R24];[.R25];[.R26];[.R27];[.R28];[.R29];[.R30];[.R31];[.R32];[.R33];[.R34];[.R35];[.R36];[.R37];[.R38];[.R39])" office:value-type="float" office:value="0.773715458861299">
            <text:p>0.7737154589</text:p>
          </table:table-cell>
          <table:table-cell table:style-name="ce7" table:formula="of:=STDEV([.S2];[.S3];[.S4];[.S5];[.S6];[.S7];[.S8];[.S9];[.S10];[.S11];[.S12];[.S13];[.S14];[.S15];[.S16];[.S17];[.S18];[.S19];[.S20];[.S21];[.S22];[.S23];[.S24];[.S25];[.S26];[.S27];[.S28];[.S29];[.S30];[.S31];[.S32];[.S33];[.S34];[.S35];[.S36];[.S37];[.S38];[.S39])" office:value-type="float" office:value="0.671738628236748">
            <text:p>0.6717386282</text:p>
          </table:table-cell>
          <table:table-cell table:style-name="ce10" table:formula="of:=STDEV([.T2];[.T3];[.T4];[.T5];[.T6];[.T7];[.T8];[.T9];[.T10];[.T11];[.T12];[.T13];[.T14];[.T15];[.T16];[.T17];[.T18];[.T19];[.T20];[.T21];[.T22];[.T23];[.T24];[.T25];[.T26];[.T27];[.T28];[.T29];[.T30];[.T31];[.T32];[.T33];[.T34];[.T35];[.T36];[.T37];[.T38];[.T39])" office:value-type="float" office:value="0.724217920631439">
            <text:p>0.7242179206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4"/>
          <table:table-cell table:style-name="ce7" office:value-type="string">
            <text:p>&lt;0</text:p>
          </table:table-cell>
          <table:table-cell table:style-name="ce7" table:formula="of:=COUNTIF([.P2:.P38];&quot;&lt;0&quot;)" office:value-type="float" office:value="26">
            <text:p>26</text:p>
          </table:table-cell>
          <table:table-cell table:style-name="ce7" table:formula="of:=COUNTIF([.Q2:.Q38];&quot;&lt;0&quot;)" office:value-type="float" office:value="21">
            <text:p>21</text:p>
          </table:table-cell>
          <table:table-cell table:style-name="ce7" table:formula="of:=COUNTIF([.R2:.R38];&quot;&lt;0&quot;)" office:value-type="float" office:value="25">
            <text:p>25</text:p>
          </table:table-cell>
          <table:table-cell table:style-name="ce7" table:formula="of:=COUNTIF([.S2:.S38];&quot;&lt;0&quot;)" office:value-type="float" office:value="25">
            <text:p>25</text:p>
          </table:table-cell>
          <table:table-cell table:style-name="ce10" table:formula="of:=COUNTIF([.T2:.T38];&quot;&lt;0&quot;)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5"/>
          <table:table-cell table:style-name="ce8" office:value-type="string">
            <text:p>&gt;0</text:p>
          </table:table-cell>
          <table:table-cell table:style-name="ce8" table:formula="of:=COUNTIF([.P3:.P39];&quot;&gt;=0&quot;)" office:value-type="float" office:value="11">
            <text:p>11</text:p>
          </table:table-cell>
          <table:table-cell table:style-name="ce8" table:formula="of:=COUNTIF([.Q3:.Q39];&quot;&gt;=0&quot;)" office:value-type="float" office:value="17">
            <text:p>17</text:p>
          </table:table-cell>
          <table:table-cell table:style-name="ce8" table:formula="of:=COUNTIF([.R3:.R39];&quot;&gt;=0&quot;)" office:value-type="float" office:value="12">
            <text:p>12</text:p>
          </table:table-cell>
          <table:table-cell table:style-name="ce8" table:formula="of:=COUNTIF([.S3:.S39];&quot;&gt;=0&quot;)" office:value-type="float" office:value="11">
            <text:p>11</text:p>
          </table:table-cell>
          <table:table-cell table:style-name="ce11" table:formula="of:=COUNTIF([.T3:.T39];&quot;&gt;=0&quot;)" office:value-type="float" office:value="33">
            <text:p>33</text:p>
          </table:table-cell>
          <table:table-cell table:number-columns-repeated="6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../learning-instances/sat_200_20.lp</text:p>
          </table:table-cell>
          <table:table-cell office:value-type="string">
            <text:p>dw</text:p>
          </table:table-cell>
          <table:table-cell office:value-type="float" office:value="20">
            <text:p>2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210_20.lp</text:p>
          </table:table-cell>
          <table:table-cell office:value-type="string">
            <text:p>dw</text:p>
          </table:table-cell>
          <table:table-cell office:value-type="float" office:value="20">
            <text:p>2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210_20.lp</text:p>
          </table:table-cell>
          <table:table-cell office:value-type="string">
            <text:p>dw</text:p>
          </table:table-cell>
          <table:table-cell office:value-type="float" office:value="20">
            <text:p>2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210_20.lp</text:p>
          </table:table-cell>
          <table:table-cell office:value-type="string">
            <text:p>dw</text:p>
          </table:table-cell>
          <table:table-cell office:value-type="float" office:value="20">
            <text:p>2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210_20.lp</text:p>
          </table:table-cell>
          <table:table-cell office:value-type="string">
            <text:p>dw</text:p>
          </table:table-cell>
          <table:table-cell office:value-type="float" office:value="20">
            <text:p>2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210_20.lp</text:p>
          </table:table-cell>
          <table:table-cell office:value-type="string">
            <text:p>dw</text:p>
          </table:table-cell>
          <table:table-cell office:value-type="float" office:value="20">
            <text:p>2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40_20.lp</text:p>
          </table:table-cell>
          <table:table-cell office:value-type="string">
            <text:p>dw</text:p>
          </table:table-cell>
          <table:table-cell office:value-type="float" office:value="20">
            <text:p>2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40_20.lp</text:p>
          </table:table-cell>
          <table:table-cell office:value-type="string">
            <text:p>dw</text:p>
          </table:table-cell>
          <table:table-cell office:value-type="float" office:value="20">
            <text:p>2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40_20.lp</text:p>
          </table:table-cell>
          <table:table-cell office:value-type="string">
            <text:p>dw</text:p>
          </table:table-cell>
          <table:table-cell office:value-type="float" office:value="20">
            <text:p>2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40_20.lp</text:p>
          </table:table-cell>
          <table:table-cell office:value-type="string">
            <text:p>dw</text:p>
          </table:table-cell>
          <table:table-cell office:value-type="float" office:value="20">
            <text:p>2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40_20.lp</text:p>
          </table:table-cell>
          <table:table-cell office:value-type="string">
            <text:p>dw</text:p>
          </table:table-cell>
          <table:table-cell office:value-type="float" office:value="20">
            <text:p>2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1_10.lp</text:p>
          </table:table-cell>
          <table:table-cell office:value-type="string">
            <text:p>dw</text:p>
          </table:table-cell>
          <table:table-cell office:value-type="float" office:value="10">
            <text:p>1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1_10.lp</text:p>
          </table:table-cell>
          <table:table-cell office:value-type="string">
            <text:p>dw</text:p>
          </table:table-cell>
          <table:table-cell office:value-type="float" office:value="10">
            <text:p>1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1_10.lp</text:p>
          </table:table-cell>
          <table:table-cell office:value-type="string">
            <text:p>dw</text:p>
          </table:table-cell>
          <table:table-cell office:value-type="float" office:value="10">
            <text:p>1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1_10.lp</text:p>
          </table:table-cell>
          <table:table-cell office:value-type="string">
            <text:p>dw</text:p>
          </table:table-cell>
          <table:table-cell office:value-type="float" office:value="10">
            <text:p>1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1_10.lp</text:p>
          </table:table-cell>
          <table:table-cell office:value-type="string">
            <text:p>dw</text:p>
          </table:table-cell>
          <table:table-cell office:value-type="float" office:value="10">
            <text:p>1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6_15.lp</text:p>
          </table:table-cell>
          <table:table-cell office:value-type="string">
            <text:p>dw</text:p>
          </table:table-cell>
          <table:table-cell office:value-type="float" office:value="17">
            <text:p>17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6_15.lp</text:p>
          </table:table-cell>
          <table:table-cell office:value-type="string">
            <text:p>dw</text:p>
          </table:table-cell>
          <table:table-cell office:value-type="float" office:value="17">
            <text:p>17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6_15.lp</text:p>
          </table:table-cell>
          <table:table-cell office:value-type="string">
            <text:p>dw</text:p>
          </table:table-cell>
          <table:table-cell office:value-type="float" office:value="17">
            <text:p>17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6_15.lp</text:p>
          </table:table-cell>
          <table:table-cell office:value-type="string">
            <text:p>dw</text:p>
          </table:table-cell>
          <table:table-cell office:value-type="float" office:value="17">
            <text:p>17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6_15.lp</text:p>
          </table:table-cell>
          <table:table-cell office:value-type="string">
            <text:p>dw</text:p>
          </table:table-cell>
          <table:table-cell office:value-type="float" office:value="17">
            <text:p>17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21_20.lp</text:p>
          </table:table-cell>
          <table:table-cell office:value-type="string">
            <text:p>dw</text:p>
          </table:table-cell>
          <table:table-cell office:value-type="float" office:value="22">
            <text:p>22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21_20.lp</text:p>
          </table:table-cell>
          <table:table-cell office:value-type="string">
            <text:p>dw</text:p>
          </table:table-cell>
          <table:table-cell office:value-type="float" office:value="22">
            <text:p>22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21_20.lp</text:p>
          </table:table-cell>
          <table:table-cell office:value-type="string">
            <text:p>dw</text:p>
          </table:table-cell>
          <table:table-cell office:value-type="float" office:value="22">
            <text:p>22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21_20.lp</text:p>
          </table:table-cell>
          <table:table-cell office:value-type="string">
            <text:p>dw</text:p>
          </table:table-cell>
          <table:table-cell office:value-type="float" office:value="22">
            <text:p>22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21_20.lp</text:p>
          </table:table-cell>
          <table:table-cell office:value-type="string">
            <text:p>dw</text:p>
          </table:table-cell>
          <table:table-cell office:value-type="float" office:value="22">
            <text:p>22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6_4.lp</text:p>
          </table:table-cell>
          <table:table-cell office:value-type="string">
            <text:p>dw</text:p>
          </table:table-cell>
          <table:table-cell office:value-type="float" office:value="4">
            <text:p>4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6_4.lp</text:p>
          </table:table-cell>
          <table:table-cell office:value-type="string">
            <text:p>dw</text:p>
          </table:table-cell>
          <table:table-cell office:value-type="float" office:value="4">
            <text:p>4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6_4.lp</text:p>
          </table:table-cell>
          <table:table-cell office:value-type="string">
            <text:p>dw</text:p>
          </table:table-cell>
          <table:table-cell office:value-type="float" office:value="4">
            <text:p>4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6_4.lp</text:p>
          </table:table-cell>
          <table:table-cell office:value-type="string">
            <text:p>dw</text:p>
          </table:table-cell>
          <table:table-cell office:value-type="float" office:value="4">
            <text:p>4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6_4.lp</text:p>
          </table:table-cell>
          <table:table-cell office:value-type="string">
            <text:p>dw</text:p>
          </table:table-cell>
          <table:table-cell office:value-type="float" office:value="4">
            <text:p>4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60_15.lp</text:p>
          </table:table-cell>
          <table:table-cell office:value-type="string">
            <text:p>dw</text:p>
          </table:table-cell>
          <table:table-cell office:value-type="float" office:value="15">
            <text:p>15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60_15.lp</text:p>
          </table:table-cell>
          <table:table-cell office:value-type="string">
            <text:p>dw</text:p>
          </table:table-cell>
          <table:table-cell office:value-type="float" office:value="15">
            <text:p>15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60_15.lp</text:p>
          </table:table-cell>
          <table:table-cell office:value-type="string">
            <text:p>dw</text:p>
          </table:table-cell>
          <table:table-cell office:value-type="float" office:value="15">
            <text:p>15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60_15.lp</text:p>
          </table:table-cell>
          <table:table-cell office:value-type="string">
            <text:p>dw</text:p>
          </table:table-cell>
          <table:table-cell office:value-type="float" office:value="15">
            <text:p>15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60_15.lp</text:p>
          </table:table-cell>
          <table:table-cell office:value-type="string">
            <text:p>dw</text:p>
          </table:table-cell>
          <table:table-cell office:value-type="float" office:value="15">
            <text:p>15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6_5.lp</text:p>
          </table:table-cell>
          <table:table-cell office:value-type="string">
            <text:p>dw</text:p>
          </table:table-cell>
          <table:table-cell office:value-type="float" office:value="3">
            <text:p>3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6_5.lp</text:p>
          </table:table-cell>
          <table:table-cell office:value-type="string">
            <text:p>dw</text:p>
          </table:table-cell>
          <table:table-cell office:value-type="float" office:value="3">
            <text:p>3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6_5.lp</text:p>
          </table:table-cell>
          <table:table-cell office:value-type="string">
            <text:p>dw</text:p>
          </table:table-cell>
          <table:table-cell office:value-type="float" office:value="3">
            <text:p>3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6_5.lp</text:p>
          </table:table-cell>
          <table:table-cell office:value-type="string">
            <text:p>dw</text:p>
          </table:table-cell>
          <table:table-cell office:value-type="float" office:value="3">
            <text:p>3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6_5.lp</text:p>
          </table:table-cell>
          <table:table-cell office:value-type="string">
            <text:p>dw</text:p>
          </table:table-cell>
          <table:table-cell office:value-type="float" office:value="3">
            <text:p>3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00_10.lp</text:p>
          </table:table-cell>
          <table:table-cell office:value-type="string">
            <text:p>dw</text:p>
          </table:table-cell>
          <table:table-cell office:value-type="float" office:value="10">
            <text:p>1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00_10.lp</text:p>
          </table:table-cell>
          <table:table-cell office:value-type="string">
            <text:p>dw</text:p>
          </table:table-cell>
          <table:table-cell office:value-type="float" office:value="10">
            <text:p>1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00_10.lp</text:p>
          </table:table-cell>
          <table:table-cell office:value-type="string">
            <text:p>dw</text:p>
          </table:table-cell>
          <table:table-cell office:value-type="float" office:value="10">
            <text:p>1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00_10.lp</text:p>
          </table:table-cell>
          <table:table-cell office:value-type="string">
            <text:p>dw</text:p>
          </table:table-cell>
          <table:table-cell office:value-type="float" office:value="10">
            <text:p>1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00_10.lp</text:p>
          </table:table-cell>
          <table:table-cell office:value-type="string">
            <text:p>dw</text:p>
          </table:table-cell>
          <table:table-cell office:value-type="float" office:value="10">
            <text:p>1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50_15.lp</text:p>
          </table:table-cell>
          <table:table-cell office:value-type="string">
            <text:p>dw</text:p>
          </table:table-cell>
          <table:table-cell office:value-type="float" office:value="15">
            <text:p>15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50_15.lp</text:p>
          </table:table-cell>
          <table:table-cell office:value-type="string">
            <text:p>dw</text:p>
          </table:table-cell>
          <table:table-cell office:value-type="float" office:value="15">
            <text:p>15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50_15.lp</text:p>
          </table:table-cell>
          <table:table-cell office:value-type="string">
            <text:p>dw</text:p>
          </table:table-cell>
          <table:table-cell office:value-type="float" office:value="15">
            <text:p>15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50_15.lp</text:p>
          </table:table-cell>
          <table:table-cell office:value-type="string">
            <text:p>dw</text:p>
          </table:table-cell>
          <table:table-cell office:value-type="float" office:value="15">
            <text:p>15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50_15.lp</text:p>
          </table:table-cell>
          <table:table-cell office:value-type="string">
            <text:p>dw</text:p>
          </table:table-cell>
          <table:table-cell office:value-type="float" office:value="15">
            <text:p>15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30_15.lp</text:p>
          </table:table-cell>
          <table:table-cell office:value-type="string">
            <text:p>dw</text:p>
          </table:table-cell>
          <table:table-cell office:value-type="float" office:value="14">
            <text:p>14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30_15.lp</text:p>
          </table:table-cell>
          <table:table-cell office:value-type="string">
            <text:p>dw</text:p>
          </table:table-cell>
          <table:table-cell office:value-type="float" office:value="14">
            <text:p>14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30_15.lp</text:p>
          </table:table-cell>
          <table:table-cell office:value-type="string">
            <text:p>dw</text:p>
          </table:table-cell>
          <table:table-cell office:value-type="float" office:value="14">
            <text:p>14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30_15.lp</text:p>
          </table:table-cell>
          <table:table-cell office:value-type="string">
            <text:p>dw</text:p>
          </table:table-cell>
          <table:table-cell office:value-type="float" office:value="14">
            <text:p>14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30_15.lp</text:p>
          </table:table-cell>
          <table:table-cell office:value-type="string">
            <text:p>dw</text:p>
          </table:table-cell>
          <table:table-cell office:value-type="float" office:value="14">
            <text:p>14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10_10.lp</text:p>
          </table:table-cell>
          <table:table-cell office:value-type="string">
            <text:p>dw</text:p>
          </table:table-cell>
          <table:table-cell office:value-type="float" office:value="10">
            <text:p>1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10_10.lp</text:p>
          </table:table-cell>
          <table:table-cell office:value-type="string">
            <text:p>dw</text:p>
          </table:table-cell>
          <table:table-cell office:value-type="float" office:value="10">
            <text:p>1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10_10.lp</text:p>
          </table:table-cell>
          <table:table-cell office:value-type="string">
            <text:p>dw</text:p>
          </table:table-cell>
          <table:table-cell office:value-type="float" office:value="10">
            <text:p>1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10_10.lp</text:p>
          </table:table-cell>
          <table:table-cell office:value-type="string">
            <text:p>dw</text:p>
          </table:table-cell>
          <table:table-cell office:value-type="float" office:value="10">
            <text:p>1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10_10.lp</text:p>
          </table:table-cell>
          <table:table-cell office:value-type="string">
            <text:p>dw</text:p>
          </table:table-cell>
          <table:table-cell office:value-type="float" office:value="10">
            <text:p>1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50_18.lp</text:p>
          </table:table-cell>
          <table:table-cell office:value-type="string">
            <text:p>dw</text:p>
          </table:table-cell>
          <table:table-cell office:value-type="float" office:value="18">
            <text:p>18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50_18.lp</text:p>
          </table:table-cell>
          <table:table-cell office:value-type="string">
            <text:p>dw</text:p>
          </table:table-cell>
          <table:table-cell office:value-type="float" office:value="18">
            <text:p>18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50_18.lp</text:p>
          </table:table-cell>
          <table:table-cell office:value-type="string">
            <text:p>dw</text:p>
          </table:table-cell>
          <table:table-cell office:value-type="float" office:value="18">
            <text:p>18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50_18.lp</text:p>
          </table:table-cell>
          <table:table-cell office:value-type="string">
            <text:p>dw</text:p>
          </table:table-cell>
          <table:table-cell office:value-type="float" office:value="18">
            <text:p>18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50_18.lp</text:p>
          </table:table-cell>
          <table:table-cell office:value-type="string">
            <text:p>dw</text:p>
          </table:table-cell>
          <table:table-cell office:value-type="float" office:value="18">
            <text:p>18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20_10.lp</text:p>
          </table:table-cell>
          <table:table-cell office:value-type="string">
            <text:p>dw</text:p>
          </table:table-cell>
          <table:table-cell office:value-type="float" office:value="10">
            <text:p>1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20_10.lp</text:p>
          </table:table-cell>
          <table:table-cell office:value-type="string">
            <text:p>dw</text:p>
          </table:table-cell>
          <table:table-cell office:value-type="float" office:value="10">
            <text:p>1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20_10.lp</text:p>
          </table:table-cell>
          <table:table-cell office:value-type="string">
            <text:p>dw</text:p>
          </table:table-cell>
          <table:table-cell office:value-type="float" office:value="10">
            <text:p>1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20_10.lp</text:p>
          </table:table-cell>
          <table:table-cell office:value-type="string">
            <text:p>dw</text:p>
          </table:table-cell>
          <table:table-cell office:value-type="float" office:value="10">
            <text:p>1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20_10.lp</text:p>
          </table:table-cell>
          <table:table-cell office:value-type="string">
            <text:p>dw</text:p>
          </table:table-cell>
          <table:table-cell office:value-type="float" office:value="10">
            <text:p>1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0_6.lp</text:p>
          </table:table-cell>
          <table:table-cell office:value-type="string">
            <text:p>dw</text:p>
          </table:table-cell>
          <table:table-cell office:value-type="float" office:value="7">
            <text:p>7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0_6.lp</text:p>
          </table:table-cell>
          <table:table-cell office:value-type="string">
            <text:p>dw</text:p>
          </table:table-cell>
          <table:table-cell office:value-type="float" office:value="7">
            <text:p>7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0_6.lp</text:p>
          </table:table-cell>
          <table:table-cell office:value-type="string">
            <text:p>dw</text:p>
          </table:table-cell>
          <table:table-cell office:value-type="float" office:value="7">
            <text:p>7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0_6.lp</text:p>
          </table:table-cell>
          <table:table-cell office:value-type="string">
            <text:p>dw</text:p>
          </table:table-cell>
          <table:table-cell office:value-type="float" office:value="7">
            <text:p>7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0_6.lp</text:p>
          </table:table-cell>
          <table:table-cell office:value-type="string">
            <text:p>dw</text:p>
          </table:table-cell>
          <table:table-cell office:value-type="float" office:value="7">
            <text:p>7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300_30.lp</text:p>
          </table:table-cell>
          <table:table-cell office:value-type="string">
            <text:p>dw</text:p>
          </table:table-cell>
          <table:table-cell office:value-type="float" office:value="30">
            <text:p>3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300_30.lp</text:p>
          </table:table-cell>
          <table:table-cell office:value-type="string">
            <text:p>dw</text:p>
          </table:table-cell>
          <table:table-cell office:value-type="float" office:value="30">
            <text:p>3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300_30.lp</text:p>
          </table:table-cell>
          <table:table-cell office:value-type="string">
            <text:p>dw</text:p>
          </table:table-cell>
          <table:table-cell office:value-type="float" office:value="30">
            <text:p>3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300_30.lp</text:p>
          </table:table-cell>
          <table:table-cell office:value-type="string">
            <text:p>dw</text:p>
          </table:table-cell>
          <table:table-cell office:value-type="float" office:value="30">
            <text:p>3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300_30.lp</text:p>
          </table:table-cell>
          <table:table-cell office:value-type="string">
            <text:p>dw</text:p>
          </table:table-cell>
          <table:table-cell office:value-type="float" office:value="30">
            <text:p>30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50_5.lp</text:p>
          </table:table-cell>
          <table:table-cell office:value-type="string">
            <text:p>dw</text:p>
          </table:table-cell>
          <table:table-cell office:value-type="float" office:value="5">
            <text:p>5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50_5.lp</text:p>
          </table:table-cell>
          <table:table-cell office:value-type="string">
            <text:p>dw</text:p>
          </table:table-cell>
          <table:table-cell office:value-type="float" office:value="5">
            <text:p>5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50_5.lp</text:p>
          </table:table-cell>
          <table:table-cell office:value-type="string">
            <text:p>dw</text:p>
          </table:table-cell>
          <table:table-cell office:value-type="float" office:value="5">
            <text:p>5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50_5.lp</text:p>
          </table:table-cell>
          <table:table-cell office:value-type="string">
            <text:p>dw</text:p>
          </table:table-cell>
          <table:table-cell office:value-type="float" office:value="5">
            <text:p>5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50_5.lp</text:p>
          </table:table-cell>
          <table:table-cell office:value-type="string">
            <text:p>dw</text:p>
          </table:table-cell>
          <table:table-cell office:value-type="float" office:value="5">
            <text:p>5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00_15.lp</text:p>
          </table:table-cell>
          <table:table-cell office:value-type="string">
            <text:p>dw</text:p>
          </table:table-cell>
          <table:table-cell office:value-type="float" office:value="15">
            <text:p>15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00_15.lp</text:p>
          </table:table-cell>
          <table:table-cell office:value-type="string">
            <text:p>dw</text:p>
          </table:table-cell>
          <table:table-cell office:value-type="float" office:value="15">
            <text:p>15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00_15.lp</text:p>
          </table:table-cell>
          <table:table-cell office:value-type="string">
            <text:p>dw</text:p>
          </table:table-cell>
          <table:table-cell office:value-type="float" office:value="15">
            <text:p>15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00_15.lp</text:p>
          </table:table-cell>
          <table:table-cell office:value-type="string">
            <text:p>dw</text:p>
          </table:table-cell>
          <table:table-cell office:value-type="float" office:value="15">
            <text:p>15</text:p>
          </table:table-cell>
          <table:table-cell table:number-columns-repeated="23"/>
        </table:table-row>
        <table:table-row table:style-name="ro1">
          <table:table-cell office:value-type="string">
            <text:p>../learning-instances/sat_100_15.lp</text:p>
          </table:table-cell>
          <table:table-cell office:value-type="string">
            <text:p>dw</text:p>
          </table:table-cell>
          <table:table-cell office:value-type="float" office:value="15">
            <text:p>15</text:p>
          </table:table-cell>
          <table:table-cell table:number-columns-repeated="23"/>
        </table:table-row>
      </table:table>
      <table:table table:name="Sheet2" table:style-name="ta1">
        <table:table-column table:style-name="co9" table:number-columns-repeated="3" table:default-cell-style-name="Default"/>
        <table:table-column table:style-name="co9" table:default-cell-style-name="ce1"/>
        <table:table-column table:style-name="co9" table:number-columns-repeated="8" table:default-cell-style-name="Default"/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10_20.lp</text:p>
          </table:table-cell>
          <table:table-cell office:value-type="float" office:value="2137">
            <text:p>2137</text:p>
          </table:table-cell>
          <table:table-cell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string">
            <text:p>408.04</text:p>
          </table:table-cell>
          <table:table-cell office:value-type="string">
            <text:p>412.71</text:p>
          </table:table-cell>
          <table:table-cell office:value-type="string">
            <text:p>405.2</text:p>
          </table:table-cell>
          <table:table-cell office:value-type="string">
            <text:p>381.26</text:p>
          </table:table-cell>
          <table:table-cell office:value-type="string">
            <text:p>-100.0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0_10.lp</text:p>
          </table:table-cell>
          <table:table-cell office:value-type="string">
            <text:p>132.</text:p>
          </table:table-cell>
          <table:table-cell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table:number-columns-repeated="2" office:value-type="string">
            <text:p>-100.0</text:p>
          </table:table-cell>
          <table:table-cell office:value-type="string">
            <text:p>584.19</text:p>
          </table:table-cell>
          <table:table-cell table:number-columns-repeated="2" office:value-type="string">
            <text:p>-100.0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300_30.lp</text:p>
          </table:table-cell>
          <table:table-cell office:value-type="float" office:value="4521">
            <text:p>4521</text:p>
          </table:table-cell>
          <table:table-cell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string">
            <text:p>577.48</text:p>
          </table:table-cell>
          <table:table-cell office:value-type="string">
            <text:p>-100.0</text:p>
          </table:table-cell>
          <table:table-cell office:value-type="string">
            <text:p>590.22</text:p>
          </table:table-cell>
          <table:table-cell office:value-type="string">
            <text:p>563.55</text:p>
          </table:table-cell>
          <table:table-cell office:value-type="string">
            <text:p>-100.0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300_30.lp</text:p>
          </table:table-cell>
          <table:table-cell office:value-type="float" office:value="4521">
            <text:p>4521</text:p>
          </table:table-cell>
          <table:table-cell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string">
            <text:p>573.24</text:p>
          </table:table-cell>
          <table:table-cell office:value-type="string">
            <text:p>-100.0</text:p>
          </table:table-cell>
          <table:table-cell office:value-type="string">
            <text:p>570.44</text:p>
          </table:table-cell>
          <table:table-cell table:number-columns-repeated="2" office:value-type="string">
            <text:p>-100.0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300_30.lp</text:p>
          </table:table-cell>
          <table:table-cell office:value-type="float" office:value="4521">
            <text:p>4521</text:p>
          </table:table-cell>
          <table:table-cell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string">
            <text:p>505.2</text:p>
          </table:table-cell>
          <table:table-cell office:value-type="string">
            <text:p>518.49</text:p>
          </table:table-cell>
          <table:table-cell office:value-type="string">
            <text:p>535.79</text:p>
          </table:table-cell>
          <table:table-cell office:value-type="string">
            <text:p>498.79</text:p>
          </table:table-cell>
          <table:table-cell office:value-type="string">
            <text:p>-100.0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40_20.lp</text:p>
          </table:table-cell>
          <table:table-cell office:value-type="string">
            <text:p>450.</text:p>
          </table:table-cell>
          <table:table-cell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string">
            <text:p>-100.0</text:p>
          </table:table-cell>
          <table:table-cell office:value-type="string">
            <text:p>123.7</text:p>
          </table:table-cell>
          <table:table-cell table:number-columns-repeated="2" office:value-type="string">
            <text:p>-100.0</text:p>
          </table:table-cell>
          <table:table-cell office:value-type="string">
            <text:p>544.98</text:p>
          </table:table-cell>
        </table:table-row>
      </table:table>
      <table:table table:name="Sheet1_2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number-columns-repeated="13" table:default-cell-style-name="Default"/>
        <table:table-row table:style-name="ro1">
          <table:table-cell table:number-columns-repeated="2"/>
          <table:table-cell office:value-type="string">
            <text:p>nbredgefacts</text:p>
          </table:table-cell>
          <table:table-cell office:value-type="string">
            <text:p>nbredgepred</text:p>
          </table:table-cell>
          <table:table-cell office:value-type="string">
            <text:p>defjoin</text:p>
          </table:table-cell>
          <table:table-cell office:value-type="string">
            <text:p>normalization</text:p>
          </table:table-cell>
          <table:table-cell office:value-type="string">
            <text:p>heuristic</text:p>
          </table:table-cell>
          <table:table-cell office:value-type="string">
            <text:p>jumpy</text:p>
          </table:table-cell>
          <table:table-cell office:value-type="string">
            <text:p>frumpy</text:p>
          </table:table-cell>
          <table:table-cell office:value-type="string">
            <text:p>crafty</text:p>
          </table:table-cell>
          <table:table-cell office:value-type="string">
            <text:p>none</text:p>
          </table:table-cell>
          <table:table-cell office:value-type="string">
            <text:p>nopre</text:p>
          </table:table-cell>
          <table:table-cell table:style-name="ce3" office:value-type="string">
            <text:p>avg</text:p>
          </table:table-cell>
          <table:table-cell table:style-name="ce6" office:value-type="string">
            <text:p>stddev</text:p>
          </table:table-cell>
          <table:table-cell table:style-name="ce6" office:value-type="string">
            <text:p>jumpy</text:p>
          </table:table-cell>
          <table:table-cell table:style-name="ce6" office:value-type="string">
            <text:p>frumpy</text:p>
          </table:table-cell>
          <table:table-cell table:style-name="ce6" office:value-type="string">
            <text:p>crafty</text:p>
          </table:table-cell>
          <table:table-cell table:style-name="ce6" office:value-type="string">
            <text:p>none</text:p>
          </table:table-cell>
          <table:table-cell table:style-name="ce9" office:value-type="string">
            <text:p>nopre</text:p>
          </table:table-cell>
          <table:table-cell office:value-type="string">
            <text:p>jumpy</text:p>
          </table:table-cell>
          <table:table-cell office:value-type="string">
            <text:p>frumpy</text:p>
          </table:table-cell>
          <table:table-cell office:value-type="string">
            <text:p>crafty</text:p>
          </table:table-cell>
          <table:table-cell office:value-type="string">
            <text:p>nopre</text:p>
          </table:table-cell>
          <table:table-cell/>
          <table:table-cell office:value-type="string">
            <text:p>STDDEV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0_10.lp</text:p>
          </table:table-cell>
          <table:table-cell office:value-type="string">
            <text:p>571.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table:number-columns-repeated="3" office:value-type="float" office:value="0.3">
            <text:p>0.3</text:p>
          </table:table-cell>
          <table:table-cell table:number-columns-repeated="2" office:value-type="float" office:value="0.31">
            <text:p>0.31</text:p>
          </table:table-cell>
          <table:table-cell table:style-name="ce4" table:formula="of:=AVERAGE([.H2:.L2])" office:value-type="float" office:value="0.304">
            <text:p>0.304</text:p>
          </table:table-cell>
          <table:table-cell table:style-name="ce7" table:formula="of:=STDEV([.H2];[.I2];[.J2];[.K2];[.L2])" office:value-type="float" office:value="0.00547722557505164">
            <text:p>0.0054772256</text:p>
          </table:table-cell>
          <table:table-cell table:style-name="ce7" table:formula="of:=([.H2]-[.$M2])/[.$N2]" office:value-type="float" office:value="-0.730296743340225">
            <text:p>-0.7302967433</text:p>
          </table:table-cell>
          <table:table-cell table:style-name="ce7" table:formula="of:=([.I2]-[.$M2])/[.$N2]" office:value-type="float" office:value="-0.730296743340225">
            <text:p>-0.7302967433</text:p>
          </table:table-cell>
          <table:table-cell table:style-name="ce7" table:formula="of:=([.J2]-[.$M2])/[.$N2]" office:value-type="float" office:value="-0.730296743340225">
            <text:p>-0.7302967433</text:p>
          </table:table-cell>
          <table:table-cell table:style-name="ce7" table:formula="of:=([.K2]-[.$M2])/[.$N2]" office:value-type="float" office:value="1.09544511501033">
            <text:p>1.095445115</text:p>
          </table:table-cell>
          <table:table-cell table:style-name="ce10" table:formula="of:=([.L2]-[.$M2])/[.$N2]" office:value-type="float" office:value="1.09544511501033">
            <text:p>1.095445115</text:p>
          </table:table-cell>
          <table:table-cell table:formula="of:=[.H2]/[.$K2]" office:value-type="float" office:value="0.967741935483871">
            <text:p>0.9677419355</text:p>
          </table:table-cell>
          <table:table-cell table:formula="of:=[.I2]/[.$K2]" office:value-type="float" office:value="0.967741935483871">
            <text:p>0.9677419355</text:p>
          </table:table-cell>
          <table:table-cell table:formula="of:=[.J2]/[.$K2]" office:value-type="float" office:value="0.967741935483871">
            <text:p>0.9677419355</text:p>
          </table:table-cell>
          <table:table-cell table:formula="of:=[.L2]/[.$K2]" office:value-type="float" office:value="1">
            <text:p>1</text:p>
          </table:table-cell>
          <table:table-cell table:formula="of:=MIN([.T2:.W2])" office:value-type="float" office:value="0.967741935483871">
            <text:p>0.9677419355</text:p>
          </table:table-cell>
          <table:table-cell table:formula="of:=STDEV([.T2];[.U2];[.V2];[.W2])" office:value-type="float" office:value="0.0161290322580644">
            <text:p>0.0161290323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0_10.lp</text:p>
          </table:table-cell>
          <table:table-cell office:value-type="string">
            <text:p>571.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table:number-columns-repeated="4" office:value-type="float" office:value="0.41">
            <text:p>0.41</text:p>
          </table:table-cell>
          <table:table-cell office:value-type="float" office:value="0.43">
            <text:p>0.43</text:p>
          </table:table-cell>
          <table:table-cell table:style-name="ce4" table:formula="of:=AVERAGE([.H3:.L3])" office:value-type="float" office:value="0.414">
            <text:p>0.414</text:p>
          </table:table-cell>
          <table:table-cell table:style-name="ce7" table:formula="of:=STDEV([.H3];[.I3];[.J3];[.K3];[.L3])" office:value-type="float" office:value="0.00894427190999914">
            <text:p>0.0089442719</text:p>
          </table:table-cell>
          <table:table-cell table:style-name="ce7" table:formula="of:=([.H3]-[.$M3])/[.$N3]" office:value-type="float" office:value="-0.447213595499953">
            <text:p>-0.4472135955</text:p>
          </table:table-cell>
          <table:table-cell table:style-name="ce7" table:formula="of:=([.I3]-[.$M3])/[.$N3]" office:value-type="float" office:value="-0.447213595499953">
            <text:p>-0.4472135955</text:p>
          </table:table-cell>
          <table:table-cell table:style-name="ce7" table:formula="of:=([.J3]-[.$M3])/[.$N3]" office:value-type="float" office:value="-0.447213595499953">
            <text:p>-0.4472135955</text:p>
          </table:table-cell>
          <table:table-cell table:style-name="ce7" table:formula="of:=([.K3]-[.$M3])/[.$N3]" office:value-type="float" office:value="-0.447213595499953">
            <text:p>-0.4472135955</text:p>
          </table:table-cell>
          <table:table-cell table:style-name="ce10" table:formula="of:=([.L3]-[.$M3])/[.$N3]" office:value-type="float" office:value="1.78885438199984">
            <text:p>1.788854382</text:p>
          </table:table-cell>
          <table:table-cell table:formula="of:=[.H3]/[.$K3]" office:value-type="float" office:value="1">
            <text:p>1</text:p>
          </table:table-cell>
          <table:table-cell table:formula="of:=[.I3]/[.$K3]" office:value-type="float" office:value="1">
            <text:p>1</text:p>
          </table:table-cell>
          <table:table-cell table:formula="of:=[.J3]/[.$K3]" office:value-type="float" office:value="1">
            <text:p>1</text:p>
          </table:table-cell>
          <table:table-cell table:formula="of:=[.L3]/[.$K3]" office:value-type="float" office:value="1.04878048780488">
            <text:p>1.0487804878</text:p>
          </table:table-cell>
          <table:table-cell table:formula="of:=MIN([.T3:.W3])" office:value-type="float" office:value="1">
            <text:p>1</text:p>
          </table:table-cell>
          <table:table-cell table:formula="of:=STDEV([.T3];[.U3];[.V3];[.W3])" office:value-type="float" office:value="0.0243902439024389">
            <text:p>0.0243902439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0_10.lp</text:p>
          </table:table-cell>
          <table:table-cell office:value-type="string">
            <text:p>571.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0.28">
            <text:p>0.28</text:p>
          </table:table-cell>
          <table:table-cell office:value-type="float" office:value="0.29">
            <text:p>0.29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0.29">
            <text:p>0.29</text:p>
          </table:table-cell>
          <table:table-cell table:style-name="ce4" table:formula="of:=AVERAGE([.H4:.L4])" office:value-type="float" office:value="0.284">
            <text:p>0.284</text:p>
          </table:table-cell>
          <table:table-cell table:style-name="ce7" table:formula="of:=STDEV([.H4];[.I4];[.J4];[.K4];[.L4])" office:value-type="float" office:value="0.00894427190999914">
            <text:p>0.0089442719</text:p>
          </table:table-cell>
          <table:table-cell table:style-name="ce7" table:formula="of:=([.H4]-[.$M4])/[.$N4]" office:value-type="float" office:value="-0.447213595499959">
            <text:p>-0.4472135955</text:p>
          </table:table-cell>
          <table:table-cell table:style-name="ce7" table:formula="of:=([.I4]-[.$M4])/[.$N4]" office:value-type="float" office:value="0.670820393249933">
            <text:p>0.6708203932</text:p>
          </table:table-cell>
          <table:table-cell table:style-name="ce7" table:formula="of:=([.J4]-[.$M4])/[.$N4]" office:value-type="float" office:value="-1.56524758424986">
            <text:p>-1.5652475842</text:p>
          </table:table-cell>
          <table:table-cell table:style-name="ce7" table:formula="of:=([.K4]-[.$M4])/[.$N4]" office:value-type="float" office:value="0.670820393249933">
            <text:p>0.6708203932</text:p>
          </table:table-cell>
          <table:table-cell table:style-name="ce10" table:formula="of:=([.L4]-[.$M4])/[.$N4]" office:value-type="float" office:value="0.670820393249933">
            <text:p>0.6708203932</text:p>
          </table:table-cell>
          <table:table-cell table:formula="of:=[.H4]/[.$K4]" office:value-type="float" office:value="0.965517241379311">
            <text:p>0.9655172414</text:p>
          </table:table-cell>
          <table:table-cell table:formula="of:=[.I4]/[.$K4]" office:value-type="float" office:value="1">
            <text:p>1</text:p>
          </table:table-cell>
          <table:table-cell table:formula="of:=[.J4]/[.$K4]" office:value-type="float" office:value="0.931034482758621">
            <text:p>0.9310344828</text:p>
          </table:table-cell>
          <table:table-cell table:formula="of:=[.L4]/[.$K4]" office:value-type="float" office:value="1">
            <text:p>1</text:p>
          </table:table-cell>
          <table:table-cell table:formula="of:=MIN([.T4:.W4])" office:value-type="float" office:value="0.931034482758621">
            <text:p>0.9310344828</text:p>
          </table:table-cell>
          <table:table-cell table:formula="of:=STDEV([.T4];[.U4];[.V4];[.W4])" office:value-type="float" office:value="0.0330147278536668">
            <text:p>0.0330147279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10_20.lp</text:p>
          </table:table-cell>
          <table:table-cell office:value-type="float" office:value="2137">
            <text:p>2137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table:style-name="ce2" office:value-type="float" office:value="7.85">
            <text:p>7.85</text:p>
          </table:table-cell>
          <table:table-cell office:value-type="float" office:value="17.15">
            <text:p>17.15</text:p>
          </table:table-cell>
          <table:table-cell table:style-name="ce2" office:value-type="float" office:value="8.04">
            <text:p>8.04</text:p>
          </table:table-cell>
          <table:table-cell table:style-name="ce2" office:value-type="float" office:value="10.99">
            <text:p>10.99</text:p>
          </table:table-cell>
          <table:table-cell office:value-type="float" office:value="15.98">
            <text:p>15.98</text:p>
          </table:table-cell>
          <table:table-cell table:style-name="ce4" table:formula="of:=AVERAGE([.H5:.L5])" office:value-type="float" office:value="12.002">
            <text:p>12.002</text:p>
          </table:table-cell>
          <table:table-cell table:style-name="ce7" table:formula="of:=STDEV([.H5];[.I5];[.J5];[.K5];[.L5])" office:value-type="float" office:value="4.36712376742405">
            <text:p>4.3671237674</text:p>
          </table:table-cell>
          <table:table-cell table:style-name="ce7" table:formula="of:=([.H5]-[.$M5])/[.$N5]" office:value-type="float" office:value="-0.950740171591029">
            <text:p>-0.9507401716</text:p>
          </table:table-cell>
          <table:table-cell table:style-name="ce7" table:formula="of:=([.I5]-[.$M5])/[.$N5]" office:value-type="float" office:value="1.17880790061431">
            <text:p>1.1788079006</text:p>
          </table:table-cell>
          <table:table-cell table:style-name="ce7" table:formula="of:=([.J5]-[.$M5])/[.$N5]" office:value-type="float" office:value="-0.90723327549221">
            <text:p>-0.9072332755</text:p>
          </table:table-cell>
          <table:table-cell table:style-name="ce7" table:formula="of:=([.K5]-[.$M5])/[.$N5]" office:value-type="float" office:value="-0.231731467642129">
            <text:p>-0.2317314676</text:p>
          </table:table-cell>
          <table:table-cell table:style-name="ce10" table:formula="of:=([.L5]-[.$M5])/[.$N5]" office:value-type="float" office:value="0.910897014111058">
            <text:p>0.9108970141</text:p>
          </table:table-cell>
          <table:table-cell table:formula="of:=[.H5]/[.$K5]" office:value-type="float" office:value="0.714285714285714">
            <text:p>0.7142857143</text:p>
          </table:table-cell>
          <table:table-cell table:formula="of:=[.I5]/[.$K5]" office:value-type="float" office:value="1.56050955414013">
            <text:p>1.5605095541</text:p>
          </table:table-cell>
          <table:table-cell table:formula="of:=[.J5]/[.$K5]" office:value-type="float" office:value="0.731574158325751">
            <text:p>0.7315741583</text:p>
          </table:table-cell>
          <table:table-cell table:formula="of:=[.L5]/[.$K5]" office:value-type="float" office:value="1.4540491355778">
            <text:p>1.4540491356</text:p>
          </table:table-cell>
          <table:table-cell table:formula="of:=MIN([.T5:.W5])" office:value-type="float" office:value="0.714285714285714">
            <text:p>0.7142857143</text:p>
          </table:table-cell>
          <table:table-cell table:formula="of:=STDEV([.T5];[.U5];[.V5];[.W5])" office:value-type="float" office:value="0.454979981320313">
            <text:p>0.4549799813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10_20.lp</text:p>
          </table:table-cell>
          <table:table-cell office:value-type="float" office:value="2137">
            <text:p>2137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09.02">
            <text:p>409.02</text:p>
          </table:table-cell>
          <table:table-cell office:value-type="float" office:value="391.27">
            <text:p>391.27</text:p>
          </table:table-cell>
          <table:table-cell office:value-type="float" office:value="409.28">
            <text:p>409.28</text:p>
          </table:table-cell>
          <table:table-cell office:value-type="float" office:value="369.62">
            <text:p>369.62</text:p>
          </table:table-cell>
          <table:table-cell office:value-type="float" office:value="468.77">
            <text:p>468.77</text:p>
          </table:table-cell>
          <table:table-cell table:style-name="ce4" table:formula="of:=AVERAGE([.H6:.L6])" office:value-type="float" office:value="409.592">
            <text:p>409.592</text:p>
          </table:table-cell>
          <table:table-cell table:style-name="ce7" table:formula="of:=STDEV([.H6];[.I6];[.J6];[.K6];[.L6])" office:value-type="float" office:value="36.8643346610243">
            <text:p>36.864334661</text:p>
          </table:table-cell>
          <table:table-cell table:style-name="ce7" table:formula="of:=([.H6]-[.$M6])/[.$N6]" office:value-type="float" office:value="-0.0155163521940561">
            <text:p>-0.0155163522</text:p>
          </table:table-cell>
          <table:table-cell table:style-name="ce7" table:formula="of:=([.I6]-[.$M6])/[.$N6]" office:value-type="float" office:value="-0.497011547027088">
            <text:p>-0.497011547</text:p>
          </table:table-cell>
          <table:table-cell table:style-name="ce7" table:formula="of:=([.J6]-[.$M6])/[.$N6]" office:value-type="float" office:value="-0.00846346483312178">
            <text:p>-0.0084634648</text:p>
          </table:table-cell>
          <table:table-cell table:style-name="ce7" table:formula="of:=([.K6]-[.$M6])/[.$N6]" office:value-type="float" office:value="-1.08430005227414">
            <text:p>-1.0843000523</text:p>
          </table:table-cell>
          <table:table-cell table:style-name="ce10" table:formula="of:=([.L6]-[.$M6])/[.$N6]" office:value-type="float" office:value="1.6052914163284">
            <text:p>1.6052914163</text:p>
          </table:table-cell>
          <table:table-cell table:formula="of:=[.H6]/[.$K6]" office:value-type="float" office:value="1.10659596342189">
            <text:p>1.1065959634</text:p>
          </table:table-cell>
          <table:table-cell table:formula="of:=[.I6]/[.$K6]" office:value-type="float" office:value="1.05857367025594">
            <text:p>1.0585736703</text:p>
          </table:table-cell>
          <table:table-cell table:formula="of:=[.J6]/[.$K6]" office:value-type="float" office:value="1.10729938856123">
            <text:p>1.1072993886</text:p>
          </table:table-cell>
          <table:table-cell table:formula="of:=[.L6]/[.$K6]" office:value-type="float" office:value="1.26824847140306">
            <text:p>1.2682484714</text:p>
          </table:table-cell>
          <table:table-cell table:formula="of:=MIN([.T6:.W6])" office:value-type="float" office:value="1.05857367025594">
            <text:p>1.0585736703</text:p>
          </table:table-cell>
          <table:table-cell table:formula="of:=STDEV([.T6];[.U6];[.V6];[.W6])" office:value-type="float" office:value="0.0915971678567477">
            <text:p>0.0915971679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50_5.lp</text:p>
          </table:table-cell>
          <table:table-cell office:value-type="string">
            <text:p>163.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0.0200000000004">
            <text:p>0.02</text:p>
          </table:table-cell>
          <table:table-cell office:value-type="float" office:value="0.0299999999988">
            <text:p>0.03</text:p>
          </table:table-cell>
          <table:table-cell table:number-columns-repeated="2" office:value-type="float" office:value="0.0300000000007">
            <text:p>0.03</text:p>
          </table:table-cell>
          <table:table-cell office:value-type="float" office:value="0.0299999999988">
            <text:p>0.03</text:p>
          </table:table-cell>
          <table:table-cell table:style-name="ce4" table:formula="of:=AVERAGE([.H7:.L7])" office:value-type="float" office:value="0.02799999999988">
            <text:p>0.028</text:p>
          </table:table-cell>
          <table:table-cell table:style-name="ce7" table:formula="of:=STDEV([.H7];[.I7];[.J7];[.K7];[.L7])" office:value-type="float" office:value="0.00447213595470889">
            <text:p>0.004472136</text:p>
          </table:table-cell>
          <table:table-cell table:style-name="ce7" table:formula="of:=([.H7]-[.$M7])/[.$N7]" office:value-type="float" office:value="-1.78885438199983">
            <text:p>-1.788854382</text:p>
          </table:table-cell>
          <table:table-cell table:style-name="ce7" table:formula="of:=([.I7]-[.$M7])/[.$N7]" office:value-type="float" office:value="0.447213595287532">
            <text:p>0.4472135953</text:p>
          </table:table-cell>
          <table:table-cell table:style-name="ce7" table:formula="of:=([.J7]-[.$M7])/[.$N7]" office:value-type="float" office:value="0.447213595712385">
            <text:p>0.4472135957</text:p>
          </table:table-cell>
          <table:table-cell table:style-name="ce7" table:formula="of:=([.K7]-[.$M7])/[.$N7]" office:value-type="float" office:value="0.447213595712385">
            <text:p>0.4472135957</text:p>
          </table:table-cell>
          <table:table-cell table:style-name="ce10" table:formula="of:=([.L7]-[.$M7])/[.$N7]" office:value-type="float" office:value="0.447213595287532">
            <text:p>0.4472135953</text:p>
          </table:table-cell>
          <table:table-cell table:formula="of:=[.H7]/[.$K7]" office:value-type="float" office:value="0.666666666664444">
            <text:p>0.6666666667</text:p>
          </table:table-cell>
          <table:table-cell table:formula="of:=[.I7]/[.$K7]" office:value-type="float" office:value="0.999999999936667">
            <text:p>0.9999999999</text:p>
          </table:table-cell>
          <table:table-cell table:formula="of:=[.J7]/[.$K7]" office:value-type="float" office:value="1">
            <text:p>1</text:p>
          </table:table-cell>
          <table:table-cell table:formula="of:=[.L7]/[.$K7]" office:value-type="float" office:value="0.999999999936667">
            <text:p>0.9999999999</text:p>
          </table:table-cell>
          <table:table-cell table:formula="of:=MIN([.T7:.W7])" office:value-type="float" office:value="0.666666666664444">
            <text:p>0.6666666667</text:p>
          </table:table-cell>
          <table:table-cell table:formula="of:=STDEV([.T7];[.U7];[.V7];[.W7])" office:value-type="float" office:value="0.166666666646667">
            <text:p>0.1666666666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50_5.lp</text:p>
          </table:table-cell>
          <table:table-cell office:value-type="string">
            <text:p>163.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0.0200000000004">
            <text:p>0.02</text:p>
          </table:table-cell>
          <table:table-cell office:value-type="float" office:value="0.0400000000009">
            <text:p>0.04</text:p>
          </table:table-cell>
          <table:table-cell office:value-type="float" office:value="0.0299999999988">
            <text:p>0.03</text:p>
          </table:table-cell>
          <table:table-cell office:value-type="float" office:value="0.0200000000004">
            <text:p>0.02</text:p>
          </table:table-cell>
          <table:table-cell office:value-type="float" office:value="0.0300000000007">
            <text:p>0.03</text:p>
          </table:table-cell>
          <table:table-cell table:style-name="ce4" table:formula="of:=AVERAGE([.H8:.L8])" office:value-type="float" office:value="0.02800000000024">
            <text:p>0.028</text:p>
          </table:table-cell>
          <table:table-cell table:style-name="ce7" table:formula="of:=STDEV([.H8];[.I8];[.J8];[.K8];[.L8])" office:value-type="float" office:value="0.00836660026544235">
            <text:p>0.0083666003</text:p>
          </table:table-cell>
          <table:table-cell table:style-name="ce7" table:formula="of:=([.H8]-[.$M8])/[.$N8]" office:value-type="float" office:value="-0.95618288743678">
            <text:p>-0.9561828874</text:p>
          </table:table-cell>
          <table:table-cell table:style-name="ce7" table:formula="of:=([.I8]-[.$M8])/[.$N8]" office:value-type="float" office:value="1.43427433126274">
            <text:p>1.4342743313</text:p>
          </table:table-cell>
          <table:table-cell table:style-name="ce7" table:formula="of:=([.J8]-[.$M8])/[.$N8]" office:value-type="float" office:value="0.239045721691863">
            <text:p>0.2390457217</text:p>
          </table:table-cell>
          <table:table-cell table:style-name="ce7" table:formula="of:=([.K8]-[.$M8])/[.$N8]" office:value-type="float" office:value="-0.95618288743678">
            <text:p>-0.9561828874</text:p>
          </table:table-cell>
          <table:table-cell table:style-name="ce10" table:formula="of:=([.L8]-[.$M8])/[.$N8]" office:value-type="float" office:value="0.239045721918957">
            <text:p>0.2390457219</text:p>
          </table:table-cell>
          <table:table-cell table:formula="of:=[.H8]/[.$K8]" office:value-type="float" office:value="1">
            <text:p>1</text:p>
          </table:table-cell>
          <table:table-cell table:formula="of:=[.I8]/[.$K8]" office:value-type="float" office:value="2.000000000005">
            <text:p>2</text:p>
          </table:table-cell>
          <table:table-cell table:formula="of:=[.J8]/[.$K8]" office:value-type="float" office:value="1.49999999991">
            <text:p>1.4999999999</text:p>
          </table:table-cell>
          <table:table-cell table:formula="of:=[.L8]/[.$K8]" office:value-type="float" office:value="1.500000000005">
            <text:p>1.5</text:p>
          </table:table-cell>
          <table:table-cell table:formula="of:=MIN([.T8:.W8])" office:value-type="float" office:value="1">
            <text:p>1</text:p>
          </table:table-cell>
          <table:table-cell table:formula="of:=STDEV([.T8];[.U8];[.V8];[.W8])" office:value-type="float" office:value="0.408248290465904">
            <text:p>0.408248290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50_5.lp</text:p>
          </table:table-cell>
          <table:table-cell office:value-type="string">
            <text:p>163.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0.0299999999988">
            <text:p>0.03</text:p>
          </table:table-cell>
          <table:table-cell office:value-type="float" office:value="0.0200000000004">
            <text:p>0.02</text:p>
          </table:table-cell>
          <table:table-cell office:value-type="float" office:value="0.0300000000007">
            <text:p>0.03</text:p>
          </table:table-cell>
          <table:table-cell office:value-type="float" office:value="0.0299999999988">
            <text:p>0.03</text:p>
          </table:table-cell>
          <table:table-cell office:value-type="float" office:value="0.0300000000007">
            <text:p>0.03</text:p>
          </table:table-cell>
          <table:table-cell table:style-name="ce4" table:formula="of:=AVERAGE([.H9:.L9])" office:value-type="float" office:value="0.02799999999988">
            <text:p>0.028</text:p>
          </table:table-cell>
          <table:table-cell table:style-name="ce7" table:formula="of:=STDEV([.H9];[.I9];[.J9];[.K9];[.L9])" office:value-type="float" office:value="0.00447213595470889">
            <text:p>0.004472136</text:p>
          </table:table-cell>
          <table:table-cell table:style-name="ce7" table:formula="of:=([.H9]-[.$M9])/[.$N9]" office:value-type="float" office:value="0.447213595287532">
            <text:p>0.4472135953</text:p>
          </table:table-cell>
          <table:table-cell table:style-name="ce7" table:formula="of:=([.I9]-[.$M9])/[.$N9]" office:value-type="float" office:value="-1.78885438199983">
            <text:p>-1.788854382</text:p>
          </table:table-cell>
          <table:table-cell table:style-name="ce7" table:formula="of:=([.J9]-[.$M9])/[.$N9]" office:value-type="float" office:value="0.447213595712385">
            <text:p>0.4472135957</text:p>
          </table:table-cell>
          <table:table-cell table:style-name="ce7" table:formula="of:=([.K9]-[.$M9])/[.$N9]" office:value-type="float" office:value="0.447213595287532">
            <text:p>0.4472135953</text:p>
          </table:table-cell>
          <table:table-cell table:style-name="ce10" table:formula="of:=([.L9]-[.$M9])/[.$N9]" office:value-type="float" office:value="0.447213595712385">
            <text:p>0.4472135957</text:p>
          </table:table-cell>
          <table:table-cell table:formula="of:=[.H9]/[.$K9]" office:value-type="float" office:value="1">
            <text:p>1</text:p>
          </table:table-cell>
          <table:table-cell table:formula="of:=[.I9]/[.$K9]" office:value-type="float" office:value="0.666666666706667">
            <text:p>0.6666666667</text:p>
          </table:table-cell>
          <table:table-cell table:formula="of:=[.J9]/[.$K9]" office:value-type="float" office:value="1.00000000006333">
            <text:p>1.0000000001</text:p>
          </table:table-cell>
          <table:table-cell table:formula="of:=[.L9]/[.$K9]" office:value-type="float" office:value="1.00000000006333">
            <text:p>1.0000000001</text:p>
          </table:table-cell>
          <table:table-cell table:formula="of:=MIN([.T9:.W9])" office:value-type="float" office:value="0.666666666706667">
            <text:p>0.6666666667</text:p>
          </table:table-cell>
          <table:table-cell table:formula="of:=STDEV([.T9];[.U9];[.V9];[.W9])" office:value-type="float" office:value="0.166666666667778">
            <text:p>0.1666666667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50_5.lp</text:p>
          </table:table-cell>
          <table:table-cell office:value-type="string">
            <text:p>163.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table:number-columns-repeated="2" table:style-name="ce2" office:value-type="float" office:value="4.08">
            <text:p>4.08</text:p>
          </table:table-cell>
          <table:table-cell table:style-name="ce2" office:value-type="float" office:value="4.11">
            <text:p>4.11</text:p>
          </table:table-cell>
          <table:table-cell table:style-name="ce2" office:value-type="float" office:value="4.1">
            <text:p>4.1</text:p>
          </table:table-cell>
          <table:table-cell table:style-name="ce2" office:value-type="float" office:value="6.81">
            <text:p>6.81</text:p>
          </table:table-cell>
          <table:table-cell table:style-name="ce4" table:formula="of:=AVERAGE([.H10:.L10])" office:value-type="float" office:value="4.636">
            <text:p>4.636</text:p>
          </table:table-cell>
          <table:table-cell table:style-name="ce7" table:formula="of:=STDEV([.H10];[.I10];[.J10];[.K10];[.L10])" office:value-type="float" office:value="1.21537237092177">
            <text:p>1.2153723709</text:p>
          </table:table-cell>
          <table:table-cell table:style-name="ce7" table:formula="of:=([.H10]-[.$M10])/[.$N10]" office:value-type="float" office:value="-0.457472963268299">
            <text:p>-0.4574729633</text:p>
          </table:table-cell>
          <table:table-cell table:style-name="ce7" table:formula="of:=([.I10]-[.$M10])/[.$N10]" office:value-type="float" office:value="-0.457472963268299">
            <text:p>-0.4574729633</text:p>
          </table:table-cell>
          <table:table-cell table:style-name="ce7" table:formula="of:=([.J10]-[.$M10])/[.$N10]" office:value-type="float" office:value="-0.432789170286197">
            <text:p>-0.4327891703</text:p>
          </table:table-cell>
          <table:table-cell table:style-name="ce7" table:formula="of:=([.K10]-[.$M10])/[.$N10]" office:value-type="float" office:value="-0.441017101280231">
            <text:p>-0.4410171013</text:p>
          </table:table-cell>
          <table:table-cell table:style-name="ce10" table:formula="of:=([.L10]-[.$M10])/[.$N10]" office:value-type="float" office:value="1.78875219810303">
            <text:p>1.7887521981</text:p>
          </table:table-cell>
          <table:table-cell table:formula="of:=[.H10]/[.$K10]" office:value-type="float" office:value="0.995121951219512">
            <text:p>0.9951219512</text:p>
          </table:table-cell>
          <table:table-cell table:formula="of:=[.I10]/[.$K10]" office:value-type="float" office:value="0.995121951219512">
            <text:p>0.9951219512</text:p>
          </table:table-cell>
          <table:table-cell table:formula="of:=[.J10]/[.$K10]" office:value-type="float" office:value="1.00243902439024">
            <text:p>1.0024390244</text:p>
          </table:table-cell>
          <table:table-cell table:formula="of:=[.L10]/[.$K10]" office:value-type="float" office:value="1.6609756097561">
            <text:p>1.6609756098</text:p>
          </table:table-cell>
          <table:table-cell table:formula="of:=MIN([.T10:.W10])" office:value-type="float" office:value="0.995121951219512">
            <text:p>0.9951219512</text:p>
          </table:table-cell>
          <table:table-cell table:formula="of:=STDEV([.T10];[.U10];[.V10];[.W10])" office:value-type="float" office:value="0.331725250591259">
            <text:p>0.3317252506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50_5.lp</text:p>
          </table:table-cell>
          <table:table-cell office:value-type="string">
            <text:p>163.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table:style-name="ce2" office:value-type="float" office:value="1.63">
            <text:p>1.63</text:p>
          </table:table-cell>
          <table:table-cell table:style-name="ce2" office:value-type="float" office:value="1.61">
            <text:p>1.61</text:p>
          </table:table-cell>
          <table:table-cell table:style-name="ce2" office:value-type="float" office:value="1.68">
            <text:p>1.68</text:p>
          </table:table-cell>
          <table:table-cell table:style-name="ce2" office:value-type="float" office:value="1.72">
            <text:p>1.72</text:p>
          </table:table-cell>
          <table:table-cell table:style-name="ce2" office:value-type="float" office:value="2.31">
            <text:p>2.31</text:p>
          </table:table-cell>
          <table:table-cell table:style-name="ce4" table:formula="of:=AVERAGE([.H11:.L11])" office:value-type="float" office:value="1.79">
            <text:p>1.79</text:p>
          </table:table-cell>
          <table:table-cell table:style-name="ce7" table:formula="of:=STDEV([.H11];[.I11];[.J11];[.K11];[.L11])" office:value-type="float" office:value="0.293853705098302">
            <text:p>0.2938537051</text:p>
          </table:table-cell>
          <table:table-cell table:style-name="ce7" table:formula="of:=([.H11]-[.$M11])/[.$N11]" office:value-type="float" office:value="-0.544488625544046">
            <text:p>-0.5444886255</text:p>
          </table:table-cell>
          <table:table-cell table:style-name="ce7" table:formula="of:=([.I11]-[.$M11])/[.$N11]" office:value-type="float" office:value="-0.612549703737051">
            <text:p>-0.6125497037</text:p>
          </table:table-cell>
          <table:table-cell table:style-name="ce7" table:formula="of:=([.J11]-[.$M11])/[.$N11]" office:value-type="float" office:value="-0.37433593006153">
            <text:p>-0.3743359301</text:p>
          </table:table-cell>
          <table:table-cell table:style-name="ce7" table:formula="of:=([.K11]-[.$M11])/[.$N11]" office:value-type="float" office:value="-0.238213773675519">
            <text:p>-0.2382137737</text:p>
          </table:table-cell>
          <table:table-cell table:style-name="ce10" table:formula="of:=([.L11]-[.$M11])/[.$N11]" office:value-type="float" office:value="1.76958803301815">
            <text:p>1.769588033</text:p>
          </table:table-cell>
          <table:table-cell table:formula="of:=[.H11]/[.$K11]" office:value-type="float" office:value="0.947674418604651">
            <text:p>0.9476744186</text:p>
          </table:table-cell>
          <table:table-cell table:formula="of:=[.I11]/[.$K11]" office:value-type="float" office:value="0.936046511627907">
            <text:p>0.9360465116</text:p>
          </table:table-cell>
          <table:table-cell table:formula="of:=[.J11]/[.$K11]" office:value-type="float" office:value="0.976744186046512">
            <text:p>0.976744186</text:p>
          </table:table-cell>
          <table:table-cell table:formula="of:=[.L11]/[.$K11]" office:value-type="float" office:value="1.34302325581395">
            <text:p>1.3430232558</text:p>
          </table:table-cell>
          <table:table-cell table:formula="of:=MIN([.T11:.W11])" office:value-type="float" office:value="0.936046511627907">
            <text:p>0.9360465116</text:p>
          </table:table-cell>
          <table:table-cell table:formula="of:=STDEV([.T11];[.U11];[.V11];[.W11])" office:value-type="float" office:value="0.195518049176112">
            <text:p>0.1955180492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50_15.lp</text:p>
          </table:table-cell>
          <table:table-cell office:value-type="float" office:value="1315">
            <text:p>1315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35.59">
            <text:p>35.59</text:p>
          </table:table-cell>
          <table:table-cell office:value-type="float" office:value="62.87">
            <text:p>62.87</text:p>
          </table:table-cell>
          <table:table-cell office:value-type="float" office:value="36.55">
            <text:p>36.55</text:p>
          </table:table-cell>
          <table:table-cell office:value-type="float" office:value="58.5">
            <text:p>58.5</text:p>
          </table:table-cell>
          <table:table-cell office:value-type="float" office:value="260.51">
            <text:p>260.51</text:p>
          </table:table-cell>
          <table:table-cell table:style-name="ce4" table:formula="of:=AVERAGE([.H12:.L12])" office:value-type="float" office:value="90.804">
            <text:p>90.804</text:p>
          </table:table-cell>
          <table:table-cell table:style-name="ce7" table:formula="of:=STDEV([.H12];[.I12];[.J12];[.K12];[.L12])" office:value-type="float" office:value="95.6766239998047">
            <text:p>95.6766239998</text:p>
          </table:table-cell>
          <table:table-cell table:style-name="ce7" table:formula="of:=([.H12]-[.$M12])/[.$N12]" office:value-type="float" office:value="-0.577089760191713">
            <text:p>-0.5770897602</text:p>
          </table:table-cell>
          <table:table-cell table:style-name="ce7" table:formula="of:=([.I12]-[.$M12])/[.$N12]" office:value-type="float" office:value="-0.291962642829632">
            <text:p>-0.2919626428</text:p>
          </table:table-cell>
          <table:table-cell table:style-name="ce7" table:formula="of:=([.J12]-[.$M12])/[.$N12]" office:value-type="float" office:value="-0.567055961340262">
            <text:p>-0.5670559613</text:p>
          </table:table-cell>
          <table:table-cell table:style-name="ce7" table:formula="of:=([.K12]-[.$M12])/[.$N12]" office:value-type="float" office:value="-0.337637331351344">
            <text:p>-0.3376373314</text:p>
          </table:table-cell>
          <table:table-cell table:style-name="ce10" table:formula="of:=([.L12]-[.$M12])/[.$N12]" office:value-type="float" office:value="1.77374569571295">
            <text:p>1.7737456957</text:p>
          </table:table-cell>
          <table:table-cell table:formula="of:=[.H12]/[.$K12]" office:value-type="float" office:value="0.608376068376068">
            <text:p>0.6083760684</text:p>
          </table:table-cell>
          <table:table-cell table:formula="of:=[.I12]/[.$K12]" office:value-type="float" office:value="1.07470085470085">
            <text:p>1.0747008547</text:p>
          </table:table-cell>
          <table:table-cell table:formula="of:=[.J12]/[.$K12]" office:value-type="float" office:value="0.624786324786325">
            <text:p>0.6247863248</text:p>
          </table:table-cell>
          <table:table-cell table:formula="of:=[.L12]/[.$K12]" office:value-type="float" office:value="4.45316239316239">
            <text:p>4.4531623932</text:p>
          </table:table-cell>
          <table:table-cell table:formula="of:=MIN([.T12:.W12])" office:value-type="float" office:value="0.608376068376068">
            <text:p>0.6083760684</text:p>
          </table:table-cell>
          <table:table-cell table:formula="of:=STDEV([.T12];[.U12];[.V12];[.W12])" office:value-type="float" office:value="1.85456640840312">
            <text:p>1.8545664084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_5.lp</text:p>
          </table:table-cell>
          <table:table-cell office:value-type="string">
            <text:p>26.0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table:number-columns-repeated="2" office:value-type="float" office:value="0.0400000000009">
            <text:p>0.04</text:p>
          </table:table-cell>
          <table:table-cell table:number-columns-repeated="2" office:value-type="float" office:value="0.0299999999988">
            <text:p>0.03</text:p>
          </table:table-cell>
          <table:table-cell office:value-type="float" office:value="0.0400000000009">
            <text:p>0.04</text:p>
          </table:table-cell>
          <table:table-cell table:style-name="ce4" table:formula="of:=AVERAGE([.H13:.L13])" office:value-type="float" office:value="0.03600000000006">
            <text:p>0.036</text:p>
          </table:table-cell>
          <table:table-cell table:style-name="ce7" table:formula="of:=STDEV([.H13];[.I13];[.J13];[.K13];[.L13])" office:value-type="float" office:value="0.00547722557620188">
            <text:p>0.0054772256</text:p>
          </table:table-cell>
          <table:table-cell table:style-name="ce7" table:formula="of:=([.H13]-[.$M13])/[.$N13]" office:value-type="float" office:value="0.730296743340222">
            <text:p>0.7302967433</text:p>
          </table:table-cell>
          <table:table-cell table:style-name="ce7" table:formula="of:=([.I13]-[.$M13])/[.$N13]" office:value-type="float" office:value="0.730296743340222">
            <text:p>0.7302967433</text:p>
          </table:table-cell>
          <table:table-cell table:style-name="ce7" table:formula="of:=([.J13]-[.$M13])/[.$N13]" office:value-type="float" office:value="-1.09544511501033">
            <text:p>-1.095445115</text:p>
          </table:table-cell>
          <table:table-cell table:style-name="ce7" table:formula="of:=([.K13]-[.$M13])/[.$N13]" office:value-type="float" office:value="-1.09544511501033">
            <text:p>-1.095445115</text:p>
          </table:table-cell>
          <table:table-cell table:style-name="ce10" table:formula="of:=([.L13]-[.$M13])/[.$N13]" office:value-type="float" office:value="0.730296743340222">
            <text:p>0.7302967433</text:p>
          </table:table-cell>
          <table:table-cell table:formula="of:=[.H13]/[.$K13]" office:value-type="float" office:value="1.33333333341667">
            <text:p>1.3333333334</text:p>
          </table:table-cell>
          <table:table-cell table:formula="of:=[.I13]/[.$K13]" office:value-type="float" office:value="1.33333333341667">
            <text:p>1.3333333334</text:p>
          </table:table-cell>
          <table:table-cell table:formula="of:=[.J13]/[.$K13]" office:value-type="float" office:value="1">
            <text:p>1</text:p>
          </table:table-cell>
          <table:table-cell table:formula="of:=[.L13]/[.$K13]" office:value-type="float" office:value="1.33333333341667">
            <text:p>1.3333333334</text:p>
          </table:table-cell>
          <table:table-cell table:formula="of:=MIN([.T13:.W13])" office:value-type="float" office:value="1">
            <text:p>1</text:p>
          </table:table-cell>
          <table:table-cell table:formula="of:=STDEV([.T13];[.U13];[.V13];[.W13])" office:value-type="float" office:value="0.166666666708333">
            <text:p>0.1666666667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_5.lp</text:p>
          </table:table-cell>
          <table:table-cell office:value-type="string">
            <text:p>26.0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table:number-columns-repeated="2" office:value-type="float" office:value="0.110000000001">
            <text:p>0.11</text:p>
          </table:table-cell>
          <table:table-cell office:value-type="float" office:value="0.0999999999985">
            <text:p>0.1</text:p>
          </table:table-cell>
          <table:table-cell table:number-columns-repeated="2" office:value-type="float" office:value="0.110000000001">
            <text:p>0.11</text:p>
          </table:table-cell>
          <table:table-cell table:style-name="ce4" table:formula="of:=AVERAGE([.H14:.L14])" office:value-type="float" office:value="0.1080000000005">
            <text:p>0.108</text:p>
          </table:table-cell>
          <table:table-cell table:style-name="ce7" table:formula="of:=STDEV([.H14];[.I14];[.J14];[.K14];[.L14])" office:value-type="float" office:value="0.00447213595611761">
            <text:p>0.004472136</text:p>
          </table:table-cell>
          <table:table-cell table:style-name="ce7" table:formula="of:=([.H14]-[.$M14])/[.$N14]" office:value-type="float" office:value="0.447213595499959">
            <text:p>0.4472135955</text:p>
          </table:table-cell>
          <table:table-cell table:style-name="ce7" table:formula="of:=([.I14]-[.$M14])/[.$N14]" office:value-type="float" office:value="0.447213595499959">
            <text:p>0.4472135955</text:p>
          </table:table-cell>
          <table:table-cell table:style-name="ce7" table:formula="of:=([.J14]-[.$M14])/[.$N14]" office:value-type="float" office:value="-1.78885438199983">
            <text:p>-1.788854382</text:p>
          </table:table-cell>
          <table:table-cell table:style-name="ce7" table:formula="of:=([.K14]-[.$M14])/[.$N14]" office:value-type="float" office:value="0.447213595499959">
            <text:p>0.4472135955</text:p>
          </table:table-cell>
          <table:table-cell table:style-name="ce10" table:formula="of:=([.L14]-[.$M14])/[.$N14]" office:value-type="float" office:value="0.447213595499959">
            <text:p>0.4472135955</text:p>
          </table:table-cell>
          <table:table-cell table:formula="of:=[.H14]/[.$K14]" office:value-type="float" office:value="1">
            <text:p>1</text:p>
          </table:table-cell>
          <table:table-cell table:formula="of:=[.I14]/[.$K14]" office:value-type="float" office:value="1">
            <text:p>1</text:p>
          </table:table-cell>
          <table:table-cell table:formula="of:=[.J14]/[.$K14]" office:value-type="float" office:value="0.909090909069008">
            <text:p>0.9090909091</text:p>
          </table:table-cell>
          <table:table-cell table:formula="of:=[.L14]/[.$K14]" office:value-type="float" office:value="1">
            <text:p>1</text:p>
          </table:table-cell>
          <table:table-cell table:formula="of:=MIN([.T14:.W14])" office:value-type="float" office:value="0.909090909069008">
            <text:p>0.9090909091</text:p>
          </table:table-cell>
          <table:table-cell table:formula="of:=STDEV([.T14];[.U14];[.V14];[.W14])" office:value-type="float" office:value="0.0454545454654958">
            <text:p>0.045454545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_5.lp</text:p>
          </table:table-cell>
          <table:table-cell office:value-type="string">
            <text:p>26.0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table:number-columns-repeated="2" office:value-type="float" office:value="0.0400000000009">
            <text:p>0.04</text:p>
          </table:table-cell>
          <table:table-cell table:number-columns-repeated="2" office:value-type="float" office:value="0.0299999999988">
            <text:p>0.03</text:p>
          </table:table-cell>
          <table:table-cell office:value-type="float" office:value="0.0400000000009">
            <text:p>0.04</text:p>
          </table:table-cell>
          <table:table-cell table:style-name="ce4" table:formula="of:=AVERAGE([.H15:.L15])" office:value-type="float" office:value="0.03600000000006">
            <text:p>0.036</text:p>
          </table:table-cell>
          <table:table-cell table:style-name="ce7" table:formula="of:=STDEV([.H15];[.I15];[.J15];[.K15];[.L15])" office:value-type="float" office:value="0.00547722557620188">
            <text:p>0.0054772256</text:p>
          </table:table-cell>
          <table:table-cell table:style-name="ce7" table:formula="of:=([.H15]-[.$M15])/[.$N15]" office:value-type="float" office:value="0.730296743340222">
            <text:p>0.7302967433</text:p>
          </table:table-cell>
          <table:table-cell table:style-name="ce7" table:formula="of:=([.I15]-[.$M15])/[.$N15]" office:value-type="float" office:value="0.730296743340222">
            <text:p>0.7302967433</text:p>
          </table:table-cell>
          <table:table-cell table:style-name="ce7" table:formula="of:=([.J15]-[.$M15])/[.$N15]" office:value-type="float" office:value="-1.09544511501033">
            <text:p>-1.095445115</text:p>
          </table:table-cell>
          <table:table-cell table:style-name="ce7" table:formula="of:=([.K15]-[.$M15])/[.$N15]" office:value-type="float" office:value="-1.09544511501033">
            <text:p>-1.095445115</text:p>
          </table:table-cell>
          <table:table-cell table:style-name="ce10" table:formula="of:=([.L15]-[.$M15])/[.$N15]" office:value-type="float" office:value="0.730296743340222">
            <text:p>0.7302967433</text:p>
          </table:table-cell>
          <table:table-cell table:formula="of:=[.H15]/[.$K15]" office:value-type="float" office:value="1.33333333341667">
            <text:p>1.3333333334</text:p>
          </table:table-cell>
          <table:table-cell table:formula="of:=[.I15]/[.$K15]" office:value-type="float" office:value="1.33333333341667">
            <text:p>1.3333333334</text:p>
          </table:table-cell>
          <table:table-cell table:formula="of:=[.J15]/[.$K15]" office:value-type="float" office:value="1">
            <text:p>1</text:p>
          </table:table-cell>
          <table:table-cell table:formula="of:=[.L15]/[.$K15]" office:value-type="float" office:value="1.33333333341667">
            <text:p>1.3333333334</text:p>
          </table:table-cell>
          <table:table-cell table:formula="of:=MIN([.T15:.W15])" office:value-type="float" office:value="1">
            <text:p>1</text:p>
          </table:table-cell>
          <table:table-cell table:formula="of:=STDEV([.T15];[.U15];[.V15];[.W15])" office:value-type="float" office:value="0.166666666708333">
            <text:p>0.1666666667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_5.lp</text:p>
          </table:table-cell>
          <table:table-cell office:value-type="string">
            <text:p>26.0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239999999998">
            <text:p>0.24</text:p>
          </table:table-cell>
          <table:table-cell office:value-type="float" office:value="0.260000000002">
            <text:p>0.26</text:p>
          </table:table-cell>
          <table:table-cell office:value-type="float" office:value="0.299999999999">
            <text:p>0.3</text:p>
          </table:table-cell>
          <table:table-cell table:style-name="ce4" table:formula="of:=AVERAGE([.H16:.L16])" office:value-type="float" office:value="0.2599999999998">
            <text:p>0.26</text:p>
          </table:table-cell>
          <table:table-cell table:style-name="ce7" table:formula="of:=STDEV([.H16];[.I16];[.J16];[.K16];[.L16])" office:value-type="float" office:value="0.0234520787991172">
            <text:p>0.0234520788</text:p>
          </table:table-cell>
          <table:table-cell table:style-name="ce7" table:formula="of:=([.H16]-[.$M16])/[.$N16]" office:value-type="float" office:value="-0.426401432702693">
            <text:p>-0.4264014327</text:p>
          </table:table-cell>
          <table:table-cell table:style-name="ce7" table:formula="of:=([.I16]-[.$M16])/[.$N16]" office:value-type="float" office:value="-0.426401432702693">
            <text:p>-0.4264014327</text:p>
          </table:table-cell>
          <table:table-cell table:style-name="ce7" table:formula="of:=([.J16]-[.$M16])/[.$N16]" office:value-type="float" office:value="-0.852802865499194">
            <text:p>-0.8528028655</text:p>
          </table:table-cell>
          <table:table-cell table:style-name="ce7" table:formula="of:=([.K16]-[.$M16])/[.$N16]" office:value-type="float" office:value="0.0000000000938090803993047">
            <text:p>9.38090803993047E-011</text:p>
          </table:table-cell>
          <table:table-cell table:style-name="ce10" table:formula="of:=([.L16]-[.$M16])/[.$N16]" office:value-type="float" office:value="1.70560573081077">
            <text:p>1.7056057308</text:p>
          </table:table-cell>
          <table:table-cell table:formula="of:=[.H16]/[.$K16]" office:value-type="float" office:value="0.961538461531065">
            <text:p>0.9615384615</text:p>
          </table:table-cell>
          <table:table-cell table:formula="of:=[.I16]/[.$K16]" office:value-type="float" office:value="0.961538461531065">
            <text:p>0.9615384615</text:p>
          </table:table-cell>
          <table:table-cell table:formula="of:=[.J16]/[.$K16]" office:value-type="float" office:value="0.92307692306213">
            <text:p>0.9230769231</text:p>
          </table:table-cell>
          <table:table-cell table:formula="of:=[.L16]/[.$K16]" office:value-type="float" office:value="1.15384615383343">
            <text:p>1.1538461538</text:p>
          </table:table-cell>
          <table:table-cell table:formula="of:=MIN([.T16:.W16])" office:value-type="float" office:value="0.92307692306213">
            <text:p>0.9230769231</text:p>
          </table:table-cell>
          <table:table-cell table:formula="of:=STDEV([.T16];[.U16];[.V16];[.W16])" office:value-type="float" office:value="0.104154338520173">
            <text:p>0.104154338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_5.lp</text:p>
          </table:table-cell>
          <table:table-cell office:value-type="string">
            <text:p>26.0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0.0299999999988">
            <text:p>0.03</text:p>
          </table:table-cell>
          <table:table-cell office:value-type="float" office:value="0.0300000000025">
            <text:p>0.03</text:p>
          </table:table-cell>
          <table:table-cell office:value-type="float" office:value="0.0400000000009">
            <text:p>0.04</text:p>
          </table:table-cell>
          <table:table-cell office:value-type="float" office:value="0.0299999999988">
            <text:p>0.03</text:p>
          </table:table-cell>
          <table:table-cell office:value-type="float" office:value="0.0400000000009">
            <text:p>0.04</text:p>
          </table:table-cell>
          <table:table-cell table:style-name="ce4" table:formula="of:=AVERAGE([.H17:.L17])" office:value-type="float" office:value="0.03400000000038">
            <text:p>0.034</text:p>
          </table:table-cell>
          <table:table-cell table:style-name="ce7" table:formula="of:=STDEV([.H17];[.I17];[.J17];[.K17];[.L17])" office:value-type="float" office:value="0.00547722557552636">
            <text:p>0.0054772256</text:p>
          </table:table-cell>
          <table:table-cell table:style-name="ce7" table:formula="of:=([.H17]-[.$M17])/[.$N17]" office:value-type="float" office:value="-0.730296743565397">
            <text:p>-0.7302967436</text:p>
          </table:table-cell>
          <table:table-cell table:style-name="ce7" table:formula="of:=([.I17]-[.$M17])/[.$N17]" office:value-type="float" office:value="-0.730296742889872">
            <text:p>-0.7302967429</text:p>
          </table:table-cell>
          <table:table-cell table:style-name="ce7" table:formula="of:=([.J17]-[.$M17])/[.$N17]" office:value-type="float" office:value="1.09544511501033">
            <text:p>1.095445115</text:p>
          </table:table-cell>
          <table:table-cell table:style-name="ce7" table:formula="of:=([.K17]-[.$M17])/[.$N17]" office:value-type="float" office:value="-0.730296743565397">
            <text:p>-0.7302967436</text:p>
          </table:table-cell>
          <table:table-cell table:style-name="ce10" table:formula="of:=([.L17]-[.$M17])/[.$N17]" office:value-type="float" office:value="1.09544511501033">
            <text:p>1.095445115</text:p>
          </table:table-cell>
          <table:table-cell table:formula="of:=[.H17]/[.$K17]" office:value-type="float" office:value="1">
            <text:p>1</text:p>
          </table:table-cell>
          <table:table-cell table:formula="of:=[.I17]/[.$K17]" office:value-type="float" office:value="1.00000000012333">
            <text:p>1.0000000001</text:p>
          </table:table-cell>
          <table:table-cell table:formula="of:=[.J17]/[.$K17]" office:value-type="float" office:value="1.33333333341667">
            <text:p>1.3333333334</text:p>
          </table:table-cell>
          <table:table-cell table:formula="of:=[.L17]/[.$K17]" office:value-type="float" office:value="1.33333333341667">
            <text:p>1.3333333334</text:p>
          </table:table-cell>
          <table:table-cell table:formula="of:=MIN([.T17:.W17])" office:value-type="float" office:value="1">
            <text:p>1</text:p>
          </table:table-cell>
          <table:table-cell table:formula="of:=STDEV([.T17];[.U17];[.V17];[.W17])" office:value-type="float" office:value="0.192450089742385">
            <text:p>0.1924500897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0_15.lp</text:p>
          </table:table-cell>
          <table:table-cell office:value-type="string">
            <text:p>761.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330.86">
            <text:p>330.86</text:p>
          </table:table-cell>
          <table:table-cell office:value-type="float" office:value="570.24">
            <text:p>570.24</text:p>
          </table:table-cell>
          <table:table-cell office:value-type="float" office:value="281.54">
            <text:p>281.54</text:p>
          </table:table-cell>
          <table:table-cell office:value-type="float" office:value="186.56">
            <text:p>186.56</text:p>
          </table:table-cell>
          <table:table-cell office:value-type="float" office:value="297.51">
            <text:p>297.51</text:p>
          </table:table-cell>
          <table:table-cell table:style-name="ce4" table:formula="of:=AVERAGE([.H18:.L18])" office:value-type="float" office:value="333.342">
            <text:p>333.342</text:p>
          </table:table-cell>
          <table:table-cell table:style-name="ce7" table:formula="of:=STDEV([.H18];[.I18];[.J18];[.K18];[.L18])" office:value-type="float" office:value="142.862834285198">
            <text:p>142.8628342852</text:p>
          </table:table-cell>
          <table:table-cell table:style-name="ce7" table:formula="of:=([.H18]-[.$M18])/[.$N18]" office:value-type="float" office:value="-0.0173733078474779">
            <text:p>-0.0173733078</text:p>
          </table:table-cell>
          <table:table-cell table:style-name="ce7" table:formula="of:=([.I18]-[.$M18])/[.$N18]" office:value-type="float" office:value="1.65821993652372">
            <text:p>1.6582199365</text:p>
          </table:table-cell>
          <table:table-cell table:style-name="ce7" table:formula="of:=([.J18]-[.$M18])/[.$N18]" office:value-type="float" office:value="-0.362599554035077">
            <text:p>-0.362599554</text:p>
          </table:table-cell>
          <table:table-cell table:style-name="ce7" table:formula="of:=([.K18]-[.$M18])/[.$N18]" office:value-type="float" office:value="-1.02743306707032">
            <text:p>-1.0274330671</text:p>
          </table:table-cell>
          <table:table-cell table:style-name="ce10" table:formula="of:=([.L18]-[.$M18])/[.$N18]" office:value-type="float" office:value="-0.250814007570844">
            <text:p>-0.2508140076</text:p>
          </table:table-cell>
          <table:table-cell table:formula="of:=[.H18]/[.$K18]" office:value-type="float" office:value="1.77347770154374">
            <text:p>1.7734777015</text:p>
          </table:table-cell>
          <table:table-cell table:formula="of:=[.I18]/[.$K18]" office:value-type="float" office:value="3.05660377358491">
            <text:p>3.0566037736</text:p>
          </table:table-cell>
          <table:table-cell table:formula="of:=[.J18]/[.$K18]" office:value-type="float" office:value="1.50911234991424">
            <text:p>1.5091123499</text:p>
          </table:table-cell>
          <table:table-cell table:formula="of:=[.L18]/[.$K18]" office:value-type="float" office:value="1.59471483704974">
            <text:p>1.594714837</text:p>
          </table:table-cell>
          <table:table-cell table:formula="of:=MIN([.T18:.W18])" office:value-type="float" office:value="1.50911234991424">
            <text:p>1.5091123499</text:p>
          </table:table-cell>
          <table:table-cell table:formula="of:=STDEV([.T18];[.U18];[.V18];[.W18])" office:value-type="float" office:value="0.723845890165743">
            <text:p>0.7238458902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0_15.lp</text:p>
          </table:table-cell>
          <table:table-cell office:value-type="string">
            <text:p>761.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table:style-name="ce2" office:value-type="float" office:value="10.07">
            <text:p>10.07</text:p>
          </table:table-cell>
          <table:table-cell table:style-name="ce2" office:value-type="float" office:value="10.23">
            <text:p>10.23</text:p>
          </table:table-cell>
          <table:table-cell table:style-name="ce2" office:value-type="float" office:value="10.06">
            <text:p>10.06</text:p>
          </table:table-cell>
          <table:table-cell table:style-name="ce2" office:value-type="float" office:value="9.96">
            <text:p>9.96</text:p>
          </table:table-cell>
          <table:table-cell table:style-name="ce2" office:value-type="float" office:value="16.6">
            <text:p>16.6</text:p>
          </table:table-cell>
          <table:table-cell table:style-name="ce4" table:formula="of:=AVERAGE([.H19:.L19])" office:value-type="float" office:value="11.384">
            <text:p>11.384</text:p>
          </table:table-cell>
          <table:table-cell table:style-name="ce7" table:formula="of:=STDEV([.H19];[.I19];[.J19];[.K19];[.L19])" office:value-type="float" office:value="2.91743551771072">
            <text:p>2.9174355177</text:p>
          </table:table-cell>
          <table:table-cell table:style-name="ce7" table:formula="of:=([.H19]-[.$M19])/[.$N19]" office:value-type="float" office:value="-0.450395558710097">
            <text:p>-0.4503955587</text:p>
          </table:table-cell>
          <table:table-cell table:style-name="ce7" table:formula="of:=([.I19]-[.$M19])/[.$N19]" office:value-type="float" office:value="-0.395552872718">
            <text:p>-0.3955528727</text:p>
          </table:table-cell>
          <table:table-cell table:style-name="ce7" table:formula="of:=([.J19]-[.$M19])/[.$N19]" office:value-type="float" office:value="-0.453823226584603">
            <text:p>-0.4538232266</text:p>
          </table:table-cell>
          <table:table-cell table:style-name="ce7" table:formula="of:=([.K19]-[.$M19])/[.$N19]" office:value-type="float" office:value="-0.488099905329664">
            <text:p>-0.4880999053</text:p>
          </table:table-cell>
          <table:table-cell table:style-name="ce10" table:formula="of:=([.L19]-[.$M19])/[.$N19]" office:value-type="float" office:value="1.78787156334236">
            <text:p>1.7878715633</text:p>
          </table:table-cell>
          <table:table-cell table:formula="of:=[.H19]/[.$K19]" office:value-type="float" office:value="1.01104417670683">
            <text:p>1.0110441767</text:p>
          </table:table-cell>
          <table:table-cell table:formula="of:=[.I19]/[.$K19]" office:value-type="float" office:value="1.02710843373494">
            <text:p>1.0271084337</text:p>
          </table:table-cell>
          <table:table-cell table:formula="of:=[.J19]/[.$K19]" office:value-type="float" office:value="1.01004016064257">
            <text:p>1.0100401606</text:p>
          </table:table-cell>
          <table:table-cell table:formula="of:=[.L19]/[.$K19]" office:value-type="float" office:value="1.66666666666667">
            <text:p>1.6666666667</text:p>
          </table:table-cell>
          <table:table-cell table:formula="of:=MIN([.T19:.W19])" office:value-type="float" office:value="1.01004016064257">
            <text:p>1.0100401606</text:p>
          </table:table-cell>
          <table:table-cell table:formula="of:=STDEV([.T19];[.U19];[.V19];[.W19])" office:value-type="float" office:value="0.325395188631427">
            <text:p>0.3253951886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0_10.lp</text:p>
          </table:table-cell>
          <table:table-cell office:value-type="string">
            <text:p>132.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table:style-name="ce2" office:value-type="float" office:value="2.34">
            <text:p>2.34</text:p>
          </table:table-cell>
          <table:table-cell office:value-type="float" office:value="2.53000000001">
            <text:p>2.53</text:p>
          </table:table-cell>
          <table:table-cell table:style-name="ce2" office:value-type="float" office:value="2.3">
            <text:p>2.3</text:p>
          </table:table-cell>
          <table:table-cell table:style-name="ce2" office:value-type="float" office:value="2.16">
            <text:p>2.16</text:p>
          </table:table-cell>
          <table:table-cell table:style-name="ce2" office:value-type="float" office:value="2.63">
            <text:p>2.63</text:p>
          </table:table-cell>
          <table:table-cell table:style-name="ce4" table:formula="of:=AVERAGE([.H20:.L20])" office:value-type="float" office:value="2.392000000002">
            <text:p>2.392</text:p>
          </table:table-cell>
          <table:table-cell table:style-name="ce7" table:formula="of:=STDEV([.H20];[.I20];[.J20];[.K20];[.L20])" office:value-type="float" office:value="0.187536663084022">
            <text:p>0.1875366631</text:p>
          </table:table-cell>
          <table:table-cell table:style-name="ce7" table:formula="of:=([.H20]-[.$M20])/[.$N20]" office:value-type="float" office:value="-0.277279115170681">
            <text:p>-0.2772791152</text:p>
          </table:table-cell>
          <table:table-cell table:style-name="ce7" table:formula="of:=([.I20]-[.$M20])/[.$N20]" office:value-type="float" office:value="0.735856113351937">
            <text:p>0.7358561134</text:p>
          </table:table-cell>
          <table:table-cell table:style-name="ce7" table:formula="of:=([.J20]-[.$M20])/[.$N20]" office:value-type="float" office:value="-0.490570742216849">
            <text:p>-0.4905707422</text:p>
          </table:table-cell>
          <table:table-cell table:style-name="ce7" table:formula="of:=([.K20]-[.$M20])/[.$N20]" office:value-type="float" office:value="-1.23709143687843">
            <text:p>-1.2370914369</text:p>
          </table:table-cell>
          <table:table-cell table:style-name="ce10" table:formula="of:=([.L20]-[.$M20])/[.$N20]" office:value-type="float" office:value="1.26908518091403">
            <text:p>1.2690851809</text:p>
          </table:table-cell>
          <table:table-cell table:formula="of:=[.H20]/[.$K20]" office:value-type="float" office:value="1.08333333333333">
            <text:p>1.0833333333</text:p>
          </table:table-cell>
          <table:table-cell table:formula="of:=[.I20]/[.$K20]" office:value-type="float" office:value="1.17129629630093">
            <text:p>1.1712962963</text:p>
          </table:table-cell>
          <table:table-cell table:formula="of:=[.J20]/[.$K20]" office:value-type="float" office:value="1.06481481481481">
            <text:p>1.0648148148</text:p>
          </table:table-cell>
          <table:table-cell table:formula="of:=[.L20]/[.$K20]" office:value-type="float" office:value="1.21759259259259">
            <text:p>1.2175925926</text:p>
          </table:table-cell>
          <table:table-cell table:formula="of:=MIN([.T20:.W20])" office:value-type="float" office:value="1.06481481481481">
            <text:p>1.0648148148</text:p>
          </table:table-cell>
          <table:table-cell table:formula="of:=STDEV([.T20];[.U20];[.V20];[.W20])" office:value-type="float" office:value="0.0724158531282588">
            <text:p>0.0724158531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0_10.lp</text:p>
          </table:table-cell>
          <table:table-cell office:value-type="string">
            <text:p>132.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table:style-name="ce2" office:value-type="float" office:value="2.09">
            <text:p>2.09</text:p>
          </table:table-cell>
          <table:table-cell table:style-name="ce2" office:value-type="float" office:value="2.33">
            <text:p>2.33</text:p>
          </table:table-cell>
          <table:table-cell table:style-name="ce2" office:value-type="float" office:value="2.08">
            <text:p>2.08</text:p>
          </table:table-cell>
          <table:table-cell table:style-name="ce2" office:value-type="float" office:value="2.13">
            <text:p>2.13</text:p>
          </table:table-cell>
          <table:table-cell table:style-name="ce2" office:value-type="float" office:value="2.61">
            <text:p>2.61</text:p>
          </table:table-cell>
          <table:table-cell table:style-name="ce4" table:formula="of:=AVERAGE([.H21:.L21])" office:value-type="float" office:value="2.248">
            <text:p>2.248</text:p>
          </table:table-cell>
          <table:table-cell table:style-name="ce7" table:formula="of:=STDEV([.H21];[.I21];[.J21];[.K21];[.L21])" office:value-type="float" office:value="0.226318359838525">
            <text:p>0.2263183598</text:p>
          </table:table-cell>
          <table:table-cell table:style-name="ce7" table:formula="of:=([.H21]-[.$M21])/[.$N21]" office:value-type="float" office:value="-0.698131605905642">
            <text:p>-0.6981316059</text:p>
          </table:table-cell>
          <table:table-cell table:style-name="ce7" table:formula="of:=([.I21]-[.$M21])/[.$N21]" office:value-type="float" office:value="0.362321466356091">
            <text:p>0.3623214664</text:p>
          </table:table-cell>
          <table:table-cell table:style-name="ce7" table:formula="of:=([.J21]-[.$M21])/[.$N21]" office:value-type="float" office:value="-0.742317150583214">
            <text:p>-0.7423171506</text:p>
          </table:table-cell>
          <table:table-cell table:style-name="ce7" table:formula="of:=([.K21]-[.$M21])/[.$N21]" office:value-type="float" office:value="-0.521389427195353">
            <text:p>-0.5213894272</text:p>
          </table:table-cell>
          <table:table-cell table:style-name="ce10" table:formula="of:=([.L21]-[.$M21])/[.$N21]" office:value-type="float" office:value="1.59951671732811">
            <text:p>1.5995167173</text:p>
          </table:table-cell>
          <table:table-cell table:formula="of:=[.H21]/[.$K21]" office:value-type="float" office:value="0.981220657276995">
            <text:p>0.9812206573</text:p>
          </table:table-cell>
          <table:table-cell table:formula="of:=[.I21]/[.$K21]" office:value-type="float" office:value="1.09389671361502">
            <text:p>1.0938967136</text:p>
          </table:table-cell>
          <table:table-cell table:formula="of:=[.J21]/[.$K21]" office:value-type="float" office:value="0.976525821596244">
            <text:p>0.9765258216</text:p>
          </table:table-cell>
          <table:table-cell table:formula="of:=[.L21]/[.$K21]" office:value-type="float" office:value="1.22535211267606">
            <text:p>1.2253521127</text:p>
          </table:table-cell>
          <table:table-cell table:formula="of:=MIN([.T21:.W21])" office:value-type="float" office:value="0.976525821596244">
            <text:p>0.9765258216</text:p>
          </table:table-cell>
          <table:table-cell table:formula="of:=STDEV([.T21];[.U21];[.V21];[.W21])" office:value-type="float" office:value="0.117363067031803">
            <text:p>0.117363067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0_10.lp</text:p>
          </table:table-cell>
          <table:table-cell office:value-type="string">
            <text:p>132.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364.68">
            <text:p>364.68</text:p>
          </table:table-cell>
          <table:table-cell office:value-type="float" office:value="422.44">
            <text:p>422.44</text:p>
          </table:table-cell>
          <table:table-cell office:value-type="float" office:value="350.15">
            <text:p>350.15</text:p>
          </table:table-cell>
          <table:table-cell office:value-type="float" office:value="327.98">
            <text:p>327.98</text:p>
          </table:table-cell>
          <table:table-cell office:value-type="float" office:value="589.2">
            <text:p>589.2</text:p>
          </table:table-cell>
          <table:table-cell table:style-name="ce4" table:formula="of:=AVERAGE([.H22:.L22])" office:value-type="float" office:value="410.89">
            <text:p>410.89</text:p>
          </table:table-cell>
          <table:table-cell table:style-name="ce7" table:formula="of:=STDEV([.H22];[.I22];[.J22];[.K22];[.L22])" office:value-type="float" office:value="105.625089822447">
            <text:p>105.6250898224</text:p>
          </table:table-cell>
          <table:table-cell table:style-name="ce7" table:formula="of:=([.H22]-[.$M22])/[.$N22]" office:value-type="float" office:value="-0.43749075222258">
            <text:p>-0.4374907522</text:p>
          </table:table-cell>
          <table:table-cell table:style-name="ce7" table:formula="of:=([.I22]-[.$M22])/[.$N22]" office:value-type="float" office:value="0.10934901943672">
            <text:p>0.1093490194</text:p>
          </table:table-cell>
          <table:table-cell table:style-name="ce7" table:formula="of:=([.J22]-[.$M22])/[.$N22]" office:value-type="float" office:value="-0.575052765418731">
            <text:p>-0.5750527654</text:p>
          </table:table-cell>
          <table:table-cell table:style-name="ce7" table:formula="of:=([.K22]-[.$M22])/[.$N22]" office:value-type="float" office:value="-0.78494607805181">
            <text:p>-0.7849460781</text:p>
          </table:table-cell>
          <table:table-cell table:style-name="ce10" table:formula="of:=([.L22]-[.$M22])/[.$N22]" office:value-type="float" office:value="1.6881405762564">
            <text:p>1.6881405763</text:p>
          </table:table-cell>
          <table:table-cell table:formula="of:=[.H22]/[.$K22]" office:value-type="float" office:value="1.11189706689432">
            <text:p>1.1118970669</text:p>
          </table:table-cell>
          <table:table-cell table:formula="of:=[.I22]/[.$K22]" office:value-type="float" office:value="1.28800536618086">
            <text:p>1.2880053662</text:p>
          </table:table-cell>
          <table:table-cell table:formula="of:=[.J22]/[.$K22]" office:value-type="float" office:value="1.06759558509665">
            <text:p>1.0675955851</text:p>
          </table:table-cell>
          <table:table-cell table:formula="of:=[.L22]/[.$K22]" office:value-type="float" office:value="1.79645100310995">
            <text:p>1.7964510031</text:p>
          </table:table-cell>
          <table:table-cell table:formula="of:=MIN([.T22:.W22])" office:value-type="float" office:value="1.06759558509665">
            <text:p>1.0675955851</text:p>
          </table:table-cell>
          <table:table-cell table:formula="of:=STDEV([.T22];[.U22];[.V22];[.W22])" office:value-type="float" office:value="0.33415546576812">
            <text:p>0.3341554658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_10.lp</text:p>
          </table:table-cell>
          <table:table-cell office:value-type="string">
            <text:p>66.0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0.159999999996">
            <text:p>0.16</text:p>
          </table:table-cell>
          <table:table-cell office:value-type="float" office:value="0.150000000001">
            <text:p>0.15</text:p>
          </table:table-cell>
          <table:table-cell office:value-type="float" office:value="0.160000000003">
            <text:p>0.16</text:p>
          </table:table-cell>
          <table:table-cell office:value-type="float" office:value="0.159999999996">
            <text:p>0.16</text:p>
          </table:table-cell>
          <table:table-cell office:value-type="float" office:value="0.160000000003">
            <text:p>0.16</text:p>
          </table:table-cell>
          <table:table-cell table:style-name="ce4" table:formula="of:=AVERAGE([.H23:.L23])" office:value-type="float" office:value="0.1579999999998">
            <text:p>0.158</text:p>
          </table:table-cell>
          <table:table-cell table:style-name="ce7" table:formula="of:=STDEV([.H23];[.I23];[.J23];[.K23];[.L23])" office:value-type="float" office:value="0.00447213595432876">
            <text:p>0.004472136</text:p>
          </table:table-cell>
          <table:table-cell table:style-name="ce7" table:formula="of:=([.H23]-[.$M23])/[.$N23]" office:value-type="float" office:value="0.447213594717337">
            <text:p>0.4472135947</text:p>
          </table:table-cell>
          <table:table-cell table:style-name="ce7" table:formula="of:=([.I23]-[.$M23])/[.$N23]" office:value-type="float" office:value="-1.78885438199983">
            <text:p>-1.788854382</text:p>
          </table:table-cell>
          <table:table-cell table:style-name="ce7" table:formula="of:=([.J23]-[.$M23])/[.$N23]" office:value-type="float" office:value="0.447213596282581">
            <text:p>0.4472135963</text:p>
          </table:table-cell>
          <table:table-cell table:style-name="ce7" table:formula="of:=([.K23]-[.$M23])/[.$N23]" office:value-type="float" office:value="0.447213594717337">
            <text:p>0.4472135947</text:p>
          </table:table-cell>
          <table:table-cell table:style-name="ce10" table:formula="of:=([.L23]-[.$M23])/[.$N23]" office:value-type="float" office:value="0.447213596282581">
            <text:p>0.4472135963</text:p>
          </table:table-cell>
          <table:table-cell table:formula="of:=[.H23]/[.$K23]" office:value-type="float" office:value="1">
            <text:p>1</text:p>
          </table:table-cell>
          <table:table-cell table:formula="of:=[.I23]/[.$K23]" office:value-type="float" office:value="0.937500000029687">
            <text:p>0.9375</text:p>
          </table:table-cell>
          <table:table-cell table:formula="of:=[.J23]/[.$K23]" office:value-type="float" office:value="1.00000000004375">
            <text:p>1</text:p>
          </table:table-cell>
          <table:table-cell table:formula="of:=[.L23]/[.$K23]" office:value-type="float" office:value="1.00000000004375">
            <text:p>1</text:p>
          </table:table-cell>
          <table:table-cell table:formula="of:=MIN([.T23:.W23])" office:value-type="float" office:value="0.937500000029687">
            <text:p>0.9375</text:p>
          </table:table-cell>
          <table:table-cell table:formula="of:=STDEV([.T23];[.U23];[.V23];[.W23])" office:value-type="float" office:value="0.0312499999997396">
            <text:p>0.0312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_10.lp</text:p>
          </table:table-cell>
          <table:table-cell office:value-type="string">
            <text:p>66.0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table:style-name="ce2" office:value-type="float" office:value="1.59">
            <text:p>1.59</text:p>
          </table:table-cell>
          <table:table-cell table:style-name="ce2" office:value-type="float" office:value="1.63">
            <text:p>1.63</text:p>
          </table:table-cell>
          <table:table-cell table:style-name="ce2" office:value-type="float" office:value="1.61">
            <text:p>1.61</text:p>
          </table:table-cell>
          <table:table-cell office:value-type="float" office:value="1.60999999999">
            <text:p>1.61</text:p>
          </table:table-cell>
          <table:table-cell office:value-type="float" office:value="1.64000000001">
            <text:p>1.64</text:p>
          </table:table-cell>
          <table:table-cell table:style-name="ce4" table:formula="of:=AVERAGE([.H24:.L24])" office:value-type="float" office:value="1.616">
            <text:p>1.616</text:p>
          </table:table-cell>
          <table:table-cell table:style-name="ce7" table:formula="of:=STDEV([.H24];[.I24];[.J24];[.K24];[.L24])" office:value-type="float" office:value="0.0194935886934654">
            <text:p>0.0194935887</text:p>
          </table:table-cell>
          <table:table-cell table:style-name="ce7" table:formula="of:=([.H24]-[.$M24])/[.$N24]" office:value-type="float" office:value="-1.33377185744746">
            <text:p>-1.3337718574</text:p>
          </table:table-cell>
          <table:table-cell table:style-name="ce7" table:formula="of:=([.I24]-[.$M24])/[.$N24]" office:value-type="float" office:value="0.718184846317847">
            <text:p>0.7181848463</text:p>
          </table:table-cell>
          <table:table-cell table:style-name="ce7" table:formula="of:=([.J24]-[.$M24])/[.$N24]" office:value-type="float" office:value="-0.307793505564808">
            <text:p>-0.3077935056</text:p>
          </table:table-cell>
          <table:table-cell table:style-name="ce7" table:formula="of:=([.K24]-[.$M24])/[.$N24]" office:value-type="float" office:value="-0.307793506077797">
            <text:p>-0.3077935061</text:p>
          </table:table-cell>
          <table:table-cell table:style-name="ce10" table:formula="of:=([.L24]-[.$M24])/[.$N24]" office:value-type="float" office:value="1.23117402277217">
            <text:p>1.2311740228</text:p>
          </table:table-cell>
          <table:table-cell table:formula="of:=[.H24]/[.$K24]" office:value-type="float" office:value="0.987577639757687">
            <text:p>0.9875776398</text:p>
          </table:table-cell>
          <table:table-cell table:formula="of:=[.I24]/[.$K24]" office:value-type="float" office:value="1.01242236025474">
            <text:p>1.0124223603</text:p>
          </table:table-cell>
          <table:table-cell table:formula="of:=[.J24]/[.$K24]" office:value-type="float" office:value="1.00000000000621">
            <text:p>1</text:p>
          </table:table-cell>
          <table:table-cell table:formula="of:=[.L24]/[.$K24]" office:value-type="float" office:value="1.01863354038521">
            <text:p>1.0186335404</text:p>
          </table:table-cell>
          <table:table-cell table:formula="of:=MIN([.T24:.W24])" office:value-type="float" office:value="0.987577639757687">
            <text:p>0.9875776398</text:p>
          </table:table-cell>
          <table:table-cell table:formula="of:=STDEV([.T24];[.U24];[.V24];[.W24])" office:value-type="float" office:value="0.0137723961674557">
            <text:p>0.0137723962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_10.lp</text:p>
          </table:table-cell>
          <table:table-cell office:value-type="string">
            <text:p>66.0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0.129999999997">
            <text:p>0.13</text:p>
          </table:table-cell>
          <table:table-cell office:value-type="float" office:value="0.159999999996">
            <text:p>0.16</text:p>
          </table:table-cell>
          <table:table-cell office:value-type="float" office:value="0.130000000005">
            <text:p>0.13</text:p>
          </table:table-cell>
          <table:table-cell office:value-type="float" office:value="0.150000000001">
            <text:p>0.15</text:p>
          </table:table-cell>
          <table:table-cell office:value-type="float" office:value="0.149999999994">
            <text:p>0.15</text:p>
          </table:table-cell>
          <table:table-cell table:style-name="ce4" table:formula="of:=AVERAGE([.H25:.L25])" office:value-type="float" office:value="0.1439999999986">
            <text:p>0.144</text:p>
          </table:table-cell>
          <table:table-cell table:style-name="ce7" table:formula="of:=STDEV([.H25];[.I25];[.J25];[.K25];[.L25])" office:value-type="float" office:value="0.0134164078627254">
            <text:p>0.0134164079</text:p>
          </table:table-cell>
          <table:table-cell table:style-name="ce7" table:formula="of:=([.H25]-[.$M25])/[.$N25]" office:value-type="float" office:value="-1.04349838979597">
            <text:p>-1.0434983898</text:p>
          </table:table-cell>
          <table:table-cell table:style-name="ce7" table:formula="of:=([.I25]-[.$M25])/[.$N25]" office:value-type="float" office:value="1.19256958800817">
            <text:p>1.192569588</text:p>
          </table:table-cell>
          <table:table-cell table:style-name="ce7" table:formula="of:=([.J25]-[.$M25])/[.$N25]" office:value-type="float" office:value="-1.04349838919969">
            <text:p>-1.0434983892</text:p>
          </table:table-cell>
          <table:table-cell table:style-name="ce7" table:formula="of:=([.K25]-[.$M25])/[.$N25]" office:value-type="float" office:value="0.447213595754623">
            <text:p>0.4472135958</text:p>
          </table:table-cell>
          <table:table-cell table:style-name="ce10" table:formula="of:=([.L25]-[.$M25])/[.$N25]" office:value-type="float" office:value="0.447213595232873">
            <text:p>0.4472135952</text:p>
          </table:table-cell>
          <table:table-cell table:formula="of:=[.H25]/[.$K25]" office:value-type="float" office:value="0.866666666640889">
            <text:p>0.8666666666</text:p>
          </table:table-cell>
          <table:table-cell table:formula="of:=[.I25]/[.$K25]" office:value-type="float" office:value="1.06666666663289">
            <text:p>1.0666666666</text:p>
          </table:table-cell>
          <table:table-cell table:formula="of:=[.J25]/[.$K25]" office:value-type="float" office:value="0.866666666694222">
            <text:p>0.8666666667</text:p>
          </table:table-cell>
          <table:table-cell table:formula="of:=[.L25]/[.$K25]" office:value-type="float" office:value="0.999999999953333">
            <text:p>1</text:p>
          </table:table-cell>
          <table:table-cell table:formula="of:=MIN([.T25:.W25])" office:value-type="float" office:value="0.866666666640889">
            <text:p>0.8666666666</text:p>
          </table:table-cell>
          <table:table-cell table:formula="of:=STDEV([.T25];[.U25];[.V25];[.W25])" office:value-type="float" office:value="0.0999999999785927">
            <text:p>0.1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_10.lp</text:p>
          </table:table-cell>
          <table:table-cell office:value-type="string">
            <text:p>66.0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.78000000001">
            <text:p>4.78</text:p>
          </table:table-cell>
          <table:table-cell table:style-name="ce2" office:value-type="float" office:value="4.7">
            <text:p>4.7</text:p>
          </table:table-cell>
          <table:table-cell table:style-name="ce2" office:value-type="float" office:value="4.85">
            <text:p>4.85</text:p>
          </table:table-cell>
          <table:table-cell table:style-name="ce2" office:value-type="float" office:value="4.81">
            <text:p>4.81</text:p>
          </table:table-cell>
          <table:table-cell table:style-name="ce2" office:value-type="float" office:value="4.75">
            <text:p>4.75</text:p>
          </table:table-cell>
          <table:table-cell table:style-name="ce4" table:formula="of:=AVERAGE([.H26:.L26])" office:value-type="float" office:value="4.778000000002">
            <text:p>4.778</text:p>
          </table:table-cell>
          <table:table-cell table:style-name="ce7" table:formula="of:=STDEV([.H26];[.I26];[.J26];[.K26];[.L26])" office:value-type="float" office:value="0.0571839138220705">
            <text:p>0.0571839138</text:p>
          </table:table-cell>
          <table:table-cell table:style-name="ce7" table:formula="of:=([.H26]-[.$M26])/[.$N26]" office:value-type="float" office:value="0.0349748709789881">
            <text:p>0.034974871</text:p>
          </table:table-cell>
          <table:table-cell table:style-name="ce7" table:formula="of:=([.I26]-[.$M26])/[.$N26]" office:value-type="float" office:value="-1.36401996275909">
            <text:p>-1.3640199628</text:p>
          </table:table-cell>
          <table:table-cell table:style-name="ce7" table:formula="of:=([.J26]-[.$M26])/[.$N26]" office:value-type="float" office:value="1.2590953501719">
            <text:p>1.2590953502</text:p>
          </table:table-cell>
          <table:table-cell table:style-name="ce7" table:formula="of:=([.K26]-[.$M26])/[.$N26]" office:value-type="float" office:value="0.559597933390319">
            <text:p>0.5595979334</text:p>
          </table:table-cell>
          <table:table-cell table:style-name="ce10" table:formula="of:=([.L26]-[.$M26])/[.$N26]" office:value-type="float" office:value="-0.489648191782091">
            <text:p>-0.4896481918</text:p>
          </table:table-cell>
          <table:table-cell table:formula="of:=[.H26]/[.$K26]" office:value-type="float" office:value="0.993762993765073">
            <text:p>0.9937629938</text:p>
          </table:table-cell>
          <table:table-cell table:formula="of:=[.I26]/[.$K26]" office:value-type="float" office:value="0.977130977130977">
            <text:p>0.9771309771</text:p>
          </table:table-cell>
          <table:table-cell table:formula="of:=[.J26]/[.$K26]" office:value-type="float" office:value="1.00831600831601">
            <text:p>1.0083160083</text:p>
          </table:table-cell>
          <table:table-cell table:formula="of:=[.L26]/[.$K26]" office:value-type="float" office:value="0.987525987525987">
            <text:p>0.9875259875</text:p>
          </table:table-cell>
          <table:table-cell table:formula="of:=MIN([.T26:.W26])" office:value-type="float" office:value="0.977130977130977">
            <text:p>0.9771309771</text:p>
          </table:table-cell>
          <table:table-cell table:formula="of:=STDEV([.T26];[.U26];[.V26];[.W26])" office:value-type="float" office:value="0.0130387302303438">
            <text:p>0.0130387302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_10.lp</text:p>
          </table:table-cell>
          <table:table-cell office:value-type="string">
            <text:p>66.0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0.260000000002">
            <text:p>0.26</text:p>
          </table:table-cell>
          <table:table-cell office:value-type="float" office:value="0.239999999998">
            <text:p>0.24</text:p>
          </table:table-cell>
          <table:table-cell office:value-type="float" office:value="0.240000000005">
            <text:p>0.24</text:p>
          </table:table-cell>
          <table:table-cell office:value-type="float" office:value="0.25">
            <text:p>0.25</text:p>
          </table:table-cell>
          <table:table-cell office:value-type="float" office:value="0.259999999995">
            <text:p>0.26</text:p>
          </table:table-cell>
          <table:table-cell table:style-name="ce4" table:formula="of:=AVERAGE([.H27:.L27])" office:value-type="float" office:value="0.25">
            <text:p>0.25</text:p>
          </table:table-cell>
          <table:table-cell table:style-name="ce7" table:formula="of:=STDEV([.H27];[.I27];[.J27];[.K27];[.L27])" office:value-type="float" office:value="0.00999999999850001">
            <text:p>0.01</text:p>
          </table:table-cell>
          <table:table-cell table:style-name="ce7" table:formula="of:=([.H27]-[.$M27])/[.$N27]" office:value-type="float" office:value="1.00000000035">
            <text:p>1.0000000004</text:p>
          </table:table-cell>
          <table:table-cell table:style-name="ce7" table:formula="of:=([.I27]-[.$M27])/[.$N27]" office:value-type="float" office:value="-1.00000000035">
            <text:p>-1.0000000004</text:p>
          </table:table-cell>
          <table:table-cell table:style-name="ce7" table:formula="of:=([.J27]-[.$M27])/[.$N27]" office:value-type="float" office:value="-0.99999999965">
            <text:p>-0.9999999997</text:p>
          </table:table-cell>
          <table:table-cell table:style-name="ce7" table:formula="of:=([.K27]-[.$M27])/[.$N27]" office:value-type="float" office:value="0">
            <text:p>0</text:p>
          </table:table-cell>
          <table:table-cell table:style-name="ce10" table:formula="of:=([.L27]-[.$M27])/[.$N27]" office:value-type="float" office:value="0.99999999965">
            <text:p>0.9999999997</text:p>
          </table:table-cell>
          <table:table-cell table:formula="of:=[.H27]/[.$K27]" office:value-type="float" office:value="1.040000000008">
            <text:p>1.04</text:p>
          </table:table-cell>
          <table:table-cell table:formula="of:=[.I27]/[.$K27]" office:value-type="float" office:value="0.959999999992">
            <text:p>0.96</text:p>
          </table:table-cell>
          <table:table-cell table:formula="of:=[.J27]/[.$K27]" office:value-type="float" office:value="0.96000000002">
            <text:p>0.96</text:p>
          </table:table-cell>
          <table:table-cell table:formula="of:=[.L27]/[.$K27]" office:value-type="float" office:value="1.03999999998">
            <text:p>1.04</text:p>
          </table:table-cell>
          <table:table-cell table:formula="of:=MIN([.T27:.W27])" office:value-type="float" office:value="0.959999999992">
            <text:p>0.96</text:p>
          </table:table-cell>
          <table:table-cell table:formula="of:=STDEV([.T27];[.U27];[.V27];[.W27])" office:value-type="float" office:value="0.0461880215282419">
            <text:p>0.046188021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00_20.lp</text:p>
          </table:table-cell>
          <table:table-cell office:value-type="float" office:value="2016">
            <text:p>2016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table:style-name="ce2" office:value-type="float" office:value="3.11">
            <text:p>3.11</text:p>
          </table:table-cell>
          <table:table-cell table:style-name="ce2" office:value-type="float" office:value="3.8">
            <text:p>3.8</text:p>
          </table:table-cell>
          <table:table-cell table:style-name="ce2" office:value-type="float" office:value="3.11">
            <text:p>3.11</text:p>
          </table:table-cell>
          <table:table-cell table:style-name="ce2" office:value-type="float" office:value="3.42">
            <text:p>3.42</text:p>
          </table:table-cell>
          <table:table-cell table:style-name="ce2" office:value-type="float" office:value="3.47">
            <text:p>3.47</text:p>
          </table:table-cell>
          <table:table-cell table:style-name="ce4" table:formula="of:=AVERAGE([.H28:.L28])" office:value-type="float" office:value="3.382">
            <text:p>3.382</text:p>
          </table:table-cell>
          <table:table-cell table:style-name="ce7" table:formula="of:=STDEV([.H28];[.I28];[.J28];[.K28];[.L28])" office:value-type="float" office:value="0.288045135352083">
            <text:p>0.2880451354</text:p>
          </table:table-cell>
          <table:table-cell table:style-name="ce7" table:formula="of:=([.H28]-[.$M28])/[.$N28]" office:value-type="float" office:value="-0.94429645433008">
            <text:p>-0.9442964543</text:p>
          </table:table-cell>
          <table:table-cell table:style-name="ce7" table:formula="of:=([.I28]-[.$M28])/[.$N28]" office:value-type="float" office:value="1.45116146290431">
            <text:p>1.4511614629</text:p>
          </table:table-cell>
          <table:table-cell table:style-name="ce7" table:formula="of:=([.J28]-[.$M28])/[.$N28]" office:value-type="float" office:value="-0.94429645433008">
            <text:p>-0.9442964543</text:p>
          </table:table-cell>
          <table:table-cell table:style-name="ce7" table:formula="of:=([.K28]-[.$M28])/[.$N28]" office:value-type="float" office:value="0.131923769354937">
            <text:p>0.1319237694</text:p>
          </table:table-cell>
          <table:table-cell table:style-name="ce10" table:formula="of:=([.L28]-[.$M28])/[.$N28]" office:value-type="float" office:value="0.305507676400908">
            <text:p>0.3055076764</text:p>
          </table:table-cell>
          <table:table-cell table:formula="of:=[.H28]/[.$K28]" office:value-type="float" office:value="0.909356725146199">
            <text:p>0.9093567251</text:p>
          </table:table-cell>
          <table:table-cell table:formula="of:=[.I28]/[.$K28]" office:value-type="float" office:value="1.11111111111111">
            <text:p>1.1111111111</text:p>
          </table:table-cell>
          <table:table-cell table:formula="of:=[.J28]/[.$K28]" office:value-type="float" office:value="0.909356725146199">
            <text:p>0.9093567251</text:p>
          </table:table-cell>
          <table:table-cell table:formula="of:=[.L28]/[.$K28]" office:value-type="float" office:value="1.01461988304094">
            <text:p>1.014619883</text:p>
          </table:table-cell>
          <table:table-cell table:formula="of:=MIN([.T28:.W28])" office:value-type="float" office:value="0.909356725146199">
            <text:p>0.9093567251</text:p>
          </table:table-cell>
          <table:table-cell table:formula="of:=STDEV([.T28];[.U28];[.V28];[.W28])" office:value-type="float" office:value="0.0969883525767368">
            <text:p>0.0969883526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00_20.lp</text:p>
          </table:table-cell>
          <table:table-cell office:value-type="float" office:value="2016">
            <text:p>2016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2.38">
            <text:p>52.38</text:p>
          </table:table-cell>
          <table:table-cell office:value-type="float" office:value="49.01">
            <text:p>49.01</text:p>
          </table:table-cell>
          <table:table-cell office:value-type="float" office:value="52.05">
            <text:p>52.05</text:p>
          </table:table-cell>
          <table:table-cell office:value-type="float" office:value="49.41">
            <text:p>49.41</text:p>
          </table:table-cell>
          <table:table-cell office:value-type="float" office:value="55.88">
            <text:p>55.88</text:p>
          </table:table-cell>
          <table:table-cell table:style-name="ce4" table:formula="of:=AVERAGE([.H29:.L29])" office:value-type="float" office:value="51.746">
            <text:p>51.746</text:p>
          </table:table-cell>
          <table:table-cell table:style-name="ce7" table:formula="of:=STDEV([.H29];[.I29];[.J29];[.K29];[.L29])" office:value-type="float" office:value="2.76255859666361">
            <text:p>2.7625585967</text:p>
          </table:table-cell>
          <table:table-cell table:style-name="ce7" table:formula="of:=([.H29]-[.$M29])/[.$N29]" office:value-type="float" office:value="0.229497394468191">
            <text:p>0.2294973945</text:p>
          </table:table-cell>
          <table:table-cell table:style-name="ce7" table:formula="of:=([.I29]-[.$M29])/[.$N29]" office:value-type="float" office:value="-0.990386232279134">
            <text:p>-0.9903862323</text:p>
          </table:table-cell>
          <table:table-cell table:style-name="ce7" table:formula="of:=([.J29]-[.$M29])/[.$N29]" office:value-type="float" office:value="0.11004291469768">
            <text:p>0.1100429147</text:p>
          </table:table-cell>
          <table:table-cell table:style-name="ce7" table:formula="of:=([.K29]-[.$M29])/[.$N29]" office:value-type="float" office:value="-0.845592923466396">
            <text:p>-0.8455929235</text:p>
          </table:table-cell>
          <table:table-cell table:style-name="ce10" table:formula="of:=([.L29]-[.$M29])/[.$N29]" office:value-type="float" office:value="1.49643884657965">
            <text:p>1.4964388466</text:p>
          </table:table-cell>
          <table:table-cell table:formula="of:=[.H29]/[.$K29]" office:value-type="float" office:value="1.06010928961749">
            <text:p>1.0601092896</text:p>
          </table:table-cell>
          <table:table-cell table:formula="of:=[.I29]/[.$K29]" office:value-type="float" office:value="0.99190447277879">
            <text:p>0.9919044728</text:p>
          </table:table-cell>
          <table:table-cell table:formula="of:=[.J29]/[.$K29]" office:value-type="float" office:value="1.05343047965999">
            <text:p>1.0534304797</text:p>
          </table:table-cell>
          <table:table-cell table:formula="of:=[.L29]/[.$K29]" office:value-type="float" office:value="1.13094515280308">
            <text:p>1.1309451528</text:p>
          </table:table-cell>
          <table:table-cell table:formula="of:=MIN([.T29:.W29])" office:value-type="float" office:value="0.99190447277879">
            <text:p>0.9919044728</text:p>
          </table:table-cell>
          <table:table-cell table:formula="of:=STDEV([.T29];[.U29];[.V29];[.W29])" office:value-type="float" office:value="0.0568920819274948">
            <text:p>0.0568920819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6_4.lp</text:p>
          </table:table-cell>
          <table:table-cell office:value-type="string">
            <text:p>42.0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0.0499999999884">
            <text:p>0.05</text:p>
          </table:table-cell>
          <table:table-cell office:value-type="float" office:value="0.0500000000029">
            <text:p>0.05</text:p>
          </table:table-cell>
          <table:table-cell office:value-type="float" office:value="0.0599999999977">
            <text:p>0.06</text:p>
          </table:table-cell>
          <table:table-cell office:value-type="float" office:value="0.0500000000029">
            <text:p>0.05</text:p>
          </table:table-cell>
          <table:table-cell office:value-type="float" office:value="0.0599999999977">
            <text:p>0.06</text:p>
          </table:table-cell>
          <table:table-cell table:style-name="ce4" table:formula="of:=AVERAGE([.H30:.L30])" office:value-type="float" office:value="0.05399999999792">
            <text:p>0.054</text:p>
          </table:table-cell>
          <table:table-cell table:style-name="ce7" table:formula="of:=STDEV([.H30];[.I30];[.J30];[.K30];[.L30])" office:value-type="float" office:value="0.00547722557485083">
            <text:p>0.0054772256</text:p>
          </table:table-cell>
          <table:table-cell table:style-name="ce7" table:formula="of:=([.H30]-[.$M30])/[.$N30]" office:value-type="float" office:value="-0.730296745105105">
            <text:p>-0.7302967451</text:p>
          </table:table-cell>
          <table:table-cell table:style-name="ce7" table:formula="of:=([.I30]-[.$M30])/[.$N30]" office:value-type="float" office:value="-0.73029674245778">
            <text:p>-0.7302967425</text:p>
          </table:table-cell>
          <table:table-cell table:style-name="ce7" table:formula="of:=([.J30]-[.$M30])/[.$N30]" office:value-type="float" office:value="1.09544511501033">
            <text:p>1.095445115</text:p>
          </table:table-cell>
          <table:table-cell table:style-name="ce7" table:formula="of:=([.K30]-[.$M30])/[.$N30]" office:value-type="float" office:value="-0.73029674245778">
            <text:p>-0.7302967425</text:p>
          </table:table-cell>
          <table:table-cell table:style-name="ce10" table:formula="of:=([.L30]-[.$M30])/[.$N30]" office:value-type="float" office:value="1.09544511501033">
            <text:p>1.095445115</text:p>
          </table:table-cell>
          <table:table-cell table:formula="of:=[.H30]/[.$K30]" office:value-type="float" office:value="0.99999999971">
            <text:p>0.9999999997</text:p>
          </table:table-cell>
          <table:table-cell table:formula="of:=[.I30]/[.$K30]" office:value-type="float" office:value="1">
            <text:p>1</text:p>
          </table:table-cell>
          <table:table-cell table:formula="of:=[.J30]/[.$K30]" office:value-type="float" office:value="1.1999999998844">
            <text:p>1.1999999999</text:p>
          </table:table-cell>
          <table:table-cell table:formula="of:=[.L30]/[.$K30]" office:value-type="float" office:value="1.1999999998844">
            <text:p>1.1999999999</text:p>
          </table:table-cell>
          <table:table-cell table:formula="of:=MIN([.T30:.W30])" office:value-type="float" office:value="0.99999999971">
            <text:p>0.9999999997</text:p>
          </table:table-cell>
          <table:table-cell table:formula="of:=STDEV([.T30];[.U30];[.V30];[.W30])" office:value-type="float" office:value="0.115470053854899">
            <text:p>0.1154700539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6_4.lp</text:p>
          </table:table-cell>
          <table:table-cell office:value-type="string">
            <text:p>42.0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table:number-columns-repeated="2" office:value-type="float" office:value="0.100000000006">
            <text:p>0.1</text:p>
          </table:table-cell>
          <table:table-cell office:value-type="float" office:value="0.0999999999913">
            <text:p>0.1</text:p>
          </table:table-cell>
          <table:table-cell office:value-type="float" office:value="0.100000000006">
            <text:p>0.1</text:p>
          </table:table-cell>
          <table:table-cell office:value-type="float" office:value="0.110000000001">
            <text:p>0.11</text:p>
          </table:table-cell>
          <table:table-cell table:style-name="ce4" table:formula="of:=AVERAGE([.H31:.L31])" office:value-type="float" office:value="0.10200000000206">
            <text:p>0.102</text:p>
          </table:table-cell>
          <table:table-cell table:style-name="ce7" table:formula="of:=STDEV([.H31];[.I31];[.J31];[.K31];[.L31])" office:value-type="float" office:value="0.00447213595440702">
            <text:p>0.004472136</text:p>
          </table:table-cell>
          <table:table-cell table:style-name="ce7" table:formula="of:=([.H31]-[.$M31])/[.$N31]" office:value-type="float" office:value="-0.447213594678204">
            <text:p>-0.4472135947</text:p>
          </table:table-cell>
          <table:table-cell table:style-name="ce7" table:formula="of:=([.I31]-[.$M31])/[.$N31]" office:value-type="float" office:value="-0.447213594678204">
            <text:p>-0.4472135947</text:p>
          </table:table-cell>
          <table:table-cell table:style-name="ce7" table:formula="of:=([.J31]-[.$M31])/[.$N31]" office:value-type="float" office:value="-0.447213597965221">
            <text:p>-0.447213598</text:p>
          </table:table-cell>
          <table:table-cell table:style-name="ce7" table:formula="of:=([.K31]-[.$M31])/[.$N31]" office:value-type="float" office:value="-0.447213594678204">
            <text:p>-0.4472135947</text:p>
          </table:table-cell>
          <table:table-cell table:style-name="ce10" table:formula="of:=([.L31]-[.$M31])/[.$N31]" office:value-type="float" office:value="1.78885438199983">
            <text:p>1.788854382</text:p>
          </table:table-cell>
          <table:table-cell table:formula="of:=[.H31]/[.$K31]" office:value-type="float" office:value="1">
            <text:p>1</text:p>
          </table:table-cell>
          <table:table-cell table:formula="of:=[.I31]/[.$K31]" office:value-type="float" office:value="1">
            <text:p>1</text:p>
          </table:table-cell>
          <table:table-cell table:formula="of:=[.J31]/[.$K31]" office:value-type="float" office:value="0.999999999853">
            <text:p>0.9999999999</text:p>
          </table:table-cell>
          <table:table-cell table:formula="of:=[.L31]/[.$K31]" office:value-type="float" office:value="1.099999999944">
            <text:p>1.0999999999</text:p>
          </table:table-cell>
          <table:table-cell table:formula="of:=MIN([.T31:.W31])" office:value-type="float" office:value="0.999999999853">
            <text:p>0.9999999999</text:p>
          </table:table-cell>
          <table:table-cell table:formula="of:=STDEV([.T31];[.U31];[.V31];[.W31])" office:value-type="float" office:value="0.0499999999965">
            <text:p>0.0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6_4.lp</text:p>
          </table:table-cell>
          <table:table-cell office:value-type="string">
            <text:p>42.0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0.0500000000029">
            <text:p>0.05</text:p>
          </table:table-cell>
          <table:table-cell office:value-type="float" office:value="0.0499999999884">
            <text:p>0.05</text:p>
          </table:table-cell>
          <table:table-cell office:value-type="float" office:value="0.0599999999977">
            <text:p>0.06</text:p>
          </table:table-cell>
          <table:table-cell office:value-type="float" office:value="0.0400000000081">
            <text:p>0.04</text:p>
          </table:table-cell>
          <table:table-cell office:value-type="float" office:value="0.0500000000029">
            <text:p>0.05</text:p>
          </table:table-cell>
          <table:table-cell table:style-name="ce4" table:formula="of:=AVERAGE([.H32:.L32])" office:value-type="float" office:value="0.05">
            <text:p>0.05</text:p>
          </table:table-cell>
          <table:table-cell table:style-name="ce7" table:formula="of:=STDEV([.H32];[.I32];[.J32];[.K32];[.L32])" office:value-type="float" office:value="0.00707106780818852">
            <text:p>0.0070710678</text:p>
          </table:table-cell>
          <table:table-cell table:style-name="ce7" table:formula="of:=([.H32]-[.$M32])/[.$N32]" office:value-type="float" office:value="0.000000000410121888730479">
            <text:p>4.10121888730479E-010</text:p>
          </table:table-cell>
          <table:table-cell table:style-name="ce7" table:formula="of:=([.I32]-[.$M32])/[.$N32]" office:value-type="float" office:value="-0.00000000164048755492192">
            <text:p>-1.64048755492192E-009</text:p>
          </table:table-cell>
          <table:table-cell table:style-name="ce7" table:formula="of:=([.J32]-[.$M32])/[.$N32]" office:value-type="float" office:value="1.41421356278322">
            <text:p>1.4142135628</text:p>
          </table:table-cell>
          <table:table-cell table:style-name="ce7" table:formula="of:=([.K32]-[.$M32])/[.$N32]" office:value-type="float" office:value="-1.41421356196297">
            <text:p>-1.414213562</text:p>
          </table:table-cell>
          <table:table-cell table:style-name="ce10" table:formula="of:=([.L32]-[.$M32])/[.$N32]" office:value-type="float" office:value="0.000000000410121888730479">
            <text:p>4.10121888730479E-010</text:p>
          </table:table-cell>
          <table:table-cell table:formula="of:=[.H32]/[.$K32]" office:value-type="float" office:value="1.24999999981938">
            <text:p>1.2499999998</text:p>
          </table:table-cell>
          <table:table-cell table:formula="of:=[.I32]/[.$K32]" office:value-type="float" office:value="1.24999999945688">
            <text:p>1.2499999995</text:p>
          </table:table-cell>
          <table:table-cell table:formula="of:=[.J32]/[.$K32]" office:value-type="float" office:value="1.49999999963875">
            <text:p>1.4999999996</text:p>
          </table:table-cell>
          <table:table-cell table:formula="of:=[.L32]/[.$K32]" office:value-type="float" office:value="1.24999999981938">
            <text:p>1.2499999998</text:p>
          </table:table-cell>
          <table:table-cell table:formula="of:=MIN([.T32:.W32])" office:value-type="float" office:value="1.24999999945688">
            <text:p>1.2499999995</text:p>
          </table:table-cell>
          <table:table-cell table:formula="of:=STDEV([.T32];[.U32];[.V32];[.W32])" office:value-type="float" office:value="0.124999999970104">
            <text:p>0.12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6_4.lp</text:p>
          </table:table-cell>
          <table:table-cell office:value-type="string">
            <text:p>42.0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table:number-columns-repeated="2" office:value-type="float" office:value="0.119999999995">
            <text:p>0.12</text:p>
          </table:table-cell>
          <table:table-cell table:number-columns-repeated="2" office:value-type="float" office:value="0.130000000005">
            <text:p>0.13</text:p>
          </table:table-cell>
          <table:table-cell office:value-type="float" office:value="0.119999999995">
            <text:p>0.12</text:p>
          </table:table-cell>
          <table:table-cell table:style-name="ce4" table:formula="of:=AVERAGE([.H33:.L33])" office:value-type="float" office:value="0.123999999999">
            <text:p>0.124</text:p>
          </table:table-cell>
          <table:table-cell table:style-name="ce7" table:formula="of:=STDEV([.H33];[.I33];[.J33];[.K33];[.L33])" office:value-type="float" office:value="0.00547722558052889">
            <text:p>0.0054772256</text:p>
          </table:table-cell>
          <table:table-cell table:style-name="ce7" table:formula="of:=([.H33]-[.$M33])/[.$N33]" office:value-type="float" office:value="-0.73029674334022">
            <text:p>-0.7302967433</text:p>
          </table:table-cell>
          <table:table-cell table:style-name="ce7" table:formula="of:=([.I33]-[.$M33])/[.$N33]" office:value-type="float" office:value="-0.73029674334022">
            <text:p>-0.7302967433</text:p>
          </table:table-cell>
          <table:table-cell table:style-name="ce7" table:formula="of:=([.J33]-[.$M33])/[.$N33]" office:value-type="float" office:value="1.09544511501033">
            <text:p>1.095445115</text:p>
          </table:table-cell>
          <table:table-cell table:style-name="ce7" table:formula="of:=([.K33]-[.$M33])/[.$N33]" office:value-type="float" office:value="1.09544511501033">
            <text:p>1.095445115</text:p>
          </table:table-cell>
          <table:table-cell table:style-name="ce10" table:formula="of:=([.L33]-[.$M33])/[.$N33]" office:value-type="float" office:value="-0.73029674334022">
            <text:p>-0.7302967433</text:p>
          </table:table-cell>
          <table:table-cell table:formula="of:=[.H33]/[.$K33]" office:value-type="float" office:value="0.923076923002959">
            <text:p>0.923076923</text:p>
          </table:table-cell>
          <table:table-cell table:formula="of:=[.I33]/[.$K33]" office:value-type="float" office:value="0.923076923002959">
            <text:p>0.923076923</text:p>
          </table:table-cell>
          <table:table-cell table:formula="of:=[.J33]/[.$K33]" office:value-type="float" office:value="1">
            <text:p>1</text:p>
          </table:table-cell>
          <table:table-cell table:formula="of:=[.L33]/[.$K33]" office:value-type="float" office:value="0.923076923002959">
            <text:p>0.923076923</text:p>
          </table:table-cell>
          <table:table-cell table:formula="of:=MIN([.T33:.W33])" office:value-type="float" office:value="0.923076923002959">
            <text:p>0.923076923</text:p>
          </table:table-cell>
          <table:table-cell table:formula="of:=STDEV([.T33];[.U33];[.V33];[.W33])" office:value-type="float" office:value="0.0384615384985207">
            <text:p>0.038461538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6_4.lp</text:p>
          </table:table-cell>
          <table:table-cell office:value-type="string">
            <text:p>42.0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0.070000000007">
            <text:p>0.07</text:p>
          </table:table-cell>
          <table:table-cell office:value-type="float" office:value="0.0699999999924">
            <text:p>0.07</text:p>
          </table:table-cell>
          <table:table-cell office:value-type="float" office:value="0.070000000007">
            <text:p>0.07</text:p>
          </table:table-cell>
          <table:table-cell office:value-type="float" office:value="0.0599999999977">
            <text:p>0.06</text:p>
          </table:table-cell>
          <table:table-cell office:value-type="float" office:value="0.0800000000017">
            <text:p>0.08</text:p>
          </table:table-cell>
          <table:table-cell table:style-name="ce4" table:formula="of:=AVERAGE([.H34:.L34])" office:value-type="float" office:value="0.07000000000116">
            <text:p>0.07</text:p>
          </table:table-cell>
          <table:table-cell table:style-name="ce7" table:formula="of:=STDEV([.H34];[.I34];[.J34];[.K34];[.L34])" office:value-type="float" office:value="0.00707106781327969">
            <text:p>0.0070710678</text:p>
          </table:table-cell>
          <table:table-cell table:style-name="ce7" table:formula="of:=([.H34]-[.$M34])/[.$N34]" office:value-type="float" office:value="0.000000000825901997567232">
            <text:p>8.25901997567232E-010</text:p>
          </table:table-cell>
          <table:table-cell table:style-name="ce7" table:formula="of:=([.I34]-[.$M34])/[.$N34]" office:value-type="float" office:value="-0.00000000123885005242749">
            <text:p>-1.23885005242749E-009</text:p>
          </table:table-cell>
          <table:table-cell table:style-name="ce7" table:formula="of:=([.J34]-[.$M34])/[.$N34]" office:value-type="float" office:value="0.000000000825901997567232">
            <text:p>8.25901997567232E-010</text:p>
          </table:table-cell>
          <table:table-cell table:style-name="ce7" table:formula="of:=([.K34]-[.$M34])/[.$N34]" office:value-type="float" office:value="-1.41421356257957">
            <text:p>-1.4142135626</text:p>
          </table:table-cell>
          <table:table-cell table:style-name="ce10" table:formula="of:=([.L34]-[.$M34])/[.$N34]" office:value-type="float" office:value="1.41421356216662">
            <text:p>1.4142135622</text:p>
          </table:table-cell>
          <table:table-cell table:formula="of:=[.H34]/[.$K34]" office:value-type="float" office:value="1.16666666682806">
            <text:p>1.1666666668</text:p>
          </table:table-cell>
          <table:table-cell table:formula="of:=[.I34]/[.$K34]" office:value-type="float" office:value="1.16666666658472">
            <text:p>1.1666666666</text:p>
          </table:table-cell>
          <table:table-cell table:formula="of:=[.J34]/[.$K34]" office:value-type="float" office:value="1.16666666682806">
            <text:p>1.1666666668</text:p>
          </table:table-cell>
          <table:table-cell table:formula="of:=[.L34]/[.$K34]" office:value-type="float" office:value="1.33333333341278">
            <text:p>1.3333333334</text:p>
          </table:table-cell>
          <table:table-cell table:formula="of:=MIN([.T34:.W34])" office:value-type="float" office:value="1.16666666658472">
            <text:p>1.1666666666</text:p>
          </table:table-cell>
          <table:table-cell table:formula="of:=STDEV([.T34];[.U34];[.V34];[.W34])" office:value-type="float" office:value="0.0833333333329166">
            <text:p>0.0833333333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0_10.lp</text:p>
          </table:table-cell>
          <table:table-cell office:value-type="string">
            <text:p>636.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0.37000000001">
            <text:p>0.37</text:p>
          </table:table-cell>
          <table:table-cell office:value-type="float" office:value="0.309999999998">
            <text:p>0.31</text:p>
          </table:table-cell>
          <table:table-cell office:value-type="float" office:value="0.319999999992">
            <text:p>0.32</text:p>
          </table:table-cell>
          <table:table-cell office:value-type="float" office:value="0.300000000003">
            <text:p>0.3</text:p>
          </table:table-cell>
          <table:table-cell office:value-type="float" office:value="0.330000000002">
            <text:p>0.33</text:p>
          </table:table-cell>
          <table:table-cell table:style-name="ce4" table:formula="of:=AVERAGE([.H35:.L35])" office:value-type="float" office:value="0.326000000001">
            <text:p>0.326</text:p>
          </table:table-cell>
          <table:table-cell table:style-name="ce7" table:formula="of:=STDEV([.H35];[.I35];[.J35];[.K35];[.L35])" office:value-type="float" office:value="0.0270185121763764">
            <text:p>0.0270185122</text:p>
          </table:table-cell>
          <table:table-cell table:style-name="ce7" table:formula="of:=([.H35]-[.$M35])/[.$N35]" office:value-type="float" office:value="1.62851306251687">
            <text:p>1.6285130625</text:p>
          </table:table-cell>
          <table:table-cell table:style-name="ce7" table:formula="of:=([.I35]-[.$M35])/[.$N35]" office:value-type="float" office:value="-0.592186568177858">
            <text:p>-0.5921865682</text:p>
          </table:table-cell>
          <table:table-cell table:style-name="ce7" table:formula="of:=([.J35]-[.$M35])/[.$N35]" office:value-type="float" office:value="-0.222069963358162">
            <text:p>-0.2220699634</text:p>
          </table:table-cell>
          <table:table-cell table:style-name="ce7" table:formula="of:=([.K35]-[.$M35])/[.$N35]" office:value-type="float" office:value="-0.962303173034564">
            <text:p>-0.962303173</text:p>
          </table:table-cell>
          <table:table-cell table:style-name="ce10" table:formula="of:=([.L35]-[.$M35])/[.$N35]" office:value-type="float" office:value="0.148046642053717">
            <text:p>0.1480466421</text:p>
          </table:table-cell>
          <table:table-cell table:formula="of:=[.H35]/[.$K35]" office:value-type="float" office:value="1.23333333335433">
            <text:p>1.2333333334</text:p>
          </table:table-cell>
          <table:table-cell table:formula="of:=[.I35]/[.$K35]" office:value-type="float" office:value="1.03333333331633">
            <text:p>1.0333333333</text:p>
          </table:table-cell>
          <table:table-cell table:formula="of:=[.J35]/[.$K35]" office:value-type="float" office:value="1.06666666662933">
            <text:p>1.0666666666</text:p>
          </table:table-cell>
          <table:table-cell table:formula="of:=[.L35]/[.$K35]" office:value-type="float" office:value="1.09999999999567">
            <text:p>1.1</text:p>
          </table:table-cell>
          <table:table-cell table:formula="of:=MIN([.T35:.W35])" office:value-type="float" office:value="1.03333333331633">
            <text:p>1.0333333333</text:p>
          </table:table-cell>
          <table:table-cell table:formula="of:=STDEV([.T35];[.U35];[.V35];[.W35])" office:value-type="float" office:value="0.0876651880101007">
            <text:p>0.087665188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0_10.lp</text:p>
          </table:table-cell>
          <table:table-cell office:value-type="string">
            <text:p>636.</text:p>
          </table:table-cell>
          <table:table-cell table:style-name="ce1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0.369999999995">
            <text:p>0.37</text:p>
          </table:table-cell>
          <table:table-cell office:value-type="float" office:value="0.37000000001">
            <text:p>0.37</text:p>
          </table:table-cell>
          <table:table-cell table:number-columns-repeated="2" office:value-type="float" office:value="0.369999999995">
            <text:p>0.37</text:p>
          </table:table-cell>
          <table:table-cell office:value-type="float" office:value="0.37000000001">
            <text:p>0.37</text:p>
          </table:table-cell>
          <table:table-cell table:style-name="ce4" table:formula="of:=AVERAGE([.H36:.L36])" office:value-type="float" office:value="0.370000000001">
            <text:p>0.37</text:p>
          </table:table-cell>
          <table:table-cell table:style-name="ce7" table:formula="of:=STDEV([.H36];[.I36];[.J36];[.K36];[.L36])" office:value-type="float" office:value="0.0000000000082158390424434">
            <text:p>8.2158390424434E-012</text:p>
          </table:table-cell>
          <table:table-cell table:style-name="ce7" table:formula="of:=([.H36]-[.$M36])/[.$N36]" office:value-type="float" office:value="-0.730300797293681">
            <text:p>-0.7303007973</text:p>
          </table:table-cell>
          <table:table-cell table:style-name="ce7" table:formula="of:=([.I36]-[.$M36])/[.$N36]" office:value-type="float" office:value="1.09544106103812">
            <text:p>1.095441061</text:p>
          </table:table-cell>
          <table:table-cell table:style-name="ce7" table:formula="of:=([.J36]-[.$M36])/[.$N36]" office:value-type="float" office:value="-0.730300797293681">
            <text:p>-0.7303007973</text:p>
          </table:table-cell>
          <table:table-cell table:style-name="ce7" table:formula="of:=([.K36]-[.$M36])/[.$N36]" office:value-type="float" office:value="-0.730300797293681">
            <text:p>-0.7303007973</text:p>
          </table:table-cell>
          <table:table-cell table:style-name="ce10" table:formula="of:=([.L36]-[.$M36])/[.$N36]" office:value-type="float" office:value="1.09544106103812">
            <text:p>1.095441061</text:p>
          </table:table-cell>
          <table:table-cell table:formula="of:=[.H36]/[.$K36]" office:value-type="float" office:value="1">
            <text:p>1</text:p>
          </table:table-cell>
          <table:table-cell table:formula="of:=[.I36]/[.$K36]" office:value-type="float" office:value="1.00000000004054">
            <text:p>1</text:p>
          </table:table-cell>
          <table:table-cell table:formula="of:=[.J36]/[.$K36]" office:value-type="float" office:value="1">
            <text:p>1</text:p>
          </table:table-cell>
          <table:table-cell table:formula="of:=[.L36]/[.$K36]" office:value-type="float" office:value="1.00000000004054">
            <text:p>1</text:p>
          </table:table-cell>
          <table:table-cell table:formula="of:=MIN([.T36:.W36])" office:value-type="float" office:value="1">
            <text:p>1</text:p>
          </table:table-cell>
          <table:table-cell table:formula="of:=STDEV([.T36];[.U36];[.V36];[.W36])" office:value-type="float" office:value="0.0000000000234060454236359">
            <text:p>2.34060454236359E-011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0_10.lp</text:p>
          </table:table-cell>
          <table:table-cell office:value-type="string">
            <text:p>636.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table:number-columns-repeated="2" office:value-type="float" office:value="0.309999999998">
            <text:p>0.31</text:p>
          </table:table-cell>
          <table:table-cell office:value-type="float" office:value="0.320000000007">
            <text:p>0.32</text:p>
          </table:table-cell>
          <table:table-cell office:value-type="float" office:value="0.309999999998">
            <text:p>0.31</text:p>
          </table:table-cell>
          <table:table-cell office:value-type="float" office:value="0.330000000002">
            <text:p>0.33</text:p>
          </table:table-cell>
          <table:table-cell table:style-name="ce4" table:formula="of:=AVERAGE([.H37:.L37])" office:value-type="float" office:value="0.3160000000006">
            <text:p>0.316</text:p>
          </table:table-cell>
          <table:table-cell table:style-name="ce7" table:formula="of:=STDEV([.H37];[.I37];[.J37];[.K37];[.L37])" office:value-type="float" office:value="0.00894427191257063">
            <text:p>0.0089442719</text:p>
          </table:table-cell>
          <table:table-cell table:style-name="ce7" table:formula="of:=([.H37]-[.$M37])/[.$N37]" office:value-type="float" office:value="-0.670820393347763">
            <text:p>-0.6708203933</text:p>
          </table:table-cell>
          <table:table-cell table:style-name="ce7" table:formula="of:=([.I37]-[.$M37])/[.$N37]" office:value-type="float" office:value="-0.670820393347763">
            <text:p>-0.6708203933</text:p>
          </table:table-cell>
          <table:table-cell table:style-name="ce7" table:formula="of:=([.J37]-[.$M37])/[.$N37]" office:value-type="float" office:value="0.447213596086932">
            <text:p>0.4472135961</text:p>
          </table:table-cell>
          <table:table-cell table:style-name="ce7" table:formula="of:=([.K37]-[.$M37])/[.$N37]" office:value-type="float" office:value="-0.670820393347763">
            <text:p>-0.6708203933</text:p>
          </table:table-cell>
          <table:table-cell table:style-name="ce10" table:formula="of:=([.L37]-[.$M37])/[.$N37]" office:value-type="float" office:value="1.56524758395637">
            <text:p>1.565247584</text:p>
          </table:table-cell>
          <table:table-cell table:formula="of:=[.H37]/[.$K37]" office:value-type="float" office:value="1">
            <text:p>1</text:p>
          </table:table-cell>
          <table:table-cell table:formula="of:=[.I37]/[.$K37]" office:value-type="float" office:value="1">
            <text:p>1</text:p>
          </table:table-cell>
          <table:table-cell table:formula="of:=[.J37]/[.$K37]" office:value-type="float" office:value="1.03225806454537">
            <text:p>1.0322580645</text:p>
          </table:table-cell>
          <table:table-cell table:formula="of:=[.L37]/[.$K37]" office:value-type="float" office:value="1.06451612904558">
            <text:p>1.064516129</text:p>
          </table:table-cell>
          <table:table-cell table:formula="of:=MIN([.T37:.W37])" office:value-type="float" office:value="1">
            <text:p>1</text:p>
          </table:table-cell>
          <table:table-cell table:formula="of:=STDEV([.T37];[.U37];[.V37];[.W37])" office:value-type="float" office:value="0.0308847454198364">
            <text:p>0.0308847454</text:p>
          </table:table-cell>
        </table:table-row>
        <table:table-row table:style-name="ro1">
          <table:table-cell table:number-columns-repeated="12"/>
          <table:table-cell table:style-name="ce4"/>
          <table:table-cell table:style-name="ce7" office:value-type="string">
            <text:p>AVG</text:p>
          </table:table-cell>
          <table:table-cell table:style-name="ce7" table:formula="of:=AVERAGE([.O2:.O37])" office:value-type="float" office:value="-0.302436471285933">
            <text:p>-0.3024364713</text:p>
          </table:table-cell>
          <table:table-cell table:style-name="ce7" table:formula="of:=AVERAGE([.P2:.P37])" office:value-type="float" office:value="-0.0480461236597228">
            <text:p>-0.0480461237</text:p>
          </table:table-cell>
          <table:table-cell table:style-name="ce7" table:formula="of:=AVERAGE([.Q2:.Q37])" office:value-type="float" office:value="-0.252420335272981">
            <text:p>-0.2524203353</text:p>
          </table:table-cell>
          <table:table-cell table:style-name="ce7" table:formula="of:=AVERAGE([.R2:.R37])" office:value-type="float" office:value="-0.345830306919138">
            <text:p>-0.3458303069</text:p>
          </table:table-cell>
          <table:table-cell table:style-name="ce10" table:formula="of:=AVERAGE([.S2:.S37])" office:value-type="float" office:value="0.948732674087642">
            <text:p>0.9487326741</text:p>
          </table:table-cell>
          <table:table-cell table:number-columns-repeated="4"/>
          <table:table-cell office:value-type="string">
            <text:p>AVG</text:p>
          </table:table-cell>
          <table:table-cell table:formula="of:=AVERAGE([.Y2:.Y37])" office:value-type="float" office:value="0.191139297181307">
            <text:p>0.1911392972</text:p>
          </table:table-cell>
        </table:table-row>
        <table:table-row table:style-name="ro1">
          <table:table-cell table:number-columns-repeated="12"/>
          <table:table-cell table:style-name="ce4"/>
          <table:table-cell table:style-name="ce7" office:value-type="string">
            <text:p>STDDEV</text:p>
          </table:table-cell>
          <table:table-cell table:style-name="ce7" table:formula="of:=STDEV([.O2];[.O3];[.O4];[.O5];[.O6];[.O7];[.O8];[.O9];[.O10];[.O11];#REF!;[.O12];[.O13];[.O14];[.O15];[.O16];[.O17];[.O18];[.O19];[.O20];[.O21];[.O22];[.O23];[.O24];[.O25];[.O26];[.O27];[.O28];[.O29];[.O30];[.O31];[.O32];[.O33];[.O34];[.O35];[.O36];[.O37];[.O38])" office:value-type="float" office:value="0">
            <text:p>Err:504</text:p>
          </table:table-cell>
          <table:table-cell table:style-name="ce7" table:formula="of:=STDEV([.P2];[.P3];[.P4];[.P5];[.P6];[.P7];[.P8];[.P9];[.P10];[.P11];#REF!;[.P12];[.P13];[.P14];[.P15];[.P16];[.P17];[.P18];[.P19];[.P20];[.P21];[.P22];[.P23];[.P24];[.P25];[.P26];[.P27];[.P28];[.P29];[.P30];[.P31];[.P32];[.P33];[.P34];[.P35];[.P36];[.P37];[.P38])" office:value-type="float" office:value="0">
            <text:p>Err:504</text:p>
          </table:table-cell>
          <table:table-cell table:style-name="ce7" table:formula="of:=STDEV([.Q2];[.Q3];[.Q4];[.Q5];[.Q6];[.Q7];[.Q8];[.Q9];[.Q10];[.Q11];#REF!;[.Q12];[.Q13];[.Q14];[.Q15];[.Q16];[.Q17];[.Q18];[.Q19];[.Q20];[.Q21];[.Q22];[.Q23];[.Q24];[.Q25];[.Q26];[.Q27];[.Q28];[.Q29];[.Q30];[.Q31];[.Q32];[.Q33];[.Q34];[.Q35];[.Q36];[.Q37];[.Q38])" office:value-type="float" office:value="0">
            <text:p>Err:504</text:p>
          </table:table-cell>
          <table:table-cell table:style-name="ce7" table:formula="of:=STDEV([.R2];[.R3];[.R4];[.R5];[.R6];[.R7];[.R8];[.R9];[.R10];[.R11];#REF!;[.R12];[.R13];[.R14];[.R15];[.R16];[.R17];[.R18];[.R19];[.R20];[.R21];[.R22];[.R23];[.R24];[.R25];[.R26];[.R27];[.R28];[.R29];[.R30];[.R31];[.R32];[.R33];[.R34];[.R35];[.R36];[.R37];[.R38])" office:value-type="float" office:value="0">
            <text:p>Err:504</text:p>
          </table:table-cell>
          <table:table-cell table:style-name="ce10" table:formula="of:=STDEV([.S2];[.S3];[.S4];[.S5];[.S6];[.S7];[.S8];[.S9];[.S10];[.S11];#REF!;[.S12];[.S13];[.S14];[.S15];[.S16];[.S17];[.S18];[.S19];[.S20];[.S21];[.S22];[.S23];[.S24];[.S25];[.S26];[.S27];[.S28];[.S29];[.S30];[.S31];[.S32];[.S33];[.S34];[.S35];[.S36];[.S37];[.S38])" office:value-type="float" office:value="0">
            <text:p>Err:504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4"/>
          <table:table-cell table:style-name="ce7" office:value-type="string">
            <text:p>&lt;0</text:p>
          </table:table-cell>
          <table:table-cell table:style-name="ce7" table:formula="of:=COUNTIF([.O2:.O37];&quot;&lt;0&quot;)" office:value-type="float" office:value="25">
            <text:p>25</text:p>
          </table:table-cell>
          <table:table-cell table:style-name="ce7" table:formula="of:=COUNTIF([.P2:.P37];&quot;&lt;0&quot;)" office:value-type="float" office:value="21">
            <text:p>21</text:p>
          </table:table-cell>
          <table:table-cell table:style-name="ce7" table:formula="of:=COUNTIF([.Q2:.Q37];&quot;&lt;0&quot;)" office:value-type="float" office:value="24">
            <text:p>24</text:p>
          </table:table-cell>
          <table:table-cell table:style-name="ce7" table:formula="of:=COUNTIF([.R2:.R37];&quot;&lt;0&quot;)" office:value-type="float" office:value="24">
            <text:p>24</text:p>
          </table:table-cell>
          <table:table-cell table:style-name="ce10" table:formula="of:=COUNTIF([.S2:.S37];&quot;&lt;0&quot;)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5"/>
          <table:table-cell table:style-name="ce8" office:value-type="string">
            <text:p>&gt;0</text:p>
          </table:table-cell>
          <table:table-cell table:style-name="ce8" table:formula="of:=COUNTIF([.O3:.O38];&quot;&gt;=0&quot;)" office:value-type="float" office:value="11">
            <text:p>11</text:p>
          </table:table-cell>
          <table:table-cell table:style-name="ce8" table:formula="of:=COUNTIF([.P3:.P38];&quot;&gt;=0&quot;)" office:value-type="float" office:value="15">
            <text:p>15</text:p>
          </table:table-cell>
          <table:table-cell table:style-name="ce8" table:formula="of:=COUNTIF([.Q3:.Q38];&quot;&gt;=0&quot;)" office:value-type="float" office:value="12">
            <text:p>12</text:p>
          </table:table-cell>
          <table:table-cell table:style-name="ce8" table:formula="of:=COUNTIF([.R3:.R38];&quot;&gt;=0&quot;)" office:value-type="float" office:value="11">
            <text:p>11</text:p>
          </table:table-cell>
          <table:table-cell table:style-name="ce11" table:formula="of:=COUNTIF([.S3:.S38];&quot;&gt;=0&quot;)" office:value-type="float" office:value="33">
            <text:p>33</text:p>
          </table:table-cell>
          <table:table-cell table:number-columns-repeated="6"/>
        </table:table-row>
        <table:table-row table:style-name="ro2" table:number-rows-repeated="7">
          <table:table-cell table:number-columns-repeated="25"/>
        </table:table-row>
        <table:table-row table:style-name="ro1" table:number-rows-repeated="10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de" number:country="AT">öS</number:currency-symbol>
      <number:text> </number:text>
      <number:number number: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de" number:country="AT">öS</number:currency-symbol>
      <number:text> </number:text>
      <number:number number: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de" number:country="AT">öS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de" number:country="AT">öS</number:currency-symbol>
      <number:text> </number:text>
      <number:number number:decimal-places="2" number:min-integer-digits="1" number:decimal-replacement="--" number:grouping="true"/>
    </number:currency-style>
    <number:currency-style style:name="N125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integer-digits="1" number:decimal-replacement="--" number:grouping="true"/>
      <style:map style:condition="value()&gt;=0" style:apply-style-name="N125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3T23:14:15</dc:date>
    <dc:creator>Dino Rossegger</dc:creator>
    <meta:generator>LibreOffice/3.5$Linux_X86_64 LibreOffice_project/350m1$Build-2</meta:generator>
    <meta:editing-duration>PT3M55S</meta:editing-duration>
    <meta:editing-cycles>2</meta:editing-cycles>
    <meta:document-statistic meta:table-count="3" meta:cell-count="2304" meta:object-count="0"/>
  </office:meta>
</office:document-meta>
</file>